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70000010250000068859AB8DC2.svm"/>
  <manifest:file-entry manifest:media-type="" manifest:full-path="Pictures/200000310000032F000002D5B090ED8E.svm"/>
  <manifest:file-entry manifest:media-type="" manifest:full-path="Pictures/200000D200000A200000073A74AAE5B9.svm"/>
  <manifest:file-entry manifest:media-type="" manifest:full-path="Pictures/20000144000010A300000857FD4FF24A.svm"/>
  <manifest:file-entry manifest:media-type="" manifest:full-path="Pictures/2000010E000008D700000EAEDC24955D.svm"/>
  <manifest:file-entry manifest:media-type="" manifest:full-path="Pictures/200001740000162C000015C7EE662F73.svm"/>
  <manifest:file-entry manifest:media-type="" manifest:full-path="Pictures/200004130000296D0000080B84DBA33B.svm"/>
  <manifest:file-entry manifest:media-type="" manifest:full-path="Pictures/200001BD000014690000085BBBCBBACA.svm"/>
  <manifest:file-entry manifest:media-type="" manifest:full-path="Pictures/2000004A00001C2B000025700CE9E153.svm"/>
  <manifest:file-entry manifest:media-type="" manifest:full-path="Pictures/200002A700001C2F00000692A312314E.svm"/>
  <manifest:file-entry manifest:media-type="" manifest:full-path="Pictures/200000D100000A200000073A29DA238A.svm"/>
  <manifest:file-entry manifest:media-type="" manifest:full-path="Pictures/2000005B000005DB000004CCFC8218BF.svm"/>
  <manifest:file-entry manifest:media-type="" manifest:full-path="Pictures/2000011B00000D63000012E8E2656A73.svm"/>
  <manifest:file-entry manifest:media-type="" manifest:full-path="Pictures/2000039C0000348500001D7381608C71.svm"/>
  <manifest:file-entry manifest:media-type="" manifest:full-path="Pictures/200034E200005F4B00005DCF9F9860AA.svm"/>
  <manifest:file-entry manifest:media-type="" manifest:full-path="Pictures/2000005F00000A2D000004AE800E7605.svm"/>
  <manifest:file-entry manifest:media-type="" manifest:full-path="Pictures/200000D100000A21000006FF1CA1BF35.svm"/>
  <manifest:file-entry manifest:media-type="" manifest:full-path="Pictures/200000590000054D0000043182A38B7E.svm"/>
  <manifest:file-entry manifest:media-type="" manifest:full-path="Pictures/200000D200000A20000006FFA44680F6.svm"/>
  <manifest:file-entry manifest:media-type="" manifest:full-path="Pictures/200001CE00001683000008AA0018403E.svm"/>
  <manifest:file-entry manifest:media-type="" manifest:full-path="Pictures/2000003B00000BD300000B1E95CEEA75.svm"/>
  <manifest:file-entry manifest:media-type="" manifest:full-path="Pictures/2000008E000010A3000005DF003D5ECC.svm"/>
  <manifest:file-entry manifest:media-type="" manifest:full-path="Pictures/200000260000067C0000067C8A572C90.svm"/>
  <manifest:file-entry manifest:media-type="" manifest:full-path="Pictures/2000005B0000049B00000419411869D6.svm"/>
  <manifest:file-entry manifest:media-type="" manifest:full-path="Pictures/20000245000018920000068A8C814740.svm"/>
  <manifest:file-entry manifest:media-type="image/jpeg" manifest:full-path="Pictures/10000000000001880000019041C843C2.jpg"/>
  <manifest:file-entry manifest:media-type="" manifest:full-path="Pictures/2000005A000005DC000004AC64729B65.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9" style:family="table">
      <style:table-properties style:width="17.009cm" fo:margin-left="0cm" fo:margin-right="-0.011cm" table:align="margins"/>
    </style:style>
    <style:style style:name="Таблица9.A" style:family="table-column">
      <style:table-column-properties style:column-width="6.733cm" style:rel-column-width="25940*"/>
    </style:style>
    <style:style style:name="Таблица9.B" style:family="table-column">
      <style:table-column-properties style:column-width="10.276cm" style:rel-column-width="39595*"/>
    </style:style>
    <style:style style:name="Таблица9.A1" style:family="table-cell">
      <style:table-cell-properties fo:padding="0.097cm" fo:border="none"/>
    </style:style>
    <style:style style:name="Таблица10" style:family="table">
      <style:table-properties style:width="17.009cm" fo:margin-left="0cm" fo:margin-right="-0.011cm" table:align="margins"/>
    </style:style>
    <style:style style:name="Таблица10.A" style:family="table-column">
      <style:table-column-properties style:column-width="0.968cm" style:rel-column-width="3731*"/>
    </style:style>
    <style:style style:name="Таблица10.B" style:family="table-column">
      <style:table-column-properties style:column-width="2.009cm" style:rel-column-width="7740*"/>
    </style:style>
    <style:style style:name="Таблица10.C" style:family="table-column">
      <style:table-column-properties style:column-width="5.521cm" style:rel-column-width="21271*"/>
    </style:style>
    <style:style style:name="Таблица10.D" style:family="table-column">
      <style:table-column-properties style:column-width="0.975cm" style:rel-column-width="3758*"/>
    </style:style>
    <style:style style:name="Таблица10.E" style:family="table-column">
      <style:table-column-properties style:column-width="2.03cm" style:rel-column-width="7822*"/>
    </style:style>
    <style:style style:name="Таблица10.F" style:family="table-column">
      <style:table-column-properties style:column-width="5.505cm" style:rel-column-width="21213*"/>
    </style:style>
    <style:style style:name="Таблица10.A1" style:family="table-cell">
      <style:table-cell-properties fo:padding="0.097cm" fo:border-left="0.002cm solid #000000" fo:border-right="none" fo:border-top="0.002cm solid #000000" fo:border-bottom="0.002cm solid #000000"/>
    </style:style>
    <style:style style:name="Таблица10.F1" style:family="table-cell">
      <style:table-cell-properties fo:padding="0.097cm" fo:border="0.002cm solid #000000"/>
    </style:style>
    <style:style style:name="Таблица10.A2" style:family="table-cell" style:data-style-name="N0">
      <style:table-cell-properties fo:padding="0.097cm" fo:border-left="0.002cm solid #000000" fo:border-right="none" fo:border-top="none" fo:border-bottom="0.002cm solid #000000"/>
    </style:style>
    <style:style style:name="Таблица10.B2" style:family="table-cell">
      <style:table-cell-properties fo:padding="0.097cm" fo:border-left="0.002cm solid #000000" fo:border-right="none" fo:border-top="none" fo:border-bottom="0.002cm solid #000000"/>
    </style:style>
    <style:style style:name="Таблица10.F2" style:family="table-cell">
      <style:table-cell-properties fo:padding="0.097cm" fo:border-left="0.002cm solid #000000" fo:border-right="0.002cm solid #000000" fo:border-top="none" fo:border-bottom="0.002cm solid #000000"/>
    </style:style>
    <style:style style:name="Таблица11" style:family="table">
      <style:table-properties style:width="17.009cm" fo:margin-left="0cm" fo:margin-right="-0.011cm" table:align="margins"/>
    </style:style>
    <style:style style:name="Таблица11.A" style:family="table-column">
      <style:table-column-properties style:column-width="7.796cm" style:rel-column-width="30038*"/>
    </style:style>
    <style:style style:name="Таблица11.B" style:family="table-column">
      <style:table-column-properties style:column-width="9.213cm" style:rel-column-width="35497*"/>
    </style:style>
    <style:style style:name="Таблица11.A1" style:family="table-cell">
      <style:table-cell-properties fo:padding="0.097cm" fo:border="none"/>
    </style:style>
    <style:style style:name="Таблица12" style:family="table">
      <style:table-properties style:width="17.009cm" fo:margin-left="0cm" fo:margin-right="-0.011cm" table:align="margins"/>
    </style:style>
    <style:style style:name="Таблица12.A" style:family="table-column">
      <style:table-column-properties style:column-width="0.968cm" style:rel-column-width="3731*"/>
    </style:style>
    <style:style style:name="Таблица12.B" style:family="table-column">
      <style:table-column-properties style:column-width="2.009cm" style:rel-column-width="7740*"/>
    </style:style>
    <style:style style:name="Таблица12.C" style:family="table-column">
      <style:table-column-properties style:column-width="5.521cm" style:rel-column-width="21271*"/>
    </style:style>
    <style:style style:name="Таблица12.D" style:family="table-column">
      <style:table-column-properties style:column-width="0.975cm" style:rel-column-width="3758*"/>
    </style:style>
    <style:style style:name="Таблица12.E" style:family="table-column">
      <style:table-column-properties style:column-width="2.03cm" style:rel-column-width="7822*"/>
    </style:style>
    <style:style style:name="Таблица12.F" style:family="table-column">
      <style:table-column-properties style:column-width="5.505cm" style:rel-column-width="21213*"/>
    </style:style>
    <style:style style:name="Таблица12.A1" style:family="table-cell">
      <style:table-cell-properties fo:padding="0.097cm" fo:border-left="0.002cm solid #000000" fo:border-right="none" fo:border-top="0.002cm solid #000000" fo:border-bottom="0.002cm solid #000000"/>
    </style:style>
    <style:style style:name="Таблица12.F1" style:family="table-cell">
      <style:table-cell-properties fo:padding="0.097cm" fo:border="0.002cm solid #000000"/>
    </style:style>
    <style:style style:name="Таблица12.A2" style:family="table-cell" style:data-style-name="N0">
      <style:table-cell-properties fo:padding="0.097cm" fo:border-left="0.002cm solid #000000" fo:border-right="none" fo:border-top="none" fo:border-bottom="0.002cm solid #000000"/>
    </style:style>
    <style:style style:name="Таблица12.B2" style:family="table-cell">
      <style:table-cell-properties fo:padding="0.097cm" fo:border-left="0.002cm solid #000000" fo:border-right="none" fo:border-top="none" fo:border-bottom="0.002cm solid #000000"/>
    </style:style>
    <style:style style:name="Таблица12.F2" style:family="table-cell">
      <style:table-cell-properties fo:padding="0.097cm" fo:border-left="0.002cm solid #000000" fo:border-right="0.002cm solid #000000" fo:border-top="none" fo:border-bottom="0.002cm solid #000000"/>
    </style:style>
    <style:style style:name="Таблица13" style:family="table">
      <style:table-properties style:width="17.009cm" fo:margin-left="0cm" fo:margin-right="-0.011cm" table:align="margins"/>
    </style:style>
    <style:style style:name="Таблица13.A" style:family="table-column">
      <style:table-column-properties style:column-width="5.953cm" style:rel-column-width="22936*"/>
    </style:style>
    <style:style style:name="Таблица13.B" style:family="table-column">
      <style:table-column-properties style:column-width="11.056cm" style:rel-column-width="42599*"/>
    </style:style>
    <style:style style:name="Таблица13.A1" style:family="table-cell">
      <style:table-cell-properties fo:padding="0.097cm" fo:border="none"/>
    </style:style>
    <style:style style:name="Таблица14" style:family="table">
      <style:table-properties style:width="17.009cm" fo:margin-left="0cm" fo:margin-right="-0.011cm" table:align="margins"/>
    </style:style>
    <style:style style:name="Таблица14.A" style:family="table-column">
      <style:table-column-properties style:column-width="0.967cm" style:rel-column-width="3724*"/>
    </style:style>
    <style:style style:name="Таблица14.B" style:family="table-column">
      <style:table-column-properties style:column-width="2.009cm" style:rel-column-width="7740*"/>
    </style:style>
    <style:style style:name="Таблица14.C" style:family="table-column">
      <style:table-column-properties style:column-width="5.521cm" style:rel-column-width="21271*"/>
    </style:style>
    <style:style style:name="Таблица14.D" style:family="table-column">
      <style:table-column-properties style:column-width="0.975cm" style:rel-column-width="3758*"/>
    </style:style>
    <style:style style:name="Таблица14.E" style:family="table-column">
      <style:table-column-properties style:column-width="2.03cm" style:rel-column-width="7822*"/>
    </style:style>
    <style:style style:name="Таблица14.F" style:family="table-column">
      <style:table-column-properties style:column-width="5.507cm" style:rel-column-width="21220*"/>
    </style:style>
    <style:style style:name="Таблица14.A1" style:family="table-cell">
      <style:table-cell-properties fo:padding="0.097cm" fo:border-left="0.002cm solid #000000" fo:border-right="none" fo:border-top="0.002cm solid #000000" fo:border-bottom="0.002cm solid #000000"/>
    </style:style>
    <style:style style:name="Таблица14.F1" style:family="table-cell">
      <style:table-cell-properties fo:padding="0.097cm" fo:border="0.002cm solid #000000"/>
    </style:style>
    <style:style style:name="Таблица14.A2" style:family="table-cell" style:data-style-name="N0">
      <style:table-cell-properties fo:padding="0.097cm" fo:border-left="0.002cm solid #000000" fo:border-right="none" fo:border-top="none" fo:border-bottom="0.002cm solid #000000"/>
    </style:style>
    <style:style style:name="Таблица14.B2" style:family="table-cell">
      <style:table-cell-properties fo:padding="0.097cm" fo:border-left="0.002cm solid #000000" fo:border-right="none" fo:border-top="none" fo:border-bottom="0.002cm solid #000000"/>
    </style:style>
    <style:style style:name="Таблица14.F2" style:family="table-cell">
      <style:table-cell-properties fo:padding="0.097cm" fo:border-left="0.002cm solid #000000" fo:border-right="0.002cm solid #000000" fo:border-top="none" fo:border-bottom="0.002cm solid #000000"/>
    </style:style>
    <style:style style:name="Таблица15" style:family="table">
      <style:table-properties style:width="17.009cm" fo:margin-left="0cm" fo:margin-right="-0.011cm" table:align="margins"/>
    </style:style>
    <style:style style:name="Таблица15.A" style:family="table-column">
      <style:table-column-properties style:column-width="3.614cm" style:rel-column-width="13925*"/>
    </style:style>
    <style:style style:name="Таблица15.B" style:family="table-column">
      <style:table-column-properties style:column-width="13.395cm" style:rel-column-width="51610*"/>
    </style:style>
    <style:style style:name="Таблица15.A1" style:family="table-cell">
      <style:table-cell-properties fo:padding="0.097cm" fo:border="none"/>
    </style:style>
    <style:style style:name="Таблица16" style:family="table">
      <style:table-properties style:width="17.009cm" fo:margin-left="0cm" fo:margin-right="-0.011cm" table:align="margins"/>
    </style:style>
    <style:style style:name="Таблица16.A" style:family="table-column">
      <style:table-column-properties style:column-width="0.965cm" style:rel-column-width="3717*"/>
    </style:style>
    <style:style style:name="Таблица16.B" style:family="table-column">
      <style:table-column-properties style:column-width="2.009cm" style:rel-column-width="7740*"/>
    </style:style>
    <style:style style:name="Таблица16.C" style:family="table-column">
      <style:table-column-properties style:column-width="5.521cm" style:rel-column-width="21271*"/>
    </style:style>
    <style:style style:name="Таблица16.D" style:family="table-column">
      <style:table-column-properties style:column-width="0.975cm" style:rel-column-width="3758*"/>
    </style:style>
    <style:style style:name="Таблица16.E" style:family="table-column">
      <style:table-column-properties style:column-width="2.03cm" style:rel-column-width="7822*"/>
    </style:style>
    <style:style style:name="Таблица16.F" style:family="table-column">
      <style:table-column-properties style:column-width="5.509cm" style:rel-column-width="21227*"/>
    </style:style>
    <style:style style:name="Таблица16.A1" style:family="table-cell">
      <style:table-cell-properties fo:padding="0.097cm" fo:border-left="0.002cm solid #000000" fo:border-right="none" fo:border-top="0.002cm solid #000000" fo:border-bottom="0.002cm solid #000000"/>
    </style:style>
    <style:style style:name="Таблица16.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Таблица16.F1" style:family="table-cell">
      <style:table-cell-properties fo:padding="0.097cm" fo:border="0.002cm solid #000000"/>
    </style:style>
    <style:style style:name="Таблица16.A2" style:family="table-cell" style:data-style-name="N0">
      <style:table-cell-properties fo:padding="0.097cm" fo:border-left="0.002cm solid #000000" fo:border-right="none" fo:border-top="none" fo:border-bottom="0.002cm solid #000000"/>
    </style:style>
    <style:style style:name="Таблица16.B2" style:family="table-cell">
      <style:table-cell-properties fo:padding="0.097cm" fo:border-left="0.002cm solid #000000" fo:border-right="none" fo:border-top="none" fo:border-bottom="0.002cm solid #000000"/>
    </style:style>
    <style:style style:name="Таблица16.F2" style:family="table-cell">
      <style:table-cell-properties fo:padding="0.097cm" fo:border-left="0.002cm solid #000000" fo:border-right="0.002cm solid #000000" fo:border-top="none" fo:border-bottom="0.002cm solid #000000"/>
    </style:style>
    <style:style style:name="Таблица17" style:family="table">
      <style:table-properties style:width="17.009cm" fo:margin-left="0cm" fo:margin-right="-0.011cm" table:align="margins"/>
    </style:style>
    <style:style style:name="Таблица17.A" style:family="table-column">
      <style:table-column-properties style:column-width="3.614cm" style:rel-column-width="13925*"/>
    </style:style>
    <style:style style:name="Таблица17.B" style:family="table-column">
      <style:table-column-properties style:column-width="13.395cm" style:rel-column-width="51610*"/>
    </style:style>
    <style:style style:name="Таблица17.A1" style:family="table-cell">
      <style:table-cell-properties fo:padding="0.097cm" fo:border="none"/>
    </style:style>
    <style:style style:name="Таблица18" style:family="table">
      <style:table-properties style:width="17.009cm" fo:margin-left="0cm" fo:margin-right="-0.011cm" table:align="margins"/>
    </style:style>
    <style:style style:name="Таблица18.A" style:family="table-column">
      <style:table-column-properties style:column-width="0.968cm" style:rel-column-width="3731*"/>
    </style:style>
    <style:style style:name="Таблица18.B" style:family="table-column">
      <style:table-column-properties style:column-width="2.009cm" style:rel-column-width="7740*"/>
    </style:style>
    <style:style style:name="Таблица18.C" style:family="table-column">
      <style:table-column-properties style:column-width="5.521cm" style:rel-column-width="21271*"/>
    </style:style>
    <style:style style:name="Таблица18.D" style:family="table-column">
      <style:table-column-properties style:column-width="0.975cm" style:rel-column-width="3758*"/>
    </style:style>
    <style:style style:name="Таблица18.E" style:family="table-column">
      <style:table-column-properties style:column-width="2.03cm" style:rel-column-width="7822*"/>
    </style:style>
    <style:style style:name="Таблица18.F" style:family="table-column">
      <style:table-column-properties style:column-width="5.505cm" style:rel-column-width="21213*"/>
    </style:style>
    <style:style style:name="Таблица18.A1" style:family="table-cell">
      <style:table-cell-properties fo:padding="0.097cm" fo:border-left="0.002cm solid #000000" fo:border-right="none" fo:border-top="0.002cm solid #000000" fo:border-bottom="0.002cm solid #000000"/>
    </style:style>
    <style:style style:name="Таблица18.F1" style:family="table-cell">
      <style:table-cell-properties fo:padding="0.097cm" fo:border="0.002cm solid #000000"/>
    </style:style>
    <style:style style:name="Таблица18.A2" style:family="table-cell" style:data-style-name="N0">
      <style:table-cell-properties fo:padding="0.097cm" fo:border-left="0.002cm solid #000000" fo:border-right="none" fo:border-top="none" fo:border-bottom="0.002cm solid #000000"/>
    </style:style>
    <style:style style:name="Таблица18.B2" style:family="table-cell">
      <style:table-cell-properties fo:padding="0.097cm" fo:border-left="0.002cm solid #000000" fo:border-right="none" fo:border-top="none" fo:border-bottom="0.002cm solid #000000"/>
    </style:style>
    <style:style style:name="Таблица18.F2" style:family="table-cell">
      <style:table-cell-properties fo:padding="0.097cm" fo:border-left="0.002cm solid #000000" fo:border-right="0.002cm solid #000000" fo:border-top="none" fo:border-bottom="0.002cm solid #000000"/>
    </style:style>
    <style:style style:name="Таблица19" style:family="table">
      <style:table-properties style:width="17.009cm" fo:margin-left="0cm" fo:margin-right="-0.011cm" table:align="margins"/>
    </style:style>
    <style:style style:name="Таблица19.A" style:family="table-column">
      <style:table-column-properties style:column-width="4.701cm" style:rel-column-width="18111*"/>
    </style:style>
    <style:style style:name="Таблица19.B" style:family="table-column">
      <style:table-column-properties style:column-width="12.308cm" style:rel-column-width="47424*"/>
    </style:style>
    <style:style style:name="Таблица19.A1" style:family="table-cell">
      <style:table-cell-properties fo:padding="0.097cm" fo:border="none"/>
    </style:style>
    <style:style style:name="Таблица20" style:family="table">
      <style:table-properties style:width="17.009cm" fo:margin-left="0cm" fo:margin-right="-0.011cm" table:align="margins"/>
    </style:style>
    <style:style style:name="Таблица20.A" style:family="table-column">
      <style:table-column-properties style:column-width="0.968cm" style:rel-column-width="3731*"/>
    </style:style>
    <style:style style:name="Таблица20.B" style:family="table-column">
      <style:table-column-properties style:column-width="2.009cm" style:rel-column-width="7740*"/>
    </style:style>
    <style:style style:name="Таблица20.C" style:family="table-column">
      <style:table-column-properties style:column-width="5.521cm" style:rel-column-width="21271*"/>
    </style:style>
    <style:style style:name="Таблица20.D" style:family="table-column">
      <style:table-column-properties style:column-width="0.975cm" style:rel-column-width="3758*"/>
    </style:style>
    <style:style style:name="Таблица20.E" style:family="table-column">
      <style:table-column-properties style:column-width="2.03cm" style:rel-column-width="7822*"/>
    </style:style>
    <style:style style:name="Таблица20.F" style:family="table-column">
      <style:table-column-properties style:column-width="5.505cm" style:rel-column-width="21213*"/>
    </style:style>
    <style:style style:name="Таблица20.A1" style:family="table-cell">
      <style:table-cell-properties fo:padding="0.097cm" fo:border-left="0.002cm solid #000000" fo:border-right="none" fo:border-top="0.002cm solid #000000" fo:border-bottom="0.002cm solid #000000"/>
    </style:style>
    <style:style style:name="Таблица20.F1" style:family="table-cell">
      <style:table-cell-properties fo:padding="0.097cm" fo:border="0.002cm solid #000000"/>
    </style:style>
    <style:style style:name="Таблица20.A2" style:family="table-cell" style:data-style-name="N0">
      <style:table-cell-properties fo:padding="0.097cm" fo:border-left="0.002cm solid #000000" fo:border-right="none" fo:border-top="none" fo:border-bottom="0.002cm solid #000000"/>
    </style:style>
    <style:style style:name="Таблица20.B2" style:family="table-cell">
      <style:table-cell-properties fo:padding="0.097cm" fo:border-left="0.002cm solid #000000" fo:border-right="none" fo:border-top="none" fo:border-bottom="0.002cm solid #000000"/>
    </style:style>
    <style:style style:name="Таблица20.F2" style:family="table-cell">
      <style:table-cell-properties fo:padding="0.097cm" fo:border-left="0.002cm solid #000000" fo:border-right="0.002cm solid #000000" fo:border-top="none" fo:border-bottom="0.002cm solid #000000"/>
    </style:style>
    <style:style style:name="Таблица7" style:family="table">
      <style:table-properties style:width="17.009cm" fo:margin-left="0cm" fo:margin-right="-0.011cm" table:align="margins"/>
    </style:style>
    <style:style style:name="Таблица7.A" style:family="table-column">
      <style:table-column-properties style:column-width="4.748cm" style:rel-column-width="18295*"/>
    </style:style>
    <style:style style:name="Таблица7.B" style:family="table-column">
      <style:table-column-properties style:column-width="12.261cm" style:rel-column-width="47240*"/>
    </style:style>
    <style:style style:name="Таблица7.A1" style:family="table-cell">
      <style:table-cell-properties fo:padding="0.097cm" fo:border="none"/>
    </style:style>
    <style:style style:name="Таблица21" style:family="table">
      <style:table-properties style:width="17.009cm" fo:margin-left="0cm" fo:margin-right="-0.011cm" table:align="margins"/>
    </style:style>
    <style:style style:name="Таблица21.A" style:family="table-column">
      <style:table-column-properties style:column-width="0.968cm" style:rel-column-width="3731*"/>
    </style:style>
    <style:style style:name="Таблица21.B" style:family="table-column">
      <style:table-column-properties style:column-width="2.009cm" style:rel-column-width="7740*"/>
    </style:style>
    <style:style style:name="Таблица21.C" style:family="table-column">
      <style:table-column-properties style:column-width="5.521cm" style:rel-column-width="21271*"/>
    </style:style>
    <style:style style:name="Таблица21.D" style:family="table-column">
      <style:table-column-properties style:column-width="0.975cm" style:rel-column-width="3758*"/>
    </style:style>
    <style:style style:name="Таблица21.E" style:family="table-column">
      <style:table-column-properties style:column-width="2.03cm" style:rel-column-width="7822*"/>
    </style:style>
    <style:style style:name="Таблица21.F" style:family="table-column">
      <style:table-column-properties style:column-width="5.505cm" style:rel-column-width="21213*"/>
    </style:style>
    <style:style style:name="Таблица21.A1" style:family="table-cell">
      <style:table-cell-properties fo:padding="0.097cm" fo:border-left="0.002cm solid #000000" fo:border-right="none" fo:border-top="0.002cm solid #000000" fo:border-bottom="0.002cm solid #000000"/>
    </style:style>
    <style:style style:name="Таблица21.F1" style:family="table-cell">
      <style:table-cell-properties fo:padding="0.097cm" fo:border="0.002cm solid #000000"/>
    </style:style>
    <style:style style:name="Таблица21.A2" style:family="table-cell" style:data-style-name="N0">
      <style:table-cell-properties fo:padding="0.097cm" fo:border-left="0.002cm solid #000000" fo:border-right="none" fo:border-top="none" fo:border-bottom="0.002cm solid #000000"/>
    </style:style>
    <style:style style:name="Таблица21.B2" style:family="table-cell">
      <style:table-cell-properties fo:padding="0.097cm" fo:border-left="0.002cm solid #000000" fo:border-right="none" fo:border-top="none" fo:border-bottom="0.002cm solid #000000"/>
    </style:style>
    <style:style style:name="Таблица21.F2" style:family="table-cell">
      <style:table-cell-properties fo:padding="0.097cm" fo:border-left="0.002cm solid #000000" fo:border-right="0.002cm solid #000000" fo:border-top="none" fo:border-bottom="0.002cm solid #000000"/>
    </style:style>
    <style:style style:name="Таблица22" style:family="table">
      <style:table-properties style:width="17.009cm" fo:margin-left="0cm" fo:margin-right="-0.011cm" table:align="margins"/>
    </style:style>
    <style:style style:name="Таблица22.A" style:family="table-column">
      <style:table-column-properties style:column-width="2.953cm" style:rel-column-width="11376*"/>
    </style:style>
    <style:style style:name="Таблица22.B" style:family="table-column">
      <style:table-column-properties style:column-width="14.056cm" style:rel-column-width="54159*"/>
    </style:style>
    <style:style style:name="Таблица22.A1" style:family="table-cell">
      <style:table-cell-properties fo:padding="0.097cm" fo:border="none"/>
    </style:style>
    <style:style style:name="Таблица23" style:family="table">
      <style:table-properties style:width="17.009cm" fo:margin-left="0cm" fo:margin-right="-0.011cm" table:align="margins"/>
    </style:style>
    <style:style style:name="Таблица23.A" style:family="table-column">
      <style:table-column-properties style:column-width="0.967cm" style:rel-column-width="3724*"/>
    </style:style>
    <style:style style:name="Таблица23.B" style:family="table-column">
      <style:table-column-properties style:column-width="1.727cm" style:rel-column-width="6653*"/>
    </style:style>
    <style:style style:name="Таблица23.C" style:family="table-column">
      <style:table-column-properties style:column-width="5.803cm" style:rel-column-width="22359*"/>
    </style:style>
    <style:style style:name="Таблица23.D" style:family="table-column">
      <style:table-column-properties style:column-width="0.975cm" style:rel-column-width="3758*"/>
    </style:style>
    <style:style style:name="Таблица23.E" style:family="table-column">
      <style:table-column-properties style:column-width="1.75cm" style:rel-column-width="6741*"/>
    </style:style>
    <style:style style:name="Таблица23.F" style:family="table-column">
      <style:table-column-properties style:column-width="5.787cm" style:rel-column-width="22300*"/>
    </style:style>
    <style:style style:name="Таблица23.A1" style:family="table-cell">
      <style:table-cell-properties fo:padding="0.097cm" fo:border-left="0.002cm solid #000000" fo:border-right="none" fo:border-top="0.002cm solid #000000" fo:border-bottom="0.002cm solid #000000"/>
    </style:style>
    <style:style style:name="Таблица23.F1" style:family="table-cell">
      <style:table-cell-properties fo:padding="0.097cm" fo:border="0.002cm solid #000000"/>
    </style:style>
    <style:style style:name="Таблица23.A2" style:family="table-cell" style:data-style-name="N0">
      <style:table-cell-properties fo:padding="0.097cm" fo:border-left="0.002cm solid #000000" fo:border-right="none" fo:border-top="none" fo:border-bottom="0.002cm solid #000000"/>
    </style:style>
    <style:style style:name="Таблица23.B2" style:family="table-cell">
      <style:table-cell-properties fo:padding="0.097cm" fo:border-left="0.002cm solid #000000" fo:border-right="none" fo:border-top="none" fo:border-bottom="0.002cm solid #000000"/>
    </style:style>
    <style:style style:name="Таблица23.F2" style:family="table-cell">
      <style:table-cell-properties fo:padding="0.097cm" fo:border-left="0.002cm solid #000000" fo:border-right="0.002cm solid #000000" fo:border-top="none" fo:border-bottom="0.002cm solid #000000"/>
    </style:style>
    <style:style style:name="Таблица24" style:family="table">
      <style:table-properties style:width="17.009cm" fo:margin-left="0cm" fo:margin-right="-0.011cm" table:align="margins"/>
    </style:style>
    <style:style style:name="Таблица24.A" style:family="table-column">
      <style:table-column-properties style:column-width="2.432cm" style:rel-column-width="9371*"/>
    </style:style>
    <style:style style:name="Таблица24.B" style:family="table-column">
      <style:table-column-properties style:column-width="14.577cm" style:rel-column-width="56164*"/>
    </style:style>
    <style:style style:name="Таблица24.A1" style:family="table-cell">
      <style:table-cell-properties fo:padding="0.097cm" fo:border="none"/>
    </style:style>
    <style:style style:name="Таблица25" style:family="table">
      <style:table-properties style:width="17.009cm" fo:margin-left="0cm" fo:margin-right="-0.011cm" table:align="margins"/>
    </style:style>
    <style:style style:name="Таблица25.A" style:family="table-column">
      <style:table-column-properties style:column-width="3.189cm" style:rel-column-width="12287*"/>
    </style:style>
    <style:style style:name="Таблица25.B" style:family="table-column">
      <style:table-column-properties style:column-width="13.82cm" style:rel-column-width="53248*"/>
    </style:style>
    <style:style style:name="Таблица25.A1" style:family="table-cell">
      <style:table-cell-properties fo:padding="0.097cm" fo:border="none"/>
    </style:style>
    <style:style style:name="Таблица26" style:family="table">
      <style:table-properties style:width="17.009cm" fo:margin-left="0cm" fo:margin-right="-0.011cm" table:align="margins"/>
    </style:style>
    <style:style style:name="Таблица26.A" style:family="table-column">
      <style:table-column-properties style:column-width="0.968cm" style:rel-column-width="3731*"/>
    </style:style>
    <style:style style:name="Таблица26.B" style:family="table-column">
      <style:table-column-properties style:column-width="2.009cm" style:rel-column-width="7740*"/>
    </style:style>
    <style:style style:name="Таблица26.C" style:family="table-column">
      <style:table-column-properties style:column-width="5.521cm" style:rel-column-width="21271*"/>
    </style:style>
    <style:style style:name="Таблица26.D" style:family="table-column">
      <style:table-column-properties style:column-width="0.975cm" style:rel-column-width="3758*"/>
    </style:style>
    <style:style style:name="Таблица26.E" style:family="table-column">
      <style:table-column-properties style:column-width="2.03cm" style:rel-column-width="7822*"/>
    </style:style>
    <style:style style:name="Таблица26.F" style:family="table-column">
      <style:table-column-properties style:column-width="5.505cm" style:rel-column-width="21213*"/>
    </style:style>
    <style:style style:name="Таблица26.A1" style:family="table-cell">
      <style:table-cell-properties fo:padding="0.097cm" fo:border-left="0.002cm solid #000000" fo:border-right="none" fo:border-top="0.002cm solid #000000" fo:border-bottom="0.002cm solid #000000"/>
    </style:style>
    <style:style style:name="Таблица26.F1" style:family="table-cell">
      <style:table-cell-properties fo:padding="0.097cm" fo:border="0.002cm solid #000000"/>
    </style:style>
    <style:style style:name="Таблица26.A2" style:family="table-cell" style:data-style-name="N0">
      <style:table-cell-properties fo:padding="0.097cm" fo:border-left="0.002cm solid #000000" fo:border-right="none" fo:border-top="none" fo:border-bottom="0.002cm solid #000000"/>
    </style:style>
    <style:style style:name="Таблица26.B2" style:family="table-cell">
      <style:table-cell-properties fo:padding="0.097cm" fo:border-left="0.002cm solid #000000" fo:border-right="none" fo:border-top="none" fo:border-bottom="0.002cm solid #000000"/>
    </style:style>
    <style:style style:name="Таблица26.F2" style:family="table-cell">
      <style:table-cell-properties fo:padding="0.097cm" fo:border-left="0.002cm solid #000000" fo:border-right="0.002cm solid #000000" fo:border-top="none" fo:border-bottom="0.002cm solid #000000"/>
    </style:style>
    <style:style style:name="Таблица27" style:family="table">
      <style:table-properties style:width="17.009cm" fo:margin-left="0cm" fo:margin-right="-0.011cm" table:align="margins"/>
    </style:style>
    <style:style style:name="Таблица27.A" style:family="table-column">
      <style:table-column-properties style:column-width="4.701cm" style:rel-column-width="18111*"/>
    </style:style>
    <style:style style:name="Таблица27.B" style:family="table-column">
      <style:table-column-properties style:column-width="12.308cm" style:rel-column-width="47424*"/>
    </style:style>
    <style:style style:name="Таблица27.A1" style:family="table-cell">
      <style:table-cell-properties fo:padding="0.097cm" fo:border="none"/>
    </style:style>
    <style:style style:name="Таблица28" style:family="table">
      <style:table-properties style:width="17.009cm" fo:margin-left="0cm" fo:margin-right="-0.011cm" table:align="margins"/>
    </style:style>
    <style:style style:name="Таблица28.A" style:family="table-column">
      <style:table-column-properties style:column-width="0.967cm" style:rel-column-width="3724*"/>
    </style:style>
    <style:style style:name="Таблица28.B" style:family="table-column">
      <style:table-column-properties style:column-width="1.797cm" style:rel-column-width="6925*"/>
    </style:style>
    <style:style style:name="Таблица28.C" style:family="table-column">
      <style:table-column-properties style:column-width="5.733cm" style:rel-column-width="22087*"/>
    </style:style>
    <style:style style:name="Таблица28.D" style:family="table-column">
      <style:table-column-properties style:column-width="0.975cm" style:rel-column-width="3758*"/>
    </style:style>
    <style:style style:name="Таблица28.E" style:family="table-column">
      <style:table-column-properties style:column-width="1.773cm" style:rel-column-width="6830*"/>
    </style:style>
    <style:style style:name="Таблица28.F" style:family="table-column">
      <style:table-column-properties style:column-width="5.764cm" style:rel-column-width="22211*"/>
    </style:style>
    <style:style style:name="Таблица28.A1" style:family="table-cell">
      <style:table-cell-properties fo:padding="0.097cm" fo:border-left="0.002cm solid #000000" fo:border-right="none" fo:border-top="0.002cm solid #000000" fo:border-bottom="0.002cm solid #000000"/>
    </style:style>
    <style:style style:name="Таблица28.F1" style:family="table-cell">
      <style:table-cell-properties fo:padding="0.097cm" fo:border="0.002cm solid #000000"/>
    </style:style>
    <style:style style:name="Таблица28.A2" style:family="table-cell" style:data-style-name="N0">
      <style:table-cell-properties fo:padding="0.097cm" fo:border-left="0.002cm solid #000000" fo:border-right="none" fo:border-top="none" fo:border-bottom="0.002cm solid #000000"/>
    </style:style>
    <style:style style:name="Таблица28.B2" style:family="table-cell">
      <style:table-cell-properties fo:padding="0.097cm" fo:border-left="0.002cm solid #000000" fo:border-right="none" fo:border-top="none" fo:border-bottom="0.002cm solid #000000"/>
    </style:style>
    <style:style style:name="Таблица28.F2" style:family="table-cell">
      <style:table-cell-properties fo:padding="0.097cm" fo:border-left="0.002cm solid #000000" fo:border-right="0.002cm solid #000000" fo:border-top="none" fo:border-bottom="0.002cm solid #000000"/>
    </style:style>
    <style:style style:name="Таблица31" style:family="table">
      <style:table-properties style:width="17.009cm" fo:margin-left="0cm" fo:margin-right="-0.011cm" table:align="margins"/>
    </style:style>
    <style:style style:name="Таблица31.A" style:family="table-column">
      <style:table-column-properties style:column-width="3.26cm" style:rel-column-width="12559*"/>
    </style:style>
    <style:style style:name="Таблица31.B" style:family="table-column">
      <style:table-column-properties style:column-width="13.75cm" style:rel-column-width="52976*"/>
    </style:style>
    <style:style style:name="Таблица31.A1" style:family="table-cell">
      <style:table-cell-properties fo:padding="0.097cm" fo:border="none"/>
    </style:style>
    <style:style style:name="Таблица32" style:family="table">
      <style:table-properties style:width="17.009cm" fo:margin-left="0cm" fo:margin-right="-0.011cm" table:align="margins"/>
    </style:style>
    <style:style style:name="Таблица32.A" style:family="table-column">
      <style:table-column-properties style:column-width="0.968cm" style:rel-column-width="3731*"/>
    </style:style>
    <style:style style:name="Таблица32.B" style:family="table-column">
      <style:table-column-properties style:column-width="2.009cm" style:rel-column-width="7740*"/>
    </style:style>
    <style:style style:name="Таблица32.C" style:family="table-column">
      <style:table-column-properties style:column-width="5.521cm" style:rel-column-width="21271*"/>
    </style:style>
    <style:style style:name="Таблица32.D" style:family="table-column">
      <style:table-column-properties style:column-width="0.975cm" style:rel-column-width="3758*"/>
    </style:style>
    <style:style style:name="Таблица32.E" style:family="table-column">
      <style:table-column-properties style:column-width="2.03cm" style:rel-column-width="7822*"/>
    </style:style>
    <style:style style:name="Таблица32.F" style:family="table-column">
      <style:table-column-properties style:column-width="5.505cm" style:rel-column-width="21213*"/>
    </style:style>
    <style:style style:name="Таблица32.A1" style:family="table-cell">
      <style:table-cell-properties fo:padding="0.097cm" fo:border-left="0.002cm solid #000000" fo:border-right="none" fo:border-top="0.002cm solid #000000" fo:border-bottom="0.002cm solid #000000"/>
    </style:style>
    <style:style style:name="Таблица32.F1" style:family="table-cell">
      <style:table-cell-properties fo:padding="0.097cm" fo:border="0.002cm solid #000000"/>
    </style:style>
    <style:style style:name="Таблица32.A2" style:family="table-cell" style:data-style-name="N0">
      <style:table-cell-properties fo:padding="0.097cm" fo:border-left="0.002cm solid #000000" fo:border-right="none" fo:border-top="none" fo:border-bottom="0.002cm solid #000000"/>
    </style:style>
    <style:style style:name="Таблица32.B2" style:family="table-cell">
      <style:table-cell-properties fo:padding="0.097cm" fo:border-left="0.002cm solid #000000" fo:border-right="none" fo:border-top="none" fo:border-bottom="0.002cm solid #000000"/>
    </style:style>
    <style:style style:name="Таблица32.F2" style:family="table-cell">
      <style:table-cell-properties fo:padding="0.097cm" fo:border-left="0.002cm solid #000000" fo:border-right="0.002cm solid #000000" fo:border-top="none" fo:border-bottom="0.002cm solid #000000"/>
    </style:style>
    <style:style style:name="Таблица33" style:family="table">
      <style:table-properties style:width="17.009cm" fo:margin-left="0cm" fo:margin-right="-0.011cm" table:align="margins"/>
    </style:style>
    <style:style style:name="Таблица33.A" style:family="table-column">
      <style:table-column-properties style:column-width="1.63cm" style:rel-column-width="6279*"/>
    </style:style>
    <style:style style:name="Таблица33.B" style:family="table-column">
      <style:table-column-properties style:column-width="15.379cm" style:rel-column-width="59256*"/>
    </style:style>
    <style:style style:name="Таблица33.1" style:family="table-row">
      <style:table-row-properties style:min-row-height="1.182cm"/>
    </style:style>
    <style:style style:name="Таблица33.A1" style:family="table-cell">
      <style:table-cell-properties fo:padding="0.097cm" fo:border="none"/>
    </style:style>
    <style:style style:name="Таблица34" style:family="table">
      <style:table-properties style:width="17.009cm" fo:margin-left="0cm" fo:margin-right="-0.011cm" table:align="margins"/>
    </style:style>
    <style:style style:name="Таблица34.A" style:family="table-column">
      <style:table-column-properties style:column-width="0.967cm" style:rel-column-width="3724*"/>
    </style:style>
    <style:style style:name="Таблица34.B" style:family="table-column">
      <style:table-column-properties style:column-width="1.82cm" style:rel-column-width="7013*"/>
    </style:style>
    <style:style style:name="Таблица34.C" style:family="table-column">
      <style:table-column-properties style:column-width="5.71cm" style:rel-column-width="21999*"/>
    </style:style>
    <style:style style:name="Таблица34.D" style:family="table-column">
      <style:table-column-properties style:column-width="0.975cm" style:rel-column-width="3758*"/>
    </style:style>
    <style:style style:name="Таблица34.E" style:family="table-column">
      <style:table-column-properties style:column-width="1.868cm" style:rel-column-width="7197*"/>
    </style:style>
    <style:style style:name="Таблица34.F" style:family="table-column">
      <style:table-column-properties style:column-width="5.669cm" style:rel-column-width="21844*"/>
    </style:style>
    <style:style style:name="Таблица34.A1" style:family="table-cell">
      <style:table-cell-properties fo:padding="0.097cm" fo:border-left="0.002cm solid #000000" fo:border-right="none" fo:border-top="0.002cm solid #000000" fo:border-bottom="0.002cm solid #000000"/>
    </style:style>
    <style:style style:name="Таблица34.F1" style:family="table-cell">
      <style:table-cell-properties fo:padding="0.097cm" fo:border="0.002cm solid #000000"/>
    </style:style>
    <style:style style:name="Таблица34.A2" style:family="table-cell" style:data-style-name="N0">
      <style:table-cell-properties fo:padding="0.097cm" fo:border-left="0.002cm solid #000000" fo:border-right="none" fo:border-top="none" fo:border-bottom="0.002cm solid #000000"/>
    </style:style>
    <style:style style:name="Таблица34.B2" style:family="table-cell">
      <style:table-cell-properties fo:padding="0.097cm" fo:border-left="0.002cm solid #000000" fo:border-right="none" fo:border-top="none" fo:border-bottom="0.002cm solid #000000"/>
    </style:style>
    <style:style style:name="Таблица34.F2" style:family="table-cell">
      <style:table-cell-properties fo:padding="0.097cm" fo:border-left="0.002cm solid #000000" fo:border-right="0.002cm solid #000000" fo:border-top="none" fo:border-bottom="0.002cm solid #000000"/>
    </style:style>
    <style:style style:name="Таблица35" style:family="table">
      <style:table-properties style:width="17.009cm" fo:margin-left="0cm" fo:margin-right="-0.011cm" table:align="margins"/>
    </style:style>
    <style:style style:name="Таблица35.A" style:family="table-column">
      <style:table-column-properties style:column-width="1.984cm" style:rel-column-width="7645*"/>
    </style:style>
    <style:style style:name="Таблица35.B" style:family="table-column">
      <style:table-column-properties style:column-width="15.025cm" style:rel-column-width="57890*"/>
    </style:style>
    <style:style style:name="Таблица35.A1" style:family="table-cell">
      <style:table-cell-properties fo:padding="0.097cm" fo:border="none"/>
    </style:style>
    <style:style style:name="Таблица36" style:family="table">
      <style:table-properties style:width="17.009cm" fo:margin-left="0cm" fo:margin-right="-0.011cm" table:align="margins"/>
    </style:style>
    <style:style style:name="Таблица36.A" style:family="table-column">
      <style:table-column-properties style:column-width="0.967cm" style:rel-column-width="3724*"/>
    </style:style>
    <style:style style:name="Таблица36.B" style:family="table-column">
      <style:table-column-properties style:column-width="1.82cm" style:rel-column-width="7013*"/>
    </style:style>
    <style:style style:name="Таблица36.C" style:family="table-column">
      <style:table-column-properties style:column-width="5.71cm" style:rel-column-width="21999*"/>
    </style:style>
    <style:style style:name="Таблица36.D" style:family="table-column">
      <style:table-column-properties style:column-width="0.975cm" style:rel-column-width="3758*"/>
    </style:style>
    <style:style style:name="Таблица36.E" style:family="table-column">
      <style:table-column-properties style:column-width="1.868cm" style:rel-column-width="7197*"/>
    </style:style>
    <style:style style:name="Таблица36.F" style:family="table-column">
      <style:table-column-properties style:column-width="5.669cm" style:rel-column-width="21844*"/>
    </style:style>
    <style:style style:name="Таблица36.A1" style:family="table-cell">
      <style:table-cell-properties fo:padding="0.097cm" fo:border-left="0.002cm solid #000000" fo:border-right="none" fo:border-top="0.002cm solid #000000" fo:border-bottom="0.002cm solid #000000"/>
    </style:style>
    <style:style style:name="Таблица36.F1" style:family="table-cell">
      <style:table-cell-properties fo:padding="0.097cm" fo:border="0.002cm solid #000000"/>
    </style:style>
    <style:style style:name="Таблица36.A2" style:family="table-cell" style:data-style-name="N0">
      <style:table-cell-properties fo:padding="0.097cm" fo:border-left="0.002cm solid #000000" fo:border-right="none" fo:border-top="none" fo:border-bottom="0.002cm solid #000000"/>
    </style:style>
    <style:style style:name="Таблица36.B2" style:family="table-cell">
      <style:table-cell-properties fo:padding="0.097cm" fo:border-left="0.002cm solid #000000" fo:border-right="none" fo:border-top="none" fo:border-bottom="0.002cm solid #000000"/>
    </style:style>
    <style:style style:name="Таблица36.F2" style:family="table-cell">
      <style:table-cell-properties fo:padding="0.097cm" fo:border-left="0.002cm solid #000000" fo:border-right="0.002cm solid #000000" fo:border-top="none" fo:border-bottom="0.002cm solid #000000"/>
    </style:style>
    <style:style style:name="Таблица37" style:family="table">
      <style:table-properties style:width="17.009cm" fo:margin-left="0cm" fo:margin-right="-0.011cm" table:align="margins"/>
    </style:style>
    <style:style style:name="Таблица37.A" style:family="table-column">
      <style:table-column-properties style:column-width="1.984cm" style:rel-column-width="7645*"/>
    </style:style>
    <style:style style:name="Таблица37.B" style:family="table-column">
      <style:table-column-properties style:column-width="15.025cm" style:rel-column-width="57890*"/>
    </style:style>
    <style:style style:name="Таблица37.A1" style:family="table-cell">
      <style:table-cell-properties fo:padding="0.097cm" fo:border="none"/>
    </style:style>
    <style:style style:name="Таблица38" style:family="table">
      <style:table-properties style:width="17.009cm" fo:margin-left="0cm" fo:margin-right="-0.011cm" table:align="margins"/>
    </style:style>
    <style:style style:name="Таблица38.A" style:family="table-column">
      <style:table-column-properties style:column-width="0.967cm" style:rel-column-width="3724*"/>
    </style:style>
    <style:style style:name="Таблица38.B" style:family="table-column">
      <style:table-column-properties style:column-width="1.82cm" style:rel-column-width="7013*"/>
    </style:style>
    <style:style style:name="Таблица38.C" style:family="table-column">
      <style:table-column-properties style:column-width="5.71cm" style:rel-column-width="21999*"/>
    </style:style>
    <style:style style:name="Таблица38.D" style:family="table-column">
      <style:table-column-properties style:column-width="0.975cm" style:rel-column-width="3758*"/>
    </style:style>
    <style:style style:name="Таблица38.E" style:family="table-column">
      <style:table-column-properties style:column-width="1.868cm" style:rel-column-width="7197*"/>
    </style:style>
    <style:style style:name="Таблица38.F" style:family="table-column">
      <style:table-column-properties style:column-width="5.669cm" style:rel-column-width="21844*"/>
    </style:style>
    <style:style style:name="Таблица38.A1" style:family="table-cell">
      <style:table-cell-properties fo:padding="0.097cm" fo:border-left="0.002cm solid #000000" fo:border-right="none" fo:border-top="0.002cm solid #000000" fo:border-bottom="0.002cm solid #000000"/>
    </style:style>
    <style:style style:name="Таблица38.F1" style:family="table-cell">
      <style:table-cell-properties fo:padding="0.097cm" fo:border="0.002cm solid #000000"/>
    </style:style>
    <style:style style:name="Таблица38.A2" style:family="table-cell" style:data-style-name="N0">
      <style:table-cell-properties fo:padding="0.097cm" fo:border-left="0.002cm solid #000000" fo:border-right="none" fo:border-top="none" fo:border-bottom="0.002cm solid #000000"/>
    </style:style>
    <style:style style:name="Таблица38.B2" style:family="table-cell">
      <style:table-cell-properties fo:padding="0.097cm" fo:border-left="0.002cm solid #000000" fo:border-right="none" fo:border-top="none" fo:border-bottom="0.002cm solid #000000"/>
    </style:style>
    <style:style style:name="Таблица38.F2" style:family="table-cell">
      <style:table-cell-properties fo:padding="0.097cm" fo:border-left="0.002cm solid #000000" fo:border-right="0.002cm solid #000000" fo:border-top="none" fo:border-bottom="0.002cm solid #000000"/>
    </style:style>
    <style:style style:name="Таблица41" style:family="table">
      <style:table-properties style:width="17.009cm" fo:margin-left="0cm" fo:margin-right="-0.011cm" table:align="margins"/>
    </style:style>
    <style:style style:name="Таблица41.A" style:family="table-column">
      <style:table-column-properties style:column-width="3.119cm" style:rel-column-width="12015*"/>
    </style:style>
    <style:style style:name="Таблица41.B" style:family="table-column">
      <style:table-column-properties style:column-width="13.891cm" style:rel-column-width="53520*"/>
    </style:style>
    <style:style style:name="Таблица41.A1" style:family="table-cell">
      <style:table-cell-properties fo:padding="0.097cm" fo:border="none"/>
    </style:style>
    <style:style style:name="Таблица42" style:family="table">
      <style:table-properties style:width="17.009cm" fo:margin-left="0cm" fo:margin-right="-0.011cm" table:align="margins"/>
    </style:style>
    <style:style style:name="Таблица42.A" style:family="table-column">
      <style:table-column-properties style:column-width="0.967cm" style:rel-column-width="3724*"/>
    </style:style>
    <style:style style:name="Таблица42.B" style:family="table-column">
      <style:table-column-properties style:column-width="2.009cm" style:rel-column-width="7740*"/>
    </style:style>
    <style:style style:name="Таблица42.C" style:family="table-column">
      <style:table-column-properties style:column-width="5.521cm" style:rel-column-width="21271*"/>
    </style:style>
    <style:style style:name="Таблица42.D" style:family="table-column">
      <style:table-column-properties style:column-width="0.975cm" style:rel-column-width="3758*"/>
    </style:style>
    <style:style style:name="Таблица42.E" style:family="table-column">
      <style:table-column-properties style:column-width="2.03cm" style:rel-column-width="7822*"/>
    </style:style>
    <style:style style:name="Таблица42.F" style:family="table-column">
      <style:table-column-properties style:column-width="5.507cm" style:rel-column-width="21220*"/>
    </style:style>
    <style:style style:name="Таблица42.A1" style:family="table-cell">
      <style:table-cell-properties fo:padding="0.097cm" fo:border-left="0.002cm solid #000000" fo:border-right="none" fo:border-top="0.002cm solid #000000" fo:border-bottom="0.002cm solid #000000"/>
    </style:style>
    <style:style style:name="Таблица42.F1" style:family="table-cell">
      <style:table-cell-properties fo:padding="0.097cm" fo:border="0.002cm solid #000000"/>
    </style:style>
    <style:style style:name="Таблица42.A2" style:family="table-cell" style:data-style-name="N0">
      <style:table-cell-properties fo:padding="0.097cm" fo:border-left="0.002cm solid #000000" fo:border-right="none" fo:border-top="none" fo:border-bottom="0.002cm solid #000000"/>
    </style:style>
    <style:style style:name="Таблица42.B2" style:family="table-cell">
      <style:table-cell-properties fo:padding="0.097cm" fo:border-left="0.002cm solid #000000" fo:border-right="none" fo:border-top="none" fo:border-bottom="0.002cm solid #000000"/>
    </style:style>
    <style:style style:name="Таблица42.F2" style:family="table-cell">
      <style:table-cell-properties fo:padding="0.097cm" fo:border-left="0.002cm solid #000000" fo:border-right="0.002cm solid #000000" fo:border-top="none" fo:border-bottom="0.002cm solid #000000"/>
    </style:style>
    <style:style style:name="Таблица43" style:family="table">
      <style:table-properties style:width="17.009cm" fo:margin-left="0cm" fo:margin-right="-0.011cm" table:align="margins"/>
    </style:style>
    <style:style style:name="Таблица43.A" style:family="table-column">
      <style:table-column-properties style:column-width="2.339cm" style:rel-column-width="9011*"/>
    </style:style>
    <style:style style:name="Таблица43.B" style:family="table-column">
      <style:table-column-properties style:column-width="14.67cm" style:rel-column-width="56524*"/>
    </style:style>
    <style:style style:name="Таблица43.A1" style:family="table-cell">
      <style:table-cell-properties fo:padding="0.097cm" fo:border="none"/>
    </style:style>
    <style:style style:name="Таблица29" style:family="table">
      <style:table-properties style:width="17.009cm" fo:margin-left="0cm" fo:margin-right="-0.011cm" table:align="margins"/>
    </style:style>
    <style:style style:name="Таблица29.A" style:family="table-column">
      <style:table-column-properties style:column-width="3.496cm" style:rel-column-width="13469*"/>
    </style:style>
    <style:style style:name="Таблица29.B" style:family="table-column">
      <style:table-column-properties style:column-width="13.513cm" style:rel-column-width="52066*"/>
    </style:style>
    <style:style style:name="Таблица29.A1" style:family="table-cell">
      <style:table-cell-properties fo:padding="0.097cm" fo:border="none"/>
    </style:style>
    <style:style style:name="Таблица30" style:family="table">
      <style:table-properties style:width="17.009cm" fo:margin-left="0cm" fo:margin-right="-0.011cm" table:align="margins"/>
    </style:style>
    <style:style style:name="Таблица30.A" style:family="table-column">
      <style:table-column-properties style:column-width="0.965cm" style:rel-column-width="3717*"/>
    </style:style>
    <style:style style:name="Таблица30.B" style:family="table-column">
      <style:table-column-properties style:column-width="2.013cm" style:rel-column-width="7754*"/>
    </style:style>
    <style:style style:name="Таблица30.C" style:family="table-column">
      <style:table-column-properties style:column-width="5.517cm" style:rel-column-width="21258*"/>
    </style:style>
    <style:style style:name="Таблица30.D" style:family="table-column">
      <style:table-column-properties style:column-width="0.975cm" style:rel-column-width="3758*"/>
    </style:style>
    <style:style style:name="Таблица30.E" style:family="table-column">
      <style:table-column-properties style:column-width="1.94cm" style:rel-column-width="7475*"/>
    </style:style>
    <style:style style:name="Таблица30.F" style:family="table-column">
      <style:table-column-properties style:column-width="5.599cm" style:rel-column-width="21573*"/>
    </style:style>
    <style:style style:name="Таблица30.A1" style:family="table-cell">
      <style:table-cell-properties fo:padding="0.097cm" fo:border-left="0.002cm solid #000000" fo:border-right="none" fo:border-top="0.002cm solid #000000" fo:border-bottom="0.002cm solid #000000"/>
    </style:style>
    <style:style style:name="Таблица30.F1" style:family="table-cell">
      <style:table-cell-properties fo:padding="0.097cm" fo:border="0.002cm solid #000000"/>
    </style:style>
    <style:style style:name="Таблица30.A2" style:family="table-cell" style:data-style-name="N0">
      <style:table-cell-properties fo:padding="0.097cm" fo:border-left="0.002cm solid #000000" fo:border-right="none" fo:border-top="none" fo:border-bottom="0.002cm solid #000000"/>
    </style:style>
    <style:style style:name="Таблица30.B2" style:family="table-cell">
      <style:table-cell-properties fo:padding="0.097cm" fo:border-left="0.002cm solid #000000" fo:border-right="none" fo:border-top="none" fo:border-bottom="0.002cm solid #000000"/>
    </style:style>
    <style:style style:name="Таблица30.F2" style:family="table-cell">
      <style:table-cell-properties fo:padding="0.097cm" fo:border-left="0.002cm solid #000000" fo:border-right="0.002cm solid #000000" fo:border-top="none" fo:border-bottom="0.002cm solid #000000"/>
    </style:style>
    <style:style style:name="Таблица3" style:family="table">
      <style:table-properties style:width="17.009cm" fo:margin-left="0cm" fo:margin-right="-0.011cm" table:align="margins"/>
    </style:style>
    <style:style style:name="Таблица3.A" style:family="table-column">
      <style:table-column-properties style:column-width="6.401cm" style:rel-column-width="24663*"/>
    </style:style>
    <style:style style:name="Таблица3.B" style:family="table-column">
      <style:table-column-properties style:column-width="10.608cm" style:rel-column-width="40872*"/>
    </style:style>
    <style:style style:name="Таблица3.A1" style:family="table-cell">
      <style:table-cell-properties fo:padding="0.097cm" fo:border="none"/>
    </style:style>
    <style:style style:name="Таблица4" style:family="table">
      <style:table-properties style:width="17.009cm" fo:margin-left="0cm" fo:margin-right="-0.011cm" table:align="margins"/>
    </style:style>
    <style:style style:name="Таблица4.A" style:family="table-column">
      <style:table-column-properties style:column-width="0.965cm" style:rel-column-width="3717*"/>
    </style:style>
    <style:style style:name="Таблица4.B" style:family="table-column">
      <style:table-column-properties style:column-width="2.013cm" style:rel-column-width="7754*"/>
    </style:style>
    <style:style style:name="Таблица4.C" style:family="table-column">
      <style:table-column-properties style:column-width="5.517cm" style:rel-column-width="21258*"/>
    </style:style>
    <style:style style:name="Таблица4.D" style:family="table-column">
      <style:table-column-properties style:column-width="0.975cm" style:rel-column-width="3758*"/>
    </style:style>
    <style:style style:name="Таблица4.E" style:family="table-column">
      <style:table-column-properties style:column-width="1.94cm" style:rel-column-width="7475*"/>
    </style:style>
    <style:style style:name="Таблица4.F" style:family="table-column">
      <style:table-column-properties style:column-width="5.599cm" style:rel-column-width="21573*"/>
    </style:style>
    <style:style style:name="Таблица4.A1" style:family="table-cell">
      <style:table-cell-properties fo:padding="0.097cm" fo:border-left="0.002cm solid #000000" fo:border-right="none" fo:border-top="0.002cm solid #000000" fo:border-bottom="0.002cm solid #000000"/>
    </style:style>
    <style:style style:name="Таблица4.F1" style:family="table-cell">
      <style:table-cell-properties fo:padding="0.097cm" fo:border="0.002cm solid #000000"/>
    </style:style>
    <style:style style:name="Таблица4.A2" style:family="table-cell" style:data-style-name="N0">
      <style:table-cell-properties fo:padding="0.097cm" fo:border-left="0.002cm solid #000000" fo:border-right="none" fo:border-top="none" fo:border-bottom="0.002cm solid #000000"/>
    </style:style>
    <style:style style:name="Таблица4.B2" style:family="table-cell">
      <style:table-cell-properties fo:padding="0.097cm" fo:border-left="0.002cm solid #000000" fo:border-right="none" fo:border-top="none" fo:border-bottom="0.002cm solid #000000"/>
    </style:style>
    <style:style style:name="Таблица4.F2" style:family="table-cell">
      <style:table-cell-properties fo:padding="0.097cm" fo:border-left="0.002cm solid #000000" fo:border-right="0.002cm solid #000000" fo:border-top="none" fo:border-bottom="0.002cm solid #000000"/>
    </style:style>
    <style:style style:name="Таблица50" style:family="table">
      <style:table-properties style:width="17.009cm" fo:margin-left="0cm" fo:margin-right="-0.011cm" table:align="margins"/>
    </style:style>
    <style:style style:name="Таблица50.A" style:family="table-column">
      <style:table-column-properties style:column-width="3.544cm" style:rel-column-width="13653*"/>
    </style:style>
    <style:style style:name="Таблица50.B" style:family="table-column">
      <style:table-column-properties style:column-width="13.466cm" style:rel-column-width="51882*"/>
    </style:style>
    <style:style style:name="Таблица50.A1" style:family="table-cell">
      <style:table-cell-properties fo:padding="0.097cm" fo:border="none"/>
    </style:style>
    <style:style style:name="Таблица8" style:family="table">
      <style:table-properties style:width="17.009cm" fo:margin-left="0cm" fo:margin-right="-0.011cm" table:align="margins"/>
    </style:style>
    <style:style style:name="Таблица8.A" style:family="table-column">
      <style:table-column-properties style:column-width="1.321cm" style:rel-column-width="5090*"/>
    </style:style>
    <style:style style:name="Таблица8.B" style:family="table-column">
      <style:table-column-properties style:column-width="2.173cm" style:rel-column-width="8372*"/>
    </style:style>
    <style:style style:name="Таблица8.C" style:family="table-column">
      <style:table-column-properties style:column-width="3.096cm" style:rel-column-width="11927*"/>
    </style:style>
    <style:style style:name="Таблица8.D" style:family="table-column">
      <style:table-column-properties style:column-width="10.419cm" style:rel-column-width="40146*"/>
    </style:style>
    <style:style style:name="Таблица8.A1" style:family="table-cell">
      <style:table-cell-properties fo:padding="0.097cm" fo:border-left="0.002cm solid #000000" fo:border-right="none" fo:border-top="0.002cm solid #000000" fo:border-bottom="0.002cm solid #000000"/>
    </style:style>
    <style:style style:name="Таблица8.D1" style:family="table-cell">
      <style:table-cell-properties fo:padding="0.097cm" fo:border="0.002cm solid #000000"/>
    </style:style>
    <style:style style:name="Таблица8.A2" style:family="table-cell">
      <style:table-cell-properties fo:padding="0.097cm" fo:border-left="0.002cm solid #000000" fo:border-right="none" fo:border-top="none" fo:border-bottom="0.002cm solid #000000"/>
    </style:style>
    <style:style style:name="Таблица8.D2" style:family="table-cell">
      <style:table-cell-properties fo:padding="0.097cm" fo:border-left="0.002cm solid #000000" fo:border-right="0.002cm solid #000000" fo:border-top="none" fo:border-bottom="0.002cm solid #000000"/>
    </style:style>
    <style:style style:name="Таблица48" style:family="table">
      <style:table-properties style:width="17.009cm" fo:margin-left="0cm" fo:margin-right="-0.011cm" table:align="margins"/>
    </style:style>
    <style:style style:name="Таблица48.A" style:family="table-column">
      <style:table-column-properties style:column-width="11.292cm" style:rel-column-width="43508*"/>
    </style:style>
    <style:style style:name="Таблица48.B" style:family="table-column">
      <style:table-column-properties style:column-width="5.717cm" style:rel-column-width="22027*"/>
    </style:style>
    <style:style style:name="Таблица48.A1" style:family="table-cell">
      <style:table-cell-properties fo:padding="0.097cm" fo:border="none"/>
    </style:style>
    <style:style style:name="Таблица49" style:family="table">
      <style:table-properties style:width="17.009cm" fo:margin-left="0cm" fo:margin-right="-0.011cm" fo:break-before="auto" fo:break-after="auto" table:align="margins" fo:background-color="transparent" fo:keep-with-next="auto" style:may-break-between-rows="true" style:writing-mode="page">
        <style:background-image/>
      </style:table-properties>
    </style:style>
    <style:style style:name="Таблица49.A" style:family="table-column">
      <style:table-column-properties style:column-width="0.965cm" style:rel-column-width="3717*"/>
    </style:style>
    <style:style style:name="Таблица49.B" style:family="table-column">
      <style:table-column-properties style:column-width="2.013cm" style:rel-column-width="7754*"/>
    </style:style>
    <style:style style:name="Таблица49.C" style:family="table-column">
      <style:table-column-properties style:column-width="5.517cm" style:rel-column-width="21258*"/>
    </style:style>
    <style:style style:name="Таблица49.D" style:family="table-column">
      <style:table-column-properties style:column-width="0.975cm" style:rel-column-width="3758*"/>
    </style:style>
    <style:style style:name="Таблица49.E" style:family="table-column">
      <style:table-column-properties style:column-width="1.94cm" style:rel-column-width="7475*"/>
    </style:style>
    <style:style style:name="Таблица49.F" style:family="table-column">
      <style:table-column-properties style:column-width="5.599cm" style:rel-column-width="21573*"/>
    </style:style>
    <style:style style:name="Таблица49.A1" style:family="table-cell">
      <style:table-cell-properties fo:padding="0.097cm" fo:border-left="0.002cm solid #000000" fo:border-right="none" fo:border-top="0.002cm solid #000000" fo:border-bottom="0.002cm solid #000000"/>
    </style:style>
    <style:style style:name="Таблица49.F1" style:family="table-cell">
      <style:table-cell-properties fo:padding="0.097cm" fo:border="0.002cm solid #000000"/>
    </style:style>
    <style:style style:name="Таблица49.A2" style:family="table-cell">
      <style:table-cell-properties fo:padding="0.097cm" fo:border-left="0.002cm solid #000000" fo:border-right="none" fo:border-top="none" fo:border-bottom="0.002cm solid #000000"/>
    </style:style>
    <style:style style:name="Таблица49.F2" style:family="table-cell">
      <style:table-cell-properties fo:padding="0.097cm" fo:border-left="0.002cm solid #000000" fo:border-right="0.002cm solid #000000" fo:border-top="none" fo:border-bottom="0.002cm solid #000000"/>
    </style:style>
    <style:style style:name="Таблица49.5" style:family="table-row">
      <style:table-row-properties fo:background-color="transparent" style:keep-together="true" fo:keep-together="auto">
        <style:background-image/>
      </style:table-row-properties>
    </style:style>
    <style:style style:name="Таблица49.C5"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Таблица1" style:family="table">
      <style:table-properties style:width="17.009cm" fo:margin-left="0cm" fo:margin-right="-0.011cm" table:align="margins"/>
    </style:style>
    <style:style style:name="Таблица1.A" style:family="table-column">
      <style:table-column-properties style:column-width="5.576cm" style:rel-column-width="21482*"/>
    </style:style>
    <style:style style:name="Таблица1.B" style:family="table-column">
      <style:table-column-properties style:column-width="11.434cm" style:rel-column-width="44053*"/>
    </style:style>
    <style:style style:name="Таблица1.A1" style:family="table-cell">
      <style:table-cell-properties fo:padding="0.097cm" fo:border="none"/>
    </style:style>
    <style:style style:name="P1" style:family="paragraph" style:parent-style-name="Header">
      <style:paragraph-properties fo:text-align="center" style:justify-single-word="false"/>
      <style:text-properties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paragraph-properties fo:text-align="center" style:justify-single-word="false"/>
      <style:text-properties fo:font-size="20pt" fo:font-style="italic" fo:font-weight="bold" style:font-size-asian="20pt" style:font-style-asian="italic" style:font-weight-asian="bold" style:font-size-complex="20pt" style:font-style-complex="italic" style:font-weight-complex="bold"/>
    </style:style>
    <style:style style:name="P6" style:family="paragraph" style:parent-style-name="Text_20_body">
      <style:paragraph-properties fo:break-before="page"/>
    </style:style>
    <style:style style:name="P7" style:family="paragraph" style:parent-style-name="Table_20_Contents">
      <style:text-properties fo:font-size="10pt" fo:font-weight="bold" style:font-size-asian="10pt" style:font-weight-asian="bold" style:font-size-complex="10pt" style:font-weight-complex="bold"/>
    </style:style>
    <style:style style:name="P8" style:family="paragraph" style:parent-style-name="Table_20_Contents">
      <style:text-properties fo:font-size="10pt" style:font-size-asian="10pt" style:font-size-complex="10pt"/>
    </style:style>
    <style:style style:name="P9" style:family="paragraph" style:parent-style-name="Table_20_Contents">
      <style:text-properties fo:font-size="10pt" fo:font-weight="normal" style:font-size-asian="10pt" style:font-weight-asian="normal" style:font-size-complex="10pt" style:font-weight-complex="normal"/>
    </style:style>
    <style:style style:name="P10" style:family="paragraph" style:parent-style-name="Table_20_Contents">
      <style:text-properties style:font-name="Times New Roman" fo:font-size="10pt" style:font-size-asian="10pt" style:font-size-complex="10pt"/>
    </style:style>
    <style:style style:name="P11" style:family="paragraph" style:parent-style-name="Table_20_Contents">
      <style:text-properties fo:font-weight="bold" style:font-weight-asian="bold" style:font-weight-complex="bold"/>
    </style:style>
    <style:style style:name="P12" style:family="paragraph" style:parent-style-name="Heading_20_1">
      <style:paragraph-properties fo:break-before="page"/>
    </style:style>
    <style:style style:name="P13" style:family="paragraph" style:parent-style-name="Contents_20_2">
      <style:paragraph-properties>
        <style:tab-stops>
          <style:tab-stop style:position="16.499cm" style:type="right" style:leader-style="dotted" style:leader-text="."/>
        </style:tab-stops>
      </style:paragraph-properties>
    </style:style>
    <style:style style:name="P14" style:family="paragraph" style:parent-style-name="Contents_20_1">
      <style:paragraph-properties>
        <style:tab-stops>
          <style:tab-stop style:position="16.999cm" style:type="right" style:leader-style="dotted" style:leader-text="."/>
        </style:tab-stops>
      </style:paragraph-properties>
    </style:style>
    <style:style style:name="P15" style:family="paragraph" style:parent-style-name="Text_20_body"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fr1" style:family="graphic" style:parent-style-name="Frame">
      <style:graphic-properties style:vertical-pos="from-top" style:vertical-rel="page" style:horizontal-pos="from-left" style:horizontal-rel="pag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Врезка1" text:anchor-type="page" text:anchor-page-number="1" svg:x="2.03cm" svg:y="25.86cm" svg:width="16.937cm" draw:z-index="0">
        <draw:text-box fo:min-height="1.82cm">
          <text:p text:style-name="P3">(version <text:date style:data-style-name="N36" text:date-value="2011-09-10T11:39:19.95">09/10/2011</text:date>)</text:p>
          <text:p text:style-name="P3">www.nedopc.com</text:p>
        </draw:text-box>
      </draw:frame>
      <text:p text:style-name="P15"/>
      <text:p text:style-name="P4"/>
      <text:p text:style-name="P4">ZX Evolution. User manual.</text:p>
      <text:p text:style-name="P5">(ZX Evolution revision C)</text:p>
      <text:p text:style-name="P3"/>
      <text:p text:style-name="Text_20_body"><draw:frame draw:style-name="fr2" draw:name="Графический объект3" text:anchor-type="paragraph" svg:width="14.762cm" svg:height="14.178cm" draw:z-index="23"><draw:image xlink:href="Pictures/10000000000001880000019041C843C2.jpg" xlink:type="simple" xlink:show="embed" xlink:actuate="onLoad"/>
    </draw:frame></text:p>
      <text:p text:style-name="Text_20_body"/>
      <text:p text:style-name="Text_20_body"/>
      <text:p text:style-name="Text_20_body"/>
      <text:p text:style-name="Text_20_body"/>
      <text:p text:style-name="P6"/>
      <text:table-of-content text:style-name="Sect1" text:protected="true" text:name="Оглавление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Оглавление1_Head">
            <text:p text:style-name="Contents_20_Heading">Table of contents</text:p>
          </text:index-title>
          <text:p text:style-name="P14"><text:s/>1 Introduction<text:tab/>3</text:p>
          <text:p text:style-name="P14"><text:s/>2 Board layout<text:tab/>4</text:p>
          <text:p text:style-name="P14"><text:s/>3 Connectors<text:tab/>5</text:p>
          <text:p text:style-name="P13"><text:s/>3.1 X1. Floppy disk<text:tab/>5</text:p>
          <text:p text:style-name="P13"><text:s/>3.2 X2. IDE<text:tab/>5</text:p>
          <text:p text:style-name="P13"><text:s/>3.3 X3. Printer (non-full LPT).<text:tab/>6</text:p>
          <text:p text:style-name="P13"><text:s/>3.4 X4. JTAG for EP1K50Q208<text:tab/>7</text:p>
          <text:p text:style-name="P13"><text:s/>3.5 X5. AVR ISP <text:s/>for ATMEGA128<text:tab/>7</text:p>
          <text:p text:style-name="P13"><text:s/>3.6 X6. RS232 <text:s/>communication<text:tab/>7</text:p>
          <text:p text:style-name="P13"><text:s/>3.7 X7. VGA<text:tab/>8</text:p>
          <text:p text:style-name="P13"><text:s/>3.8 X8. RGB video out<text:tab/>8</text:p>
          <text:p text:style-name="P13"><text:s/>3.9 X9. Video out power supply<text:tab/>8</text:p>
          <text:p text:style-name="P13"><text:s/>3.10 X10. 3.5 Audio out<text:tab/>8</text:p>
          <text:p text:style-name="P13"><text:s/>3.11 X11. PS/2 keyboard and mouse<text:tab/>9</text:p>
          <text:p text:style-name="P13"><text:s/>3.12 X12. Joystick and original ZX keyboard<text:tab/>9</text:p>
          <text:p text:style-name="P13"><text:s/>3.13 X13. Mini USB (USB-RS232 bridge out)<text:tab/>9</text:p>
          <text:p text:style-name="P13"><text:s/>3.14 X14. AVR JTAG for ATMEGA128<text:tab/>10</text:p>
          <text:p text:style-name="P13"><text:s/>3.15 X15. Tape in/out<text:tab/>10</text:p>
          <text:p text:style-name="P13"><text:s/>3.16 X16. Audio out (duplicate X10)<text:tab/>10</text:p>
          <text:p text:style-name="P13"><text:s/>3.17 X17, X18, X20. Audio in<text:tab/>10</text:p>
          <text:p text:style-name="P13"><text:s/>3.18 X19. RS232 communication (duplicate X6)<text:tab/>11</text:p>
          <text:p text:style-name="P13"><text:s/>3.19 X21. Tape IN (duplicate X15)<text:tab/>11</text:p>
          <text:p text:style-name="P13"><text:s/>3.20 PWR1. Power<text:tab/>11</text:p>
          <text:p text:style-name="P13"><text:s/>3.21 PWR2. ATX power<text:tab/>11</text:p>
          <text:p text:style-name="P13"><text:s/>3.22 GB1. Battery holder<text:tab/>12</text:p>
          <text:p text:style-name="P14"><text:s/>4 Jumpers and button<text:tab/>13</text:p>
          <text:p text:style-name="P14"><text:s/>5 ZXBUS slots<text:tab/>14</text:p>
          <text:p text:style-name="P14"><text:s/>6 Installation ZX Evolution to miniITX/microATX/ATX case<text:tab/>16</text:p>
          <text:p text:style-name="P14"><text:s/>7 ZX Evolution firmwares<text:tab/>17</text:p>
          <text:p text:style-name="P14"><text:s/>8 Appendix 1. Connecting display<text:tab/>18</text:p>
          <text:p text:style-name="P14"><text:s/>9 Appendix 2. Floppy drive<text:tab/>19</text:p>
        </text:index-body>
      </text:table-of-content>
      <text:h text:style-name="Heading_20_1" text:outline-level="1" text:is-list-header="true"/>
      <text:h text:style-name="P12" text:outline-level="1">Introduction</text:h>
      <text:p text:style-name="Text_20_body">ZX Evolution is Spectrum compatible computer. Computer based on programmable logic device Altera EP1K50Q208 and has flexible architecture, but board content original main chips (Z80, sound coprocessor, floppy controller)..</text:p>
      <text:p text:style-name="Text_20_body">ZX Evolution board designed by miniITX standard for easy installation to miniITX, mATX or ATX case.</text:p>
      <text:p text:style-name="Text_20_body">Main features:</text:p>
      <text:list xml:id="list31511135" text:style-name="L1">
        <text:list-item>
          <text:p text:style-name="P16">Z80 on 3.5MHz (standard)/7 MHz (turbo mode) without wait circles/14MHz (mega turbo mode) with wait circles;</text:p>
        </text:list-item>
        <text:list-item>
          <text:p text:style-name="P16">4 MBytes RAM, 512KBytes ROM (flash ROM);</text:p>
        </text:list-item>
        <text:list-item>
          <text:p text:style-name="P16">MiniITX form factor, support ATX or +5v,+12v power supply;</text:p>
        </text:list-item>
        <text:list-item>
          <text:p text:style-name="P16">2 ZXBUS slots;</text:p>
        </text:list-item>
        <text:list-item>
          <text:p text:style-name="P16">Peripheral controller ATMEGA128;</text:p>
        </text:list-item>
        <text:list-item>
          <text:p text:style-name="P16">PS/2 keyboard/mouse interface;</text:p>
        </text:list-item>
        <text:list-item>
          <text:p text:style-name="P16">IDE interface [parallel ATA] (one channel, up to 2 devices on master/slave mode);</text:p>
        </text:list-item>
        <text:list-item>
          <text:p text:style-name="P16">SD(HC) memory card interface;</text:p>
        </text:list-item>
        <text:list-item>
          <text:p text:style-name="P16">Floppy disk interface based on WDC1793 (support up to 4 drives);</text:p>
        </text:list-item>
        <text:list-item>
          <text:p text:style-name="P16">RS232 interface;</text:p>
        </text:list-item>
        <text:list-item>
          <text:p text:style-name="P16">Integrated RS232-USB bridge;</text:p>
        </text:list-item>
        <text:list-item>
          <text:p text:style-name="P16">Realtime/Calendar (RTC); </text:p>
        </text:list-item>
        <text:list-item>
          <text:p text:style-name="P16">Sound interfaces: AY38910/YM2149F, beeper, pwm;</text:p>
        </text:list-item>
        <text:list-item>
          <text:p text:style-name="P16">Joystick and mechanical (original) keyboard interface;</text:p>
        </text:list-item>
        <text:list-item>
          <text:p text:style-name="P16">Tape interface (input/output);</text:p>
        </text:list-item>
        <text:list-item>
          <text:p text:style-name="P16">RGB video out (SCART compatible);</text:p>
        </text:list-item>
        <text:list-item>
          <text:p text:style-name="P16">VGA (scan doubler).</text:p>
        </text:list-item>
      </text:list>
      <text:p text:style-name="Text_20_body"/>
      <text:h text:style-name="P12" text:outline-level="1">Board layout</text:h>
      <text:p text:style-name="Text_20_body">Layout of components and connectors <text:s/>on board:</text:p>
      <text:p text:style-name="Standard"><draw:frame draw:style-name="fr3" draw:name="Графический объект6" text:anchor-type="paragraph" svg:x="0.517cm" svg:y="-0.018cm" svg:width="15.963cm" svg:height="15.96cm" draw:z-index="16"><draw:image xlink:href="Pictures/200034E200005F4B00005DCF9F9860AA.svm" xlink:type="simple" xlink:show="embed" xlink:actuate="onLoad"/>
    </draw:frame>Most usable connectors place to ATX cases “window”.</text:p>
      <text:p text:style-name="Standard">Board use standard ATX or +5v,+12v power supply.</text:p>
      <text:p text:style-name="Standard"><text:span text:style-name="T5">Warning:</text:span> Only ZXBUS compatible devices may installed to slot (for example NeoGS sound card: <text:a xlink:type="simple" xlink:href="http://www.nedopc.com/gs/ngs.php">http://www.nedopc.com/gs/ngs.php</text:a> ).</text:p>
      <text:h text:style-name="P12" text:outline-level="1">Connectors</text:h>
      <text:h text:style-name="Heading_20_2" text:outline-level="2">X1. Floppy disk</text:h>
      <table:table table:name="Таблица9" table:style-name="Таблица9">
        <table:table-column table:style-name="Таблица9.A"/>
        <table:table-column table:style-name="Таблица9.B"/>
        <table:table-row>
          <table:table-cell table:style-name="Таблица9.A1" office:value-type="string">
            <text:p text:style-name="Table_20_Contents"><draw:frame draw:style-name="fr4" draw:name="Графический объект8" text:anchor-type="paragraph" svg:x="0.037cm" svg:y="0cm" svg:width="6.29cm" svg:height="1.674cm" draw:z-index="1"><draw:image xlink:href="Pictures/20000245000018920000068A8C814740.svm" xlink:type="simple" xlink:show="embed" xlink:actuate="onLoad"/>
       </draw:frame></text:p>
          </table:table-cell>
          <table:table-cell table:style-name="Таблица9.A1" office:value-type="string">
            <text:p text:style-name="Table_20_Contents">Connector for floppy drive[s] (3.5' or 5.25'). Supported up to four devices. </text:p>
            <text:p text:style-name="Table_20_Contents">First pin have square pad.</text:p>
          </table:table-cell>
        </table:table-row>
      </table:table>
      <text:p text:style-name="Text_20_body">Pins description:</text:p>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row>
          <table:table-cell table:style-name="Таблица10.A1" office:value-type="string">
            <text:p text:style-name="P7">№</text:p>
          </table:table-cell>
          <table:table-cell table:style-name="Таблица10.A1" office:value-type="string">
            <text:p text:style-name="P7">Name</text:p>
          </table:table-cell>
          <table:table-cell table:style-name="Таблица10.A1" office:value-type="string">
            <text:p text:style-name="P7">Description</text:p>
          </table:table-cell>
          <table:table-cell table:style-name="Таблица10.A1" office:value-type="string">
            <text:p text:style-name="P7">№</text:p>
          </table:table-cell>
          <table:table-cell table:style-name="Таблица10.A1" office:value-type="string">
            <text:p text:style-name="P7">Name</text:p>
          </table:table-cell>
          <table:table-cell table:style-name="Таблица10.F1" office:value-type="string">
            <text:p text:style-name="P7">Description</text:p>
          </table:table-cell>
        </table:table-row>
        <table:table-row>
          <table:table-cell table:style-name="Таблица10.A2" office:value-type="float" office:value="1">
            <text:p text:style-name="P8">1</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2">
            <text:p text:style-name="P8">2</text:p>
          </table:table-cell>
          <table:table-cell table:style-name="Таблица10.A2">
            <text:p text:style-name="P8"/>
          </table:table-cell>
          <table:table-cell table:style-name="Таблица10.F2" office:value-type="string">
            <text:p text:style-name="P8">Not used</text:p>
          </table:table-cell>
        </table:table-row>
        <table:table-row>
          <table:table-cell table:style-name="Таблица10.A2" office:value-type="float" office:value="3">
            <text:p text:style-name="P8">3</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4">
            <text:p text:style-name="P8">4</text:p>
          </table:table-cell>
          <table:table-cell table:style-name="Таблица10.A2">
            <text:p text:style-name="P8"/>
          </table:table-cell>
          <table:table-cell table:style-name="Таблица10.F2" office:value-type="string">
            <text:p text:style-name="P8">Not used</text:p>
          </table:table-cell>
        </table:table-row>
        <table:table-row>
          <table:table-cell table:style-name="Таблица10.A2" office:value-type="float" office:value="5">
            <text:p text:style-name="P8">5</text:p>
          </table:table-cell>
          <table:table-cell table:style-name="Таблица10.B2" office:value-type="string">
            <text:p text:style-name="P8">KEY</text:p>
          </table:table-cell>
          <table:table-cell table:style-name="Таблица10.B2" office:value-type="string">
            <text:p text:style-name="P8">key (no contact)</text:p>
          </table:table-cell>
          <table:table-cell table:style-name="Таблица10.A2" office:value-type="float" office:value="6">
            <text:p text:style-name="P8">6</text:p>
          </table:table-cell>
          <table:table-cell table:style-name="Таблица10.B2" office:value-type="string">
            <text:p text:style-name="P8">DS3</text:p>
          </table:table-cell>
          <table:table-cell table:style-name="Таблица10.F2" office:value-type="string">
            <text:p text:style-name="P8">Select 3 drive (D)</text:p>
          </table:table-cell>
        </table:table-row>
        <table:table-row>
          <table:table-cell table:style-name="Таблица10.A2" office:value-type="float" office:value="7">
            <text:p text:style-name="P8">7</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8">
            <text:p text:style-name="P8">8</text:p>
          </table:table-cell>
          <table:table-cell table:style-name="Таблица10.B2" office:value-type="string">
            <text:p text:style-name="P8">IDX</text:p>
          </table:table-cell>
          <table:table-cell table:style-name="Таблица10.F2" office:value-type="string">
            <text:p text:style-name="P8">Index</text:p>
          </table:table-cell>
        </table:table-row>
        <table:table-row>
          <table:table-cell table:style-name="Таблица10.A2" office:value-type="float" office:value="9">
            <text:p text:style-name="P8">9</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10">
            <text:p text:style-name="P8">10</text:p>
          </table:table-cell>
          <table:table-cell table:style-name="Таблица10.B2" office:value-type="string">
            <text:p text:style-name="P8">DS0</text:p>
          </table:table-cell>
          <table:table-cell table:style-name="Таблица10.F2" office:value-type="string">
            <text:p text:style-name="P8">Select 0 drive (A)</text:p>
          </table:table-cell>
        </table:table-row>
        <table:table-row>
          <table:table-cell table:style-name="Таблица10.A2" office:value-type="float" office:value="11">
            <text:p text:style-name="P8">11</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12">
            <text:p text:style-name="P8">12</text:p>
          </table:table-cell>
          <table:table-cell table:style-name="Таблица10.B2" office:value-type="string">
            <text:p text:style-name="P8">DS1</text:p>
          </table:table-cell>
          <table:table-cell table:style-name="Таблица10.F2" office:value-type="string">
            <text:p text:style-name="P8">Select 1 drive (B)</text:p>
          </table:table-cell>
        </table:table-row>
        <table:table-row>
          <table:table-cell table:style-name="Таблица10.A2" office:value-type="float" office:value="13">
            <text:p text:style-name="P8">13</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14">
            <text:p text:style-name="P8">14</text:p>
          </table:table-cell>
          <table:table-cell table:style-name="Таблица10.B2" office:value-type="string">
            <text:p text:style-name="P8">DS2</text:p>
          </table:table-cell>
          <table:table-cell table:style-name="Таблица10.F2" office:value-type="string">
            <text:p text:style-name="P8">Select 2 drive (C)</text:p>
          </table:table-cell>
        </table:table-row>
        <table:table-row>
          <table:table-cell table:style-name="Таблица10.A2" office:value-type="float" office:value="15">
            <text:p text:style-name="P8">15</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16">
            <text:p text:style-name="P8">16</text:p>
          </table:table-cell>
          <table:table-cell table:style-name="Таблица10.B2" office:value-type="string">
            <text:p text:style-name="P8">MOTON</text:p>
          </table:table-cell>
          <table:table-cell table:style-name="Таблица10.F2" office:value-type="string">
            <text:p text:style-name="P8">Motor on</text:p>
          </table:table-cell>
        </table:table-row>
        <table:table-row>
          <table:table-cell table:style-name="Таблица10.A2" office:value-type="float" office:value="17">
            <text:p text:style-name="P8">17</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18">
            <text:p text:style-name="P8">18</text:p>
          </table:table-cell>
          <table:table-cell table:style-name="Таблица10.B2" office:value-type="string">
            <text:p text:style-name="P8">DIRC</text:p>
          </table:table-cell>
          <table:table-cell table:style-name="Таблица10.F2" office:value-type="string">
            <text:p text:style-name="P8">Direction</text:p>
          </table:table-cell>
        </table:table-row>
        <table:table-row>
          <table:table-cell table:style-name="Таблица10.A2" office:value-type="float" office:value="19">
            <text:p text:style-name="P8">19</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20">
            <text:p text:style-name="P8">20</text:p>
          </table:table-cell>
          <table:table-cell table:style-name="Таблица10.B2" office:value-type="string">
            <text:p text:style-name="P8">STEP</text:p>
          </table:table-cell>
          <table:table-cell table:style-name="Таблица10.F2" office:value-type="string">
            <text:p text:style-name="P8">Step</text:p>
          </table:table-cell>
        </table:table-row>
        <table:table-row>
          <table:table-cell table:style-name="Таблица10.A2" office:value-type="float" office:value="21">
            <text:p text:style-name="P8">21</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22">
            <text:p text:style-name="P8">22</text:p>
          </table:table-cell>
          <table:table-cell table:style-name="Таблица10.B2" office:value-type="string">
            <text:p text:style-name="P8">WD</text:p>
          </table:table-cell>
          <table:table-cell table:style-name="Таблица10.F2" office:value-type="string">
            <text:p text:style-name="P8">Write data</text:p>
          </table:table-cell>
        </table:table-row>
        <table:table-row>
          <table:table-cell table:style-name="Таблица10.A2" office:value-type="float" office:value="23">
            <text:p text:style-name="P8">23</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24">
            <text:p text:style-name="P8">24</text:p>
          </table:table-cell>
          <table:table-cell table:style-name="Таблица10.B2" office:value-type="string">
            <text:p text:style-name="P8">WG</text:p>
          </table:table-cell>
          <table:table-cell table:style-name="Таблица10.F2" office:value-type="string">
            <text:p text:style-name="P8">Write enable</text:p>
          </table:table-cell>
        </table:table-row>
        <table:table-row>
          <table:table-cell table:style-name="Таблица10.A2" office:value-type="float" office:value="25">
            <text:p text:style-name="P8">25</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26">
            <text:p text:style-name="P8">26</text:p>
          </table:table-cell>
          <table:table-cell table:style-name="Таблица10.B2" office:value-type="string">
            <text:p text:style-name="P8">TR00</text:p>
          </table:table-cell>
          <table:table-cell table:style-name="Таблица10.F2" office:value-type="string">
            <text:p text:style-name="P8">Track 0</text:p>
          </table:table-cell>
        </table:table-row>
        <table:table-row>
          <table:table-cell table:style-name="Таблица10.A2" office:value-type="float" office:value="27">
            <text:p text:style-name="P8">27</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28">
            <text:p text:style-name="P8">28</text:p>
          </table:table-cell>
          <table:table-cell table:style-name="Таблица10.B2" office:value-type="string">
            <text:p text:style-name="P8">WP</text:p>
          </table:table-cell>
          <table:table-cell table:style-name="Таблица10.F2" office:value-type="string">
            <text:p text:style-name="P8">Write protect</text:p>
          </table:table-cell>
        </table:table-row>
        <table:table-row>
          <table:table-cell table:style-name="Таблица10.A2" office:value-type="float" office:value="29">
            <text:p text:style-name="P8">29</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30">
            <text:p text:style-name="P8">30</text:p>
          </table:table-cell>
          <table:table-cell table:style-name="Таблица10.B2" office:value-type="string">
            <text:p text:style-name="P8">RDDATA</text:p>
          </table:table-cell>
          <table:table-cell table:style-name="Таблица10.F2" office:value-type="string">
            <text:p text:style-name="P8">Read data</text:p>
          </table:table-cell>
        </table:table-row>
        <table:table-row>
          <table:table-cell table:style-name="Таблица10.A2" office:value-type="float" office:value="31">
            <text:p text:style-name="P8">31</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32">
            <text:p text:style-name="P8">32</text:p>
          </table:table-cell>
          <table:table-cell table:style-name="Таблица10.B2" office:value-type="string">
            <text:p text:style-name="P8">SIDE1</text:p>
          </table:table-cell>
          <table:table-cell table:style-name="Таблица10.F2" office:value-type="string">
            <text:p text:style-name="P8">Side select</text:p>
          </table:table-cell>
        </table:table-row>
        <table:table-row>
          <table:table-cell table:style-name="Таблица10.A2" office:value-type="float" office:value="33">
            <text:p text:style-name="P8">33</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34">
            <text:p text:style-name="P8">34</text:p>
          </table:table-cell>
          <table:table-cell table:style-name="Таблица10.B2" office:value-type="string">
            <text:p text:style-name="P8"/>
          </table:table-cell>
          <table:table-cell table:style-name="Таблица10.F2" office:value-type="string">
            <text:p text:style-name="P8">Not used</text:p>
          </table:table-cell>
        </table:table-row>
      </table:table>
      <text:h text:style-name="Heading_20_2" text:outline-level="2">X2. IDE</text:h>
      <table:table table:name="Таблица11" table:style-name="Таблица11">
        <table:table-column table:style-name="Таблица11.A"/>
        <table:table-column table:style-name="Таблица11.B"/>
        <table:table-row>
          <table:table-cell table:style-name="Таблица11.A1" office:value-type="string">
            <text:p text:style-name="Table_20_Contents"><draw:frame draw:style-name="fr2" draw:name="Графический объект9" text:anchor-type="paragraph" svg:width="7.214cm" svg:height="1.683cm" draw:z-index="2"><draw:image xlink:href="Pictures/200002A700001C2F00000692A312314E.svm" xlink:type="simple" xlink:show="embed" xlink:actuate="onLoad"/>
       </draw:frame></text:p>
          </table:table-cell>
          <table:table-cell table:style-name="Таблица11.A1" office:value-type="string">
            <text:p text:style-name="Table_20_Contents">Connector for IDE (parallel ATA) drives. Supported up to two drives on master/slave mode.</text:p>
            <text:p text:style-name="Table_20_Contents">First pin have square pad.</text:p>
          </table:table-cell>
        </table:table-row>
      </table:table>
      <text:p text:style-name="Text_20_body">Pins description:</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row>
          <table:table-cell table:style-name="Таблица12.A1" office:value-type="string">
            <text:p text:style-name="P7">№</text:p>
          </table:table-cell>
          <table:table-cell table:style-name="Таблица12.A1" office:value-type="string">
            <text:p text:style-name="P7">Name</text:p>
          </table:table-cell>
          <table:table-cell table:style-name="Таблица12.A1" office:value-type="string">
            <text:p text:style-name="P7">Description</text:p>
          </table:table-cell>
          <table:table-cell table:style-name="Таблица12.A1" office:value-type="string">
            <text:p text:style-name="P7">№</text:p>
          </table:table-cell>
          <table:table-cell table:style-name="Таблица12.A1" office:value-type="string">
            <text:p text:style-name="P7">Name</text:p>
          </table:table-cell>
          <table:table-cell table:style-name="Таблица12.F1" office:value-type="string">
            <text:p text:style-name="P7">Description</text:p>
          </table:table-cell>
        </table:table-row>
        <table:table-row>
          <table:table-cell table:style-name="Таблица12.A2" office:value-type="float" office:value="1">
            <text:p text:style-name="P8">1</text:p>
          </table:table-cell>
          <table:table-cell table:style-name="Таблица12.B2" office:value-type="string">
            <text:p text:style-name="P8">RESET</text:p>
          </table:table-cell>
          <table:table-cell table:style-name="Таблица12.B2" office:value-type="string">
            <text:p text:style-name="P8">Reset</text:p>
          </table:table-cell>
          <table:table-cell table:style-name="Таблица12.A2" office:value-type="float" office:value="2">
            <text:p text:style-name="P8">2</text:p>
          </table:table-cell>
          <table:table-cell table:style-name="Таблица12.B2" office:value-type="string">
            <text:p text:style-name="P8">GND</text:p>
          </table:table-cell>
          <table:table-cell table:style-name="Таблица12.F2" office:value-type="string">
            <text:p text:style-name="P8">Ground</text:p>
          </table:table-cell>
        </table:table-row>
        <table:table-row>
          <table:table-cell table:style-name="Таблица12.A2" office:value-type="float" office:value="3">
            <text:p text:style-name="P8">3</text:p>
          </table:table-cell>
          <table:table-cell table:style-name="Таблица12.B2" office:value-type="string">
            <text:p text:style-name="P8">D07</text:p>
          </table:table-cell>
          <table:table-cell table:style-name="Таблица12.B2" office:value-type="string">
            <text:p text:style-name="P8">Data7 </text:p>
          </table:table-cell>
          <table:table-cell table:style-name="Таблица12.A2" office:value-type="float" office:value="4">
            <text:p text:style-name="P8">4</text:p>
          </table:table-cell>
          <table:table-cell table:style-name="Таблица12.B2" office:value-type="string">
            <text:p text:style-name="P8">D08</text:p>
          </table:table-cell>
          <table:table-cell table:style-name="Таблица12.F2" office:value-type="string">
            <text:p text:style-name="P8">Data8</text:p>
          </table:table-cell>
        </table:table-row>
        <table:table-row>
          <table:table-cell table:style-name="Таблица12.A2" office:value-type="float" office:value="5">
            <text:p text:style-name="P8">5</text:p>
          </table:table-cell>
          <table:table-cell table:style-name="Таблица12.B2" office:value-type="string">
            <text:p text:style-name="P8">D06</text:p>
          </table:table-cell>
          <table:table-cell table:style-name="Таблица12.B2" office:value-type="string">
            <text:p text:style-name="P8">Data6</text:p>
          </table:table-cell>
          <table:table-cell table:style-name="Таблица12.A2" office:value-type="float" office:value="6">
            <text:p text:style-name="P8">6</text:p>
          </table:table-cell>
          <table:table-cell table:style-name="Таблица12.B2" office:value-type="string">
            <text:p text:style-name="P8">D09</text:p>
          </table:table-cell>
          <table:table-cell table:style-name="Таблица12.F2" office:value-type="string">
            <text:p text:style-name="P8">Data9</text:p>
          </table:table-cell>
        </table:table-row>
        <table:table-row>
          <table:table-cell table:style-name="Таблица12.A2" office:value-type="float" office:value="7">
            <text:p text:style-name="P8">7</text:p>
          </table:table-cell>
          <table:table-cell table:style-name="Таблица12.B2" office:value-type="string">
            <text:p text:style-name="P8">D05</text:p>
          </table:table-cell>
          <table:table-cell table:style-name="Таблица12.B2" office:value-type="string">
            <text:p text:style-name="P8">Data5</text:p>
          </table:table-cell>
          <table:table-cell table:style-name="Таблица12.A2" office:value-type="float" office:value="8">
            <text:p text:style-name="P8">8</text:p>
          </table:table-cell>
          <table:table-cell table:style-name="Таблица12.B2" office:value-type="string">
            <text:p text:style-name="P8">D10</text:p>
          </table:table-cell>
          <table:table-cell table:style-name="Таблица12.F2" office:value-type="string">
            <text:p text:style-name="P8">Data10</text:p>
          </table:table-cell>
        </table:table-row>
        <text:soft-page-break/>
        <table:table-row>
          <table:table-cell table:style-name="Таблица12.A2" office:value-type="float" office:value="9">
            <text:p text:style-name="P8">9</text:p>
          </table:table-cell>
          <table:table-cell table:style-name="Таблица12.B2" office:value-type="string">
            <text:p text:style-name="P8">D04</text:p>
          </table:table-cell>
          <table:table-cell table:style-name="Таблица12.B2" office:value-type="string">
            <text:p text:style-name="P8">Data4</text:p>
          </table:table-cell>
          <table:table-cell table:style-name="Таблица12.A2" office:value-type="float" office:value="10">
            <text:p text:style-name="P8">10</text:p>
          </table:table-cell>
          <table:table-cell table:style-name="Таблица12.B2" office:value-type="string">
            <text:p text:style-name="P8">D11</text:p>
          </table:table-cell>
          <table:table-cell table:style-name="Таблица12.F2" office:value-type="string">
            <text:p text:style-name="P8">Data11</text:p>
          </table:table-cell>
        </table:table-row>
        <table:table-row>
          <table:table-cell table:style-name="Таблица12.A2" office:value-type="float" office:value="11">
            <text:p text:style-name="P8">11</text:p>
          </table:table-cell>
          <table:table-cell table:style-name="Таблица12.B2" office:value-type="string">
            <text:p text:style-name="P8">D03</text:p>
          </table:table-cell>
          <table:table-cell table:style-name="Таблица12.B2" office:value-type="string">
            <text:p text:style-name="P8">Data3</text:p>
          </table:table-cell>
          <table:table-cell table:style-name="Таблица12.A2" office:value-type="float" office:value="12">
            <text:p text:style-name="P8">12</text:p>
          </table:table-cell>
          <table:table-cell table:style-name="Таблица12.B2" office:value-type="string">
            <text:p text:style-name="P8">D12</text:p>
          </table:table-cell>
          <table:table-cell table:style-name="Таблица12.F2" office:value-type="string">
            <text:p text:style-name="P8">Data12</text:p>
          </table:table-cell>
        </table:table-row>
        <table:table-row>
          <table:table-cell table:style-name="Таблица12.A2" office:value-type="float" office:value="13">
            <text:p text:style-name="P8">13</text:p>
          </table:table-cell>
          <table:table-cell table:style-name="Таблица12.B2" office:value-type="string">
            <text:p text:style-name="P8">D02</text:p>
          </table:table-cell>
          <table:table-cell table:style-name="Таблица12.B2" office:value-type="string">
            <text:p text:style-name="P8">Data2</text:p>
          </table:table-cell>
          <table:table-cell table:style-name="Таблица12.A2" office:value-type="float" office:value="14">
            <text:p text:style-name="P8">14</text:p>
          </table:table-cell>
          <table:table-cell table:style-name="Таблица12.B2" office:value-type="string">
            <text:p text:style-name="P8">D13</text:p>
          </table:table-cell>
          <table:table-cell table:style-name="Таблица12.F2" office:value-type="string">
            <text:p text:style-name="P8">Data13</text:p>
          </table:table-cell>
        </table:table-row>
        <table:table-row>
          <table:table-cell table:style-name="Таблица12.A2" office:value-type="float" office:value="15">
            <text:p text:style-name="P8">15</text:p>
          </table:table-cell>
          <table:table-cell table:style-name="Таблица12.B2" office:value-type="string">
            <text:p text:style-name="P8">D01</text:p>
          </table:table-cell>
          <table:table-cell table:style-name="Таблица12.B2" office:value-type="string">
            <text:p text:style-name="P8">Data1</text:p>
          </table:table-cell>
          <table:table-cell table:style-name="Таблица12.A2" office:value-type="float" office:value="16">
            <text:p text:style-name="P8">16</text:p>
          </table:table-cell>
          <table:table-cell table:style-name="Таблица12.B2" office:value-type="string">
            <text:p text:style-name="P8">D14</text:p>
          </table:table-cell>
          <table:table-cell table:style-name="Таблица12.F2" office:value-type="string">
            <text:p text:style-name="P8">Data14</text:p>
          </table:table-cell>
        </table:table-row>
        <table:table-row>
          <table:table-cell table:style-name="Таблица12.A2" office:value-type="float" office:value="17">
            <text:p text:style-name="P8">17</text:p>
          </table:table-cell>
          <table:table-cell table:style-name="Таблица12.B2" office:value-type="string">
            <text:p text:style-name="P8">D00</text:p>
          </table:table-cell>
          <table:table-cell table:style-name="Таблица12.B2" office:value-type="string">
            <text:p text:style-name="P8">Data0</text:p>
          </table:table-cell>
          <table:table-cell table:style-name="Таблица12.A2" office:value-type="float" office:value="18">
            <text:p text:style-name="P8">18</text:p>
          </table:table-cell>
          <table:table-cell table:style-name="Таблица12.B2" office:value-type="string">
            <text:p text:style-name="P8">D15</text:p>
          </table:table-cell>
          <table:table-cell table:style-name="Таблица12.F2" office:value-type="string">
            <text:p text:style-name="P8">Data15</text:p>
          </table:table-cell>
        </table:table-row>
        <table:table-row>
          <table:table-cell table:style-name="Таблица12.A2" office:value-type="float" office:value="19">
            <text:p text:style-name="P8">19</text:p>
          </table:table-cell>
          <table:table-cell table:style-name="Таблица12.B2" office:value-type="string">
            <text:p text:style-name="P8">GND</text:p>
          </table:table-cell>
          <table:table-cell table:style-name="Таблица12.B2" office:value-type="string">
            <text:p text:style-name="P8">Ground</text:p>
          </table:table-cell>
          <table:table-cell table:style-name="Таблица12.A2" office:value-type="float" office:value="20">
            <text:p text:style-name="P8">20</text:p>
          </table:table-cell>
          <table:table-cell table:style-name="Таблица12.B2" office:value-type="string">
            <text:p text:style-name="P8">KEY</text:p>
          </table:table-cell>
          <table:table-cell table:style-name="Таблица12.F2" office:value-type="string">
            <text:p text:style-name="P8">KEY (no contact)</text:p>
          </table:table-cell>
        </table:table-row>
        <table:table-row>
          <table:table-cell table:style-name="Таблица12.A2" office:value-type="float" office:value="21">
            <text:p text:style-name="P8">21</text:p>
          </table:table-cell>
          <table:table-cell table:style-name="Таблица12.B2" office:value-type="string">
            <text:p text:style-name="P8"/>
          </table:table-cell>
          <table:table-cell table:style-name="Таблица12.B2" office:value-type="string">
            <text:p text:style-name="P8">Not used</text:p>
          </table:table-cell>
          <table:table-cell table:style-name="Таблица12.A2" office:value-type="float" office:value="22">
            <text:p text:style-name="P8">22</text:p>
          </table:table-cell>
          <table:table-cell table:style-name="Таблица12.B2" office:value-type="string">
            <text:p text:style-name="P8">GND</text:p>
          </table:table-cell>
          <table:table-cell table:style-name="Таблица12.F2" office:value-type="string">
            <text:p text:style-name="P8">Ground</text:p>
          </table:table-cell>
        </table:table-row>
        <table:table-row>
          <table:table-cell table:style-name="Таблица12.A2" office:value-type="float" office:value="23">
            <text:p text:style-name="P8">23</text:p>
          </table:table-cell>
          <table:table-cell table:style-name="Таблица12.B2" office:value-type="string">
            <text:p text:style-name="P8">DIOW</text:p>
          </table:table-cell>
          <table:table-cell table:style-name="Таблица12.B2" office:value-type="string">
            <text:p text:style-name="P8"/>
          </table:table-cell>
          <table:table-cell table:style-name="Таблица12.A2" office:value-type="float" office:value="24">
            <text:p text:style-name="P8">24</text:p>
          </table:table-cell>
          <table:table-cell table:style-name="Таблица12.B2" office:value-type="string">
            <text:p text:style-name="P8">GND</text:p>
          </table:table-cell>
          <table:table-cell table:style-name="Таблица12.F2" office:value-type="string">
            <text:p text:style-name="P8">Ground</text:p>
          </table:table-cell>
        </table:table-row>
        <table:table-row>
          <table:table-cell table:style-name="Таблица12.A2" office:value-type="float" office:value="25">
            <text:p text:style-name="P8">25</text:p>
          </table:table-cell>
          <table:table-cell table:style-name="Таблица12.B2" office:value-type="string">
            <text:p text:style-name="P8">DIOR</text:p>
          </table:table-cell>
          <table:table-cell table:style-name="Таблица12.B2" office:value-type="string">
            <text:p text:style-name="P8"/>
          </table:table-cell>
          <table:table-cell table:style-name="Таблица12.A2" office:value-type="float" office:value="26">
            <text:p text:style-name="P8">26</text:p>
          </table:table-cell>
          <table:table-cell table:style-name="Таблица12.B2" office:value-type="string">
            <text:p text:style-name="P8">GND</text:p>
          </table:table-cell>
          <table:table-cell table:style-name="Таблица12.F2" office:value-type="string">
            <text:p text:style-name="P8">Ground</text:p>
          </table:table-cell>
        </table:table-row>
        <table:table-row>
          <table:table-cell table:style-name="Таблица12.A2" office:value-type="float" office:value="27">
            <text:p text:style-name="P8">27</text:p>
          </table:table-cell>
          <table:table-cell table:style-name="Таблица12.B2" office:value-type="string">
            <text:p text:style-name="P8">IORDY</text:p>
          </table:table-cell>
          <table:table-cell table:style-name="Таблица12.B2" office:value-type="string">
            <text:p text:style-name="P8"/>
          </table:table-cell>
          <table:table-cell table:style-name="Таблица12.A2" office:value-type="float" office:value="28">
            <text:p text:style-name="P8">28</text:p>
          </table:table-cell>
          <table:table-cell table:style-name="Таблица12.B2" office:value-type="string">
            <text:p text:style-name="P8"/>
          </table:table-cell>
          <table:table-cell table:style-name="Таблица12.F2" office:value-type="string">
            <text:p text:style-name="P8">Not used</text:p>
          </table:table-cell>
        </table:table-row>
        <table:table-row>
          <table:table-cell table:style-name="Таблица12.A2" office:value-type="float" office:value="29">
            <text:p text:style-name="P8">29</text:p>
          </table:table-cell>
          <table:table-cell table:style-name="Таблица12.B2" office:value-type="string">
            <text:p text:style-name="P8"/>
          </table:table-cell>
          <table:table-cell table:style-name="Таблица12.B2" office:value-type="string">
            <text:p text:style-name="P8">Not used</text:p>
          </table:table-cell>
          <table:table-cell table:style-name="Таблица12.A2" office:value-type="float" office:value="30">
            <text:p text:style-name="P8">30</text:p>
          </table:table-cell>
          <table:table-cell table:style-name="Таблица12.B2" office:value-type="string">
            <text:p text:style-name="P8">GND</text:p>
          </table:table-cell>
          <table:table-cell table:style-name="Таблица12.F2" office:value-type="string">
            <text:p text:style-name="P8">Ground</text:p>
          </table:table-cell>
        </table:table-row>
        <table:table-row>
          <table:table-cell table:style-name="Таблица12.A2" office:value-type="float" office:value="31">
            <text:p text:style-name="P8">31</text:p>
          </table:table-cell>
          <table:table-cell table:style-name="Таблица12.B2" office:value-type="string">
            <text:p text:style-name="P8"/>
          </table:table-cell>
          <table:table-cell table:style-name="Таблица12.B2" office:value-type="string">
            <text:p text:style-name="P8">Not used</text:p>
          </table:table-cell>
          <table:table-cell table:style-name="Таблица12.A2" office:value-type="float" office:value="32">
            <text:p text:style-name="P8">32</text:p>
          </table:table-cell>
          <table:table-cell table:style-name="Таблица12.B2" office:value-type="string">
            <text:p text:style-name="P8"/>
          </table:table-cell>
          <table:table-cell table:style-name="Таблица12.F2" office:value-type="string">
            <text:p text:style-name="P8">Not used</text:p>
          </table:table-cell>
        </table:table-row>
        <table:table-row>
          <table:table-cell table:style-name="Таблица12.A2" office:value-type="float" office:value="33">
            <text:p text:style-name="P8">33</text:p>
          </table:table-cell>
          <table:table-cell table:style-name="Таблица12.B2" office:value-type="string">
            <text:p text:style-name="P8">DA1</text:p>
          </table:table-cell>
          <table:table-cell table:style-name="Таблица12.B2" office:value-type="string">
            <text:p text:style-name="P8">Address1</text:p>
          </table:table-cell>
          <table:table-cell table:style-name="Таблица12.A2" office:value-type="float" office:value="34">
            <text:p text:style-name="P8">34</text:p>
          </table:table-cell>
          <table:table-cell table:style-name="Таблица12.B2" office:value-type="string">
            <text:p text:style-name="P8"/>
          </table:table-cell>
          <table:table-cell table:style-name="Таблица12.F2" office:value-type="string">
            <text:p text:style-name="P8">Not used</text:p>
          </table:table-cell>
        </table:table-row>
        <table:table-row>
          <table:table-cell table:style-name="Таблица12.A2" office:value-type="float" office:value="35">
            <text:p text:style-name="P8">35</text:p>
          </table:table-cell>
          <table:table-cell table:style-name="Таблица12.B2" office:value-type="string">
            <text:p text:style-name="P8">DA0</text:p>
          </table:table-cell>
          <table:table-cell table:style-name="Таблица12.B2" office:value-type="string">
            <text:p text:style-name="P8">Address0</text:p>
          </table:table-cell>
          <table:table-cell table:style-name="Таблица12.A2" office:value-type="float" office:value="36">
            <text:p text:style-name="P8">36</text:p>
          </table:table-cell>
          <table:table-cell table:style-name="Таблица12.B2" office:value-type="string">
            <text:p text:style-name="P8">DA2</text:p>
          </table:table-cell>
          <table:table-cell table:style-name="Таблица12.F2" office:value-type="string">
            <text:p text:style-name="P8">Address1</text:p>
          </table:table-cell>
        </table:table-row>
        <table:table-row>
          <table:table-cell table:style-name="Таблица12.A2" office:value-type="float" office:value="37">
            <text:p text:style-name="P8">37</text:p>
          </table:table-cell>
          <table:table-cell table:style-name="Таблица12.B2" office:value-type="string">
            <text:p text:style-name="P8">CS0</text:p>
          </table:table-cell>
          <table:table-cell table:style-name="Таблица12.B2" office:value-type="string">
            <text:p text:style-name="P8">Select0</text:p>
          </table:table-cell>
          <table:table-cell table:style-name="Таблица12.A2" office:value-type="float" office:value="38">
            <text:p text:style-name="P8">38</text:p>
          </table:table-cell>
          <table:table-cell table:style-name="Таблица12.B2" office:value-type="string">
            <text:p text:style-name="P8">CS1</text:p>
          </table:table-cell>
          <table:table-cell table:style-name="Таблица12.F2" office:value-type="string">
            <text:p text:style-name="P8">Select</text:p>
          </table:table-cell>
        </table:table-row>
        <table:table-row>
          <table:table-cell table:style-name="Таблица12.A2" office:value-type="float" office:value="39">
            <text:p text:style-name="P8">39</text:p>
          </table:table-cell>
          <table:table-cell table:style-name="Таблица12.B2" office:value-type="string">
            <text:p text:style-name="P8">DASP</text:p>
          </table:table-cell>
          <table:table-cell table:style-name="Таблица12.B2" office:value-type="string">
            <text:p text:style-name="P8">Indicator</text:p>
          </table:table-cell>
          <table:table-cell table:style-name="Таблица12.A2" office:value-type="float" office:value="40">
            <text:p text:style-name="P8">40</text:p>
          </table:table-cell>
          <table:table-cell table:style-name="Таблица12.B2" office:value-type="string">
            <text:p text:style-name="P8">GND</text:p>
          </table:table-cell>
          <table:table-cell table:style-name="Таблица12.F2" office:value-type="string">
            <text:p text:style-name="P8">Ground</text:p>
          </table:table-cell>
        </table:table-row>
      </table:table>
      <text:h text:style-name="Heading_20_2" text:outline-level="2">X3. Printer (non-full LPT).</text:h>
      <table:table table:name="Таблица13" table:style-name="Таблица13">
        <table:table-column table:style-name="Таблица13.A"/>
        <table:table-column table:style-name="Таблица13.B"/>
        <table:table-row>
          <table:table-cell table:style-name="Таблица13.A1" office:value-type="string">
            <text:p text:style-name="Table_20_Contents"><draw:frame draw:style-name="fr5" draw:name="Графический объект7" text:anchor-type="paragraph" svg:width="5.225cm" svg:height="2.14cm" draw:z-index="17"><draw:image xlink:href="Pictures/200001BD000014690000085BBBCBBACA.svm" xlink:type="simple" xlink:show="embed" xlink:actuate="onLoad"/>
       </draw:frame></text:p>
          </table:table-cell>
          <table:table-cell table:style-name="Таблица13.A1" office:value-type="string">
            <text:p text:style-name="Table_20_Contents">Connector for Printer (recommends to use EPSON-compatible printer).</text:p>
            <text:p text:style-name="Table_20_Contents">First pin have square pad.</text:p>
          </table:table-cell>
        </table:table-row>
      </table:table>
      <text:p text:style-name="Text_20_body">Pins description:</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F"/>
        <table:table-row>
          <table:table-cell table:style-name="Таблица14.A1" office:value-type="string">
            <text:p text:style-name="P7">№</text:p>
          </table:table-cell>
          <table:table-cell table:style-name="Таблица14.A1" office:value-type="string">
            <text:p text:style-name="P7">Name</text:p>
          </table:table-cell>
          <table:table-cell table:style-name="Таблица14.A1" office:value-type="string">
            <text:p text:style-name="P7">Description</text:p>
          </table:table-cell>
          <table:table-cell table:style-name="Таблица14.A1" office:value-type="string">
            <text:p text:style-name="P7">№</text:p>
          </table:table-cell>
          <table:table-cell table:style-name="Таблица14.A1" office:value-type="string">
            <text:p text:style-name="P7">Name</text:p>
          </table:table-cell>
          <table:table-cell table:style-name="Таблица14.F1" office:value-type="string">
            <text:p text:style-name="P7">Description</text:p>
          </table:table-cell>
        </table:table-row>
        <table:table-row>
          <table:table-cell table:style-name="Таблица14.A2" office:value-type="float" office:value="1">
            <text:p text:style-name="P8">1</text:p>
          </table:table-cell>
          <table:table-cell table:style-name="Таблица14.B2" office:value-type="string">
            <text:p text:style-name="P8">STROBE</text:p>
          </table:table-cell>
          <table:table-cell table:style-name="Таблица14.B2" office:value-type="string">
            <text:p text:style-name="P8">Strobe</text:p>
          </table:table-cell>
          <table:table-cell table:style-name="Таблица14.A2" office:value-type="float" office:value="2">
            <text:p text:style-name="P8">2</text:p>
          </table:table-cell>
          <table:table-cell table:style-name="Таблица14.B2" office:value-type="string">
            <text:p text:style-name="P8"/>
          </table:table-cell>
          <table:table-cell table:style-name="Таблица14.F2" office:value-type="string">
            <text:p text:style-name="P8">Not used</text:p>
          </table:table-cell>
        </table:table-row>
        <table:table-row>
          <table:table-cell table:style-name="Таблица14.A2" office:value-type="float" office:value="3">
            <text:p text:style-name="P8">3</text:p>
          </table:table-cell>
          <table:table-cell table:style-name="Таблица14.B2" office:value-type="string">
            <text:p text:style-name="P8">DATA0</text:p>
          </table:table-cell>
          <table:table-cell table:style-name="Таблица14.B2" office:value-type="string">
            <text:p text:style-name="P8">0 bit of data</text:p>
          </table:table-cell>
          <table:table-cell table:style-name="Таблица14.A2" office:value-type="float" office:value="4">
            <text:p text:style-name="P8">4</text:p>
          </table:table-cell>
          <table:table-cell table:style-name="Таблица14.B2" office:value-type="string">
            <text:p text:style-name="P8">ERROR</text:p>
          </table:table-cell>
          <table:table-cell table:style-name="Таблица14.F2" office:value-type="string">
            <text:p text:style-name="P8">Error</text:p>
          </table:table-cell>
        </table:table-row>
        <table:table-row>
          <table:table-cell table:style-name="Таблица14.A2" office:value-type="float" office:value="5">
            <text:p text:style-name="P8">5</text:p>
          </table:table-cell>
          <table:table-cell table:style-name="Таблица14.B2" office:value-type="string">
            <text:p text:style-name="P8">DATA1</text:p>
          </table:table-cell>
          <table:table-cell table:style-name="Таблица14.B2" office:value-type="string">
            <text:p text:style-name="P8">1 bit of data</text:p>
          </table:table-cell>
          <table:table-cell table:style-name="Таблица14.A2" office:value-type="float" office:value="6">
            <text:p text:style-name="P8">6</text:p>
          </table:table-cell>
          <table:table-cell table:style-name="Таблица14.B2" office:value-type="string">
            <text:p text:style-name="P8"/>
          </table:table-cell>
          <table:table-cell table:style-name="Таблица14.F2" office:value-type="string">
            <text:p text:style-name="P8">Not used</text:p>
          </table:table-cell>
        </table:table-row>
        <table:table-row>
          <table:table-cell table:style-name="Таблица14.A2" office:value-type="float" office:value="7">
            <text:p text:style-name="P8">7</text:p>
          </table:table-cell>
          <table:table-cell table:style-name="Таблица14.B2" office:value-type="string">
            <text:p text:style-name="P8">DATA2</text:p>
          </table:table-cell>
          <table:table-cell table:style-name="Таблица14.B2" office:value-type="string">
            <text:p text:style-name="P8">2 bit of data</text:p>
          </table:table-cell>
          <table:table-cell table:style-name="Таблица14.A2" office:value-type="float" office:value="8">
            <text:p text:style-name="P8">8</text:p>
          </table:table-cell>
          <table:table-cell table:style-name="Таблица14.B2" office:value-type="string">
            <text:p text:style-name="P8"/>
          </table:table-cell>
          <table:table-cell table:style-name="Таблица14.F2" office:value-type="string">
            <text:p text:style-name="P8">Not used</text:p>
          </table:table-cell>
        </table:table-row>
        <table:table-row>
          <table:table-cell table:style-name="Таблица14.A2" office:value-type="float" office:value="9">
            <text:p text:style-name="P8">9</text:p>
          </table:table-cell>
          <table:table-cell table:style-name="Таблица14.B2" office:value-type="string">
            <text:p text:style-name="P8">DATA3</text:p>
          </table:table-cell>
          <table:table-cell table:style-name="Таблица14.B2" office:value-type="string">
            <text:p text:style-name="P8">3 bit of data</text:p>
          </table:table-cell>
          <table:table-cell table:style-name="Таблица14.A2" office:value-type="float" office:value="10">
            <text:p text:style-name="P8">10</text:p>
          </table:table-cell>
          <table:table-cell table:style-name="Таблица14.B2" office:value-type="string">
            <text:p text:style-name="P8">GND</text:p>
          </table:table-cell>
          <table:table-cell table:style-name="Таблица14.F2" office:value-type="string">
            <text:p text:style-name="P8">Ground</text:p>
          </table:table-cell>
        </table:table-row>
        <table:table-row>
          <table:table-cell table:style-name="Таблица14.A2" office:value-type="float" office:value="11">
            <text:p text:style-name="P8">11</text:p>
          </table:table-cell>
          <table:table-cell table:style-name="Таблица14.B2" office:value-type="string">
            <text:p text:style-name="P8">DATA4</text:p>
          </table:table-cell>
          <table:table-cell table:style-name="Таблица14.B2" office:value-type="string">
            <text:p text:style-name="P8">4 bit of data</text:p>
          </table:table-cell>
          <table:table-cell table:style-name="Таблица14.A2" office:value-type="float" office:value="12">
            <text:p text:style-name="P8">12</text:p>
          </table:table-cell>
          <table:table-cell table:style-name="Таблица14.B2" office:value-type="string">
            <text:p text:style-name="P8">GND</text:p>
          </table:table-cell>
          <table:table-cell table:style-name="Таблица14.F2" office:value-type="string">
            <text:p text:style-name="P8">Ground</text:p>
          </table:table-cell>
        </table:table-row>
        <table:table-row>
          <table:table-cell table:style-name="Таблица14.A2" office:value-type="float" office:value="13">
            <text:p text:style-name="P8">13</text:p>
          </table:table-cell>
          <table:table-cell table:style-name="Таблица14.B2" office:value-type="string">
            <text:p text:style-name="P8">DATA5</text:p>
          </table:table-cell>
          <table:table-cell table:style-name="Таблица14.B2" office:value-type="string">
            <text:p text:style-name="P8">5 bit of data</text:p>
          </table:table-cell>
          <table:table-cell table:style-name="Таблица14.A2" office:value-type="float" office:value="14">
            <text:p text:style-name="P8">14</text:p>
          </table:table-cell>
          <table:table-cell table:style-name="Таблица14.B2" office:value-type="string">
            <text:p text:style-name="P8">GND</text:p>
          </table:table-cell>
          <table:table-cell table:style-name="Таблица14.F2" office:value-type="string">
            <text:p text:style-name="P8">Ground</text:p>
          </table:table-cell>
        </table:table-row>
        <table:table-row>
          <table:table-cell table:style-name="Таблица14.A2" office:value-type="float" office:value="15">
            <text:p text:style-name="P8">15</text:p>
          </table:table-cell>
          <table:table-cell table:style-name="Таблица14.B2" office:value-type="string">
            <text:p text:style-name="P8">DATA6</text:p>
          </table:table-cell>
          <table:table-cell table:style-name="Таблица14.B2" office:value-type="string">
            <text:p text:style-name="P8">6 bit of data</text:p>
          </table:table-cell>
          <table:table-cell table:style-name="Таблица14.A2" office:value-type="float" office:value="16">
            <text:p text:style-name="P8">16</text:p>
          </table:table-cell>
          <table:table-cell table:style-name="Таблица14.B2" office:value-type="string">
            <text:p text:style-name="P8">GND</text:p>
          </table:table-cell>
          <table:table-cell table:style-name="Таблица14.F2" office:value-type="string">
            <text:p text:style-name="P8">Ground</text:p>
          </table:table-cell>
        </table:table-row>
        <table:table-row>
          <table:table-cell table:style-name="Таблица14.A2" office:value-type="float" office:value="17">
            <text:p text:style-name="P8">17</text:p>
          </table:table-cell>
          <table:table-cell table:style-name="Таблица14.B2" office:value-type="string">
            <text:p text:style-name="P8">DATA7</text:p>
          </table:table-cell>
          <table:table-cell table:style-name="Таблица14.B2" office:value-type="string">
            <text:p text:style-name="P8">7 bit of data</text:p>
          </table:table-cell>
          <table:table-cell table:style-name="Таблица14.A2" office:value-type="float" office:value="18">
            <text:p text:style-name="P8">18</text:p>
          </table:table-cell>
          <table:table-cell table:style-name="Таблица14.B2" office:value-type="string">
            <text:p text:style-name="P8">GND</text:p>
          </table:table-cell>
          <table:table-cell table:style-name="Таблица14.F2" office:value-type="string">
            <text:p text:style-name="P8">Ground</text:p>
          </table:table-cell>
        </table:table-row>
        <table:table-row>
          <table:table-cell table:style-name="Таблица14.A2" office:value-type="float" office:value="19">
            <text:p text:style-name="P8">19</text:p>
          </table:table-cell>
          <table:table-cell table:style-name="Таблица14.B2" office:value-type="string">
            <text:p text:style-name="P8"/>
          </table:table-cell>
          <table:table-cell table:style-name="Таблица14.B2" office:value-type="string">
            <text:p text:style-name="P8">Not used</text:p>
          </table:table-cell>
          <table:table-cell table:style-name="Таблица14.A2" office:value-type="float" office:value="20">
            <text:p text:style-name="P8">20</text:p>
          </table:table-cell>
          <table:table-cell table:style-name="Таблица14.B2" office:value-type="string">
            <text:p text:style-name="P8">GND</text:p>
          </table:table-cell>
          <table:table-cell table:style-name="Таблица14.F2" office:value-type="string">
            <text:p text:style-name="P8">Ground</text:p>
          </table:table-cell>
        </table:table-row>
        <table:table-row>
          <table:table-cell table:style-name="Таблица14.A2" office:value-type="float" office:value="21">
            <text:p text:style-name="P8">21</text:p>
          </table:table-cell>
          <table:table-cell table:style-name="Таблица14.B2" office:value-type="string">
            <text:p text:style-name="P8">BUSY</text:p>
          </table:table-cell>
          <table:table-cell table:style-name="Таблица14.B2" office:value-type="string">
            <text:p text:style-name="P8">Busy</text:p>
          </table:table-cell>
          <table:table-cell table:style-name="Таблица14.A2" office:value-type="float" office:value="22">
            <text:p text:style-name="P8">22</text:p>
          </table:table-cell>
          <table:table-cell table:style-name="Таблица14.B2" office:value-type="string">
            <text:p text:style-name="P8">GND</text:p>
          </table:table-cell>
          <table:table-cell table:style-name="Таблица14.F2" office:value-type="string">
            <text:p text:style-name="P8">Ground</text:p>
          </table:table-cell>
        </table:table-row>
        <table:table-row>
          <table:table-cell table:style-name="Таблица14.A2" office:value-type="float" office:value="23">
            <text:p text:style-name="P8">23</text:p>
          </table:table-cell>
          <table:table-cell table:style-name="Таблица14.B2" office:value-type="string">
            <text:p text:style-name="P8">PE</text:p>
          </table:table-cell>
          <table:table-cell table:style-name="Таблица14.B2" office:value-type="string">
            <text:p text:style-name="P8">Paper end</text:p>
          </table:table-cell>
          <table:table-cell table:style-name="Таблица14.A2" office:value-type="float" office:value="24">
            <text:p text:style-name="P8">24</text:p>
          </table:table-cell>
          <table:table-cell table:style-name="Таблица14.B2" office:value-type="string">
            <text:p text:style-name="P8">GND</text:p>
          </table:table-cell>
          <table:table-cell table:style-name="Таблица14.F2" office:value-type="string">
            <text:p text:style-name="P8">Ground</text:p>
          </table:table-cell>
        </table:table-row>
        <table:table-row>
          <table:table-cell table:style-name="Таблица14.A2" office:value-type="float" office:value="25">
            <text:p text:style-name="P8">25</text:p>
          </table:table-cell>
          <table:table-cell table:style-name="Таблица14.B2" office:value-type="string">
            <text:p text:style-name="P8"/>
          </table:table-cell>
          <table:table-cell table:style-name="Таблица14.B2" office:value-type="string">
            <text:p text:style-name="P8">Not used</text:p>
          </table:table-cell>
          <table:table-cell table:style-name="Таблица14.A2" office:value-type="float" office:value="26">
            <text:p text:style-name="P8">26</text:p>
          </table:table-cell>
          <table:table-cell table:style-name="Таблица14.B2" office:value-type="string">
            <text:p text:style-name="P8">KEY</text:p>
          </table:table-cell>
          <table:table-cell table:style-name="Таблица14.F2" office:value-type="string">
            <text:p text:style-name="P8">KEY (no contact)</text:p>
          </table:table-cell>
        </table:table-row>
      </table:table>
      <text:h text:style-name="Heading_20_2" text:outline-level="2"><text:soft-page-break/>X4. JTAG for EP1K50Q208</text:h>
      <table:table table:name="Таблица15" table:style-name="Таблица15">
        <table:table-column table:style-name="Таблица15.A"/>
        <table:table-column table:style-name="Таблица15.B"/>
        <table:table-row>
          <table:table-cell table:style-name="Таблица15.A1" office:value-type="string">
            <text:p text:style-name="Table_20_Contents"><draw:frame draw:style-name="fr3" draw:name="Графический объект11" text:anchor-type="paragraph" svg:x="0.268cm" svg:y="0cm" svg:width="2.591cm" svg:height="1.85cm" draw:z-index="3"><draw:image xlink:href="Pictures/200000D100000A200000073A29DA238A.svm" xlink:type="simple" xlink:show="embed" xlink:actuate="onLoad"/>
       </draw:frame></text:p>
          </table:table-cell>
          <table:table-cell table:style-name="Таблица15.A1" office:value-type="string">
            <text:p text:style-name="Table_20_Contents">Connector for programming FPGA EP1K50Q208 via JTAG interface (with ByteBlasterMV or other programming device).</text:p>
            <text:p text:style-name="Table_20_Contents">First pin have square pad.</text:p>
          </table:table-cell>
        </table:table-row>
      </table:table>
      <text:p text:style-name="Text_20_body">Pins description:</text:p>
      <table:table table:name="Таблица16" table:style-name="Таблица16">
        <table:table-column table:style-name="Таблица16.A"/>
        <table:table-column table:style-name="Таблица16.B"/>
        <table:table-column table:style-name="Таблица16.C"/>
        <table:table-column table:style-name="Таблица16.D"/>
        <table:table-column table:style-name="Таблица16.E"/>
        <table:table-column table:style-name="Таблица16.F"/>
        <table:table-row>
          <table:table-cell table:style-name="Таблица16.A1" office:value-type="string">
            <text:p text:style-name="P7">№</text:p>
          </table:table-cell>
          <table:table-cell table:style-name="Таблица16.A1" office:value-type="string">
            <text:p text:style-name="P7">Name</text:p>
          </table:table-cell>
          <table:table-cell table:style-name="Таблица16.C1" office:value-type="string">
            <text:p text:style-name="P7">Description</text:p>
          </table:table-cell>
          <table:table-cell table:style-name="Таблица16.A1" office:value-type="string">
            <text:p text:style-name="P7">№</text:p>
          </table:table-cell>
          <table:table-cell table:style-name="Таблица16.A1" office:value-type="string">
            <text:p text:style-name="P7">Name</text:p>
          </table:table-cell>
          <table:table-cell table:style-name="Таблица16.F1" office:value-type="string">
            <text:p text:style-name="P7">Description</text:p>
          </table:table-cell>
        </table:table-row>
        <table:table-row>
          <table:table-cell table:style-name="Таблица16.A2" office:value-type="float" office:value="1">
            <text:p text:style-name="P8">1</text:p>
          </table:table-cell>
          <table:table-cell table:style-name="Таблица16.B2" office:value-type="string">
            <text:p text:style-name="P8">TCK</text:p>
          </table:table-cell>
          <table:table-cell table:style-name="Таблица16.B2" office:value-type="string">
            <text:p text:style-name="P8">Clock</text:p>
          </table:table-cell>
          <table:table-cell table:style-name="Таблица16.A2" office:value-type="float" office:value="2">
            <text:p text:style-name="P8">2</text:p>
          </table:table-cell>
          <table:table-cell table:style-name="Таблица16.B2" office:value-type="string">
            <text:p text:style-name="P8">GND</text:p>
          </table:table-cell>
          <table:table-cell table:style-name="Таблица16.F2" office:value-type="string">
            <text:p text:style-name="P8">Ground</text:p>
          </table:table-cell>
        </table:table-row>
        <table:table-row>
          <table:table-cell table:style-name="Таблица16.A2" office:value-type="float" office:value="3">
            <text:p text:style-name="P8">3</text:p>
          </table:table-cell>
          <table:table-cell table:style-name="Таблица16.B2" office:value-type="string">
            <text:p text:style-name="P8">TDO</text:p>
          </table:table-cell>
          <table:table-cell table:style-name="Таблица16.B2" office:value-type="string">
            <text:p text:style-name="P8">Data output</text:p>
          </table:table-cell>
          <table:table-cell table:style-name="Таблица16.A2" office:value-type="float" office:value="4">
            <text:p text:style-name="P8">4</text:p>
          </table:table-cell>
          <table:table-cell table:style-name="Таблица16.B2" office:value-type="string">
            <text:p text:style-name="P8">3V3</text:p>
          </table:table-cell>
          <table:table-cell table:style-name="Таблица16.F2" office:value-type="string">
            <text:p text:style-name="P8">Power +3.3V</text:p>
          </table:table-cell>
        </table:table-row>
        <table:table-row>
          <table:table-cell table:style-name="Таблица16.A2" office:value-type="float" office:value="5">
            <text:p text:style-name="P8">5</text:p>
          </table:table-cell>
          <table:table-cell table:style-name="Таблица16.B2" office:value-type="string">
            <text:p text:style-name="P8">TMS</text:p>
          </table:table-cell>
          <table:table-cell table:style-name="Таблица16.B2" office:value-type="string">
            <text:p text:style-name="P8">Mode select </text:p>
          </table:table-cell>
          <table:table-cell table:style-name="Таблица16.A2" office:value-type="float" office:value="6">
            <text:p text:style-name="P8">6</text:p>
          </table:table-cell>
          <table:table-cell table:style-name="Таблица16.B2" office:value-type="string">
            <text:p text:style-name="P8"/>
          </table:table-cell>
          <table:table-cell table:style-name="Таблица16.F2" office:value-type="string">
            <text:p text:style-name="P8">Not used</text:p>
          </table:table-cell>
        </table:table-row>
        <table:table-row>
          <table:table-cell table:style-name="Таблица16.A2" office:value-type="float" office:value="7">
            <text:p text:style-name="P8">7</text:p>
          </table:table-cell>
          <table:table-cell table:style-name="Таблица16.B2" office:value-type="string">
            <text:p text:style-name="P8"/>
          </table:table-cell>
          <table:table-cell table:style-name="Таблица16.B2" office:value-type="string">
            <text:p text:style-name="P8">Not used</text:p>
          </table:table-cell>
          <table:table-cell table:style-name="Таблица16.A2" office:value-type="float" office:value="8">
            <text:p text:style-name="P8">8</text:p>
          </table:table-cell>
          <table:table-cell table:style-name="Таблица16.B2" office:value-type="string">
            <text:p text:style-name="P8"/>
          </table:table-cell>
          <table:table-cell table:style-name="Таблица16.F2" office:value-type="string">
            <text:p text:style-name="P8">Not used</text:p>
          </table:table-cell>
        </table:table-row>
        <table:table-row>
          <table:table-cell table:style-name="Таблица16.A2" office:value-type="float" office:value="9">
            <text:p text:style-name="P8">9</text:p>
          </table:table-cell>
          <table:table-cell table:style-name="Таблица16.B2" office:value-type="string">
            <text:p text:style-name="P8">TDI</text:p>
          </table:table-cell>
          <table:table-cell table:style-name="Таблица16.B2" office:value-type="string">
            <text:p text:style-name="P8">Data input</text:p>
          </table:table-cell>
          <table:table-cell table:style-name="Таблица16.A2" office:value-type="float" office:value="10">
            <text:p text:style-name="P8">10</text:p>
          </table:table-cell>
          <table:table-cell table:style-name="Таблица16.B2" office:value-type="string">
            <text:p text:style-name="P8">GND</text:p>
          </table:table-cell>
          <table:table-cell table:style-name="Таблица16.F2" office:value-type="string">
            <text:p text:style-name="P8">Ground</text:p>
          </table:table-cell>
        </table:table-row>
      </table:table>
      <text:h text:style-name="Heading_20_2" text:outline-level="2">X5. AVR ISP <text:s/>for ATMEGA128</text:h>
      <table:table table:name="Таблица17" table:style-name="Таблица17">
        <table:table-column table:style-name="Таблица17.A"/>
        <table:table-column table:style-name="Таблица17.B"/>
        <table:table-row>
          <table:table-cell table:style-name="Таблица17.A1" office:value-type="string">
            <text:p text:style-name="Table_20_Contents"><draw:frame draw:style-name="fr3" draw:name="Графический объект12" text:anchor-type="paragraph" svg:x="0.247cm" svg:y="0cm" svg:width="2.593cm" svg:height="1.79cm" draw:z-index="4"><draw:image xlink:href="Pictures/200000D100000A21000006FF1CA1BF35.svm" xlink:type="simple" xlink:show="embed" xlink:actuate="onLoad"/>
       </draw:frame></text:p>
          </table:table-cell>
          <table:table-cell table:style-name="Таблица17.A1" office:value-type="string">
            <text:p text:style-name="Table_20_Contents">Connector for programming ATMEGA128 via ISP (with ByteBlasterMV or other programming device).</text:p>
            <text:p text:style-name="Table_20_Contents">First pin have square pad.</text:p>
          </table:table-cell>
        </table:table-row>
      </table:table>
      <text:p text:style-name="Text_20_body">Pins description:</text:p>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row>
          <table:table-cell table:style-name="Таблица18.A1" office:value-type="string">
            <text:p text:style-name="P7">№</text:p>
          </table:table-cell>
          <table:table-cell table:style-name="Таблица18.A1" office:value-type="string">
            <text:p text:style-name="P7">Name</text:p>
          </table:table-cell>
          <table:table-cell table:style-name="Таблица18.A1" office:value-type="string">
            <text:p text:style-name="P7">Description</text:p>
          </table:table-cell>
          <table:table-cell table:style-name="Таблица18.A1" office:value-type="string">
            <text:p text:style-name="P7">№</text:p>
          </table:table-cell>
          <table:table-cell table:style-name="Таблица18.A1" office:value-type="string">
            <text:p text:style-name="P7">Name</text:p>
          </table:table-cell>
          <table:table-cell table:style-name="Таблица18.F1" office:value-type="string">
            <text:p text:style-name="P7">Description</text:p>
          </table:table-cell>
        </table:table-row>
        <table:table-row>
          <table:table-cell table:style-name="Таблица18.A2" office:value-type="float" office:value="1">
            <text:p text:style-name="P8">1</text:p>
          </table:table-cell>
          <table:table-cell table:style-name="Таблица18.B2" office:value-type="string">
            <text:p text:style-name="P8">CK</text:p>
          </table:table-cell>
          <table:table-cell table:style-name="Таблица18.B2" office:value-type="string">
            <text:p text:style-name="P8">Clock</text:p>
          </table:table-cell>
          <table:table-cell table:style-name="Таблица18.A2" office:value-type="float" office:value="2">
            <text:p text:style-name="P8">2</text:p>
          </table:table-cell>
          <table:table-cell table:style-name="Таблица18.B2" office:value-type="string">
            <text:p text:style-name="P8">GND</text:p>
          </table:table-cell>
          <table:table-cell table:style-name="Таблица18.F2" office:value-type="string">
            <text:p text:style-name="P8">Ground</text:p>
          </table:table-cell>
        </table:table-row>
        <table:table-row>
          <table:table-cell table:style-name="Таблица18.A2" office:value-type="float" office:value="3">
            <text:p text:style-name="P8">3</text:p>
          </table:table-cell>
          <table:table-cell table:style-name="Таблица18.B2" office:value-type="string">
            <text:p text:style-name="P8">DO</text:p>
          </table:table-cell>
          <table:table-cell table:style-name="Таблица18.B2" office:value-type="string">
            <text:p text:style-name="P8">Data output</text:p>
          </table:table-cell>
          <table:table-cell table:style-name="Таблица18.A2" office:value-type="float" office:value="4">
            <text:p text:style-name="P8">4</text:p>
          </table:table-cell>
          <table:table-cell table:style-name="Таблица18.B2" office:value-type="string">
            <text:p text:style-name="P8">VCC5</text:p>
          </table:table-cell>
          <table:table-cell table:style-name="Таблица18.F2" office:value-type="string">
            <text:p text:style-name="P8">Power +5V</text:p>
          </table:table-cell>
        </table:table-row>
        <table:table-row>
          <table:table-cell table:style-name="Таблица18.A2" office:value-type="float" office:value="5">
            <text:p text:style-name="P8">5</text:p>
          </table:table-cell>
          <table:table-cell table:style-name="Таблица18.B2" office:value-type="string">
            <text:p text:style-name="P8">RST</text:p>
          </table:table-cell>
          <table:table-cell table:style-name="Таблица18.B2" office:value-type="string">
            <text:p text:style-name="P8">Reset</text:p>
          </table:table-cell>
          <table:table-cell table:style-name="Таблица18.A2" office:value-type="float" office:value="6">
            <text:p text:style-name="P8">6</text:p>
          </table:table-cell>
          <table:table-cell table:style-name="Таблица18.B2" office:value-type="string">
            <text:p text:style-name="P8"/>
          </table:table-cell>
          <table:table-cell table:style-name="Таблица18.F2" office:value-type="string">
            <text:p text:style-name="P8">Not used</text:p>
          </table:table-cell>
        </table:table-row>
        <table:table-row>
          <table:table-cell table:style-name="Таблица18.A2" office:value-type="float" office:value="7">
            <text:p text:style-name="P8">7</text:p>
          </table:table-cell>
          <table:table-cell table:style-name="Таблица18.B2" office:value-type="string">
            <text:p text:style-name="P8"/>
          </table:table-cell>
          <table:table-cell table:style-name="Таблица18.B2" office:value-type="string">
            <text:p text:style-name="P8">Not used</text:p>
          </table:table-cell>
          <table:table-cell table:style-name="Таблица18.A2" office:value-type="float" office:value="8">
            <text:p text:style-name="P8">8</text:p>
          </table:table-cell>
          <table:table-cell table:style-name="Таблица18.B2" office:value-type="string">
            <text:p text:style-name="P8">EXCLOCK</text:p>
          </table:table-cell>
          <table:table-cell table:style-name="Таблица18.F2" office:value-type="string">
            <text:p text:style-name="P8">External clock</text:p>
          </table:table-cell>
        </table:table-row>
        <table:table-row>
          <table:table-cell table:style-name="Таблица18.A2" office:value-type="float" office:value="9">
            <text:p text:style-name="P8">9</text:p>
          </table:table-cell>
          <table:table-cell table:style-name="Таблица18.B2" office:value-type="string">
            <text:p text:style-name="P8">DI</text:p>
          </table:table-cell>
          <table:table-cell table:style-name="Таблица18.B2" office:value-type="string">
            <text:p text:style-name="P8">Data input</text:p>
          </table:table-cell>
          <table:table-cell table:style-name="Таблица18.A2" office:value-type="float" office:value="10">
            <text:p text:style-name="P8">10</text:p>
          </table:table-cell>
          <table:table-cell table:style-name="Таблица18.B2" office:value-type="string">
            <text:p text:style-name="P8">GND</text:p>
          </table:table-cell>
          <table:table-cell table:style-name="Таблица18.F2" office:value-type="string">
            <text:p text:style-name="P8">Ground</text:p>
          </table:table-cell>
        </table:table-row>
      </table:table>
      <text:h text:style-name="Heading_20_2" text:outline-level="2">X6. RS232 <text:s/>communication</text:h>
      <table:table table:name="Таблица19" table:style-name="Таблица19">
        <table:table-column table:style-name="Таблица19.A"/>
        <table:table-column table:style-name="Таблица19.B"/>
        <table:table-row>
          <table:table-cell table:style-name="Таблица19.A1" office:value-type="string">
            <text:p text:style-name="Table_20_Contents"><draw:frame draw:style-name="fr3" draw:name="Графический объект13" text:anchor-type="paragraph" svg:x="0.023cm" svg:y="0cm" svg:width="4.26cm" svg:height="1.503cm" draw:z-index="5"><draw:image xlink:href="Pictures/2000008E000010A3000005DF003D5ECC.svm" xlink:type="simple" xlink:show="embed" xlink:actuate="onLoad"/>
       </draw:frame></text:p>
          </table:table-cell>
          <table:table-cell table:style-name="Таблица19.A1" office:value-type="string">
            <text:p text:style-name="Table_20_Contents">Communication port used for connection with other computer or communicating devices (for example modem). Up to 115200BOD transfer speed.</text:p>
          </table:table-cell>
        </table:table-row>
      </table:table>
      <text:p text:style-name="Text_20_body">Pins description:</text:p>
      <table:table table:name="Таблица20" table:style-name="Таблица20">
        <table:table-column table:style-name="Таблица20.A"/>
        <table:table-column table:style-name="Таблица20.B"/>
        <table:table-column table:style-name="Таблица20.C"/>
        <table:table-column table:style-name="Таблица20.D"/>
        <table:table-column table:style-name="Таблица20.E"/>
        <table:table-column table:style-name="Таблица20.F"/>
        <table:table-row>
          <table:table-cell table:style-name="Таблица20.A1" office:value-type="string">
            <text:p text:style-name="P7">№</text:p>
          </table:table-cell>
          <table:table-cell table:style-name="Таблица20.A1" office:value-type="string">
            <text:p text:style-name="P7">Name</text:p>
          </table:table-cell>
          <table:table-cell table:style-name="Таблица20.A1" office:value-type="string">
            <text:p text:style-name="P7">Description</text:p>
          </table:table-cell>
          <table:table-cell table:style-name="Таблица20.A1" office:value-type="string">
            <text:p text:style-name="P7">№</text:p>
          </table:table-cell>
          <table:table-cell table:style-name="Таблица20.A1" office:value-type="string">
            <text:p text:style-name="P7">Name</text:p>
          </table:table-cell>
          <table:table-cell table:style-name="Таблица20.F1" office:value-type="string">
            <text:p text:style-name="P7">Description</text:p>
          </table:table-cell>
        </table:table-row>
        <table:table-row>
          <table:table-cell table:style-name="Таблица20.A2" office:value-type="float" office:value="1">
            <text:p text:style-name="P8">1</text:p>
          </table:table-cell>
          <table:table-cell table:style-name="Таблица20.B2" office:value-type="string">
            <text:p text:style-name="P8"/>
          </table:table-cell>
          <table:table-cell table:style-name="Таблица20.B2" office:value-type="string">
            <text:p text:style-name="P8">Not used</text:p>
          </table:table-cell>
          <table:table-cell table:style-name="Таблица20.A2" office:value-type="float" office:value="6">
            <text:p text:style-name="P8">6</text:p>
          </table:table-cell>
          <table:table-cell table:style-name="Таблица20.B2" office:value-type="string">
            <text:p text:style-name="P8"/>
          </table:table-cell>
          <table:table-cell table:style-name="Таблица20.F2" office:value-type="string">
            <text:p text:style-name="P8">Not used</text:p>
          </table:table-cell>
        </table:table-row>
        <table:table-row>
          <table:table-cell table:style-name="Таблица20.A2" office:value-type="float" office:value="2">
            <text:p text:style-name="P8">2</text:p>
          </table:table-cell>
          <table:table-cell table:style-name="Таблица20.B2" office:value-type="string">
            <text:p text:style-name="P8">RXD</text:p>
          </table:table-cell>
          <table:table-cell table:style-name="Таблица20.B2" office:value-type="string">
            <text:p text:style-name="P8">Receive data</text:p>
          </table:table-cell>
          <table:table-cell table:style-name="Таблица20.A2" office:value-type="float" office:value="7">
            <text:p text:style-name="P8">7</text:p>
          </table:table-cell>
          <table:table-cell table:style-name="Таблица20.B2" office:value-type="string">
            <text:p text:style-name="P8">RTS</text:p>
          </table:table-cell>
          <table:table-cell table:style-name="Таблица20.F2" office:value-type="string">
            <text:p text:style-name="P8">Request to send</text:p>
          </table:table-cell>
        </table:table-row>
        <table:table-row>
          <table:table-cell table:style-name="Таблица20.A2" office:value-type="float" office:value="3">
            <text:p text:style-name="P8">3</text:p>
          </table:table-cell>
          <table:table-cell table:style-name="Таблица20.B2" office:value-type="string">
            <text:p text:style-name="P8">TXD</text:p>
          </table:table-cell>
          <table:table-cell table:style-name="Таблица20.B2" office:value-type="string">
            <text:p text:style-name="P8">Transmit date</text:p>
          </table:table-cell>
          <table:table-cell table:style-name="Таблица20.A2" office:value-type="float" office:value="8">
            <text:p text:style-name="P8">8</text:p>
          </table:table-cell>
          <table:table-cell table:style-name="Таблица20.B2" office:value-type="string">
            <text:p text:style-name="P8">CTS</text:p>
          </table:table-cell>
          <table:table-cell table:style-name="Таблица20.F2" office:value-type="string">
            <text:p text:style-name="P8">Clear to send</text:p>
          </table:table-cell>
        </table:table-row>
        <table:table-row>
          <table:table-cell table:style-name="Таблица20.A2" office:value-type="float" office:value="4">
            <text:p text:style-name="P8">4</text:p>
          </table:table-cell>
          <table:table-cell table:style-name="Таблица20.B2" office:value-type="string">
            <text:p text:style-name="P8"/>
          </table:table-cell>
          <table:table-cell table:style-name="Таблица20.B2" office:value-type="string">
            <text:p text:style-name="P8">Not used</text:p>
          </table:table-cell>
          <table:table-cell table:style-name="Таблица20.A2" office:value-type="float" office:value="9">
            <text:p text:style-name="P8">9</text:p>
          </table:table-cell>
          <table:table-cell table:style-name="Таблица20.B2" office:value-type="string">
            <text:p text:style-name="P8"/>
          </table:table-cell>
          <table:table-cell table:style-name="Таблица20.F2" office:value-type="string">
            <text:p text:style-name="P8">Not used</text:p>
          </table:table-cell>
        </table:table-row>
        <table:table-row>
          <table:table-cell table:style-name="Таблица20.A2" office:value-type="float" office:value="5">
            <text:p text:style-name="P8">5</text:p>
          </table:table-cell>
          <table:table-cell table:style-name="Таблица20.B2" office:value-type="string">
            <text:p text:style-name="P8">GND</text:p>
          </table:table-cell>
          <table:table-cell table:style-name="Таблица20.B2" office:value-type="string">
            <text:p text:style-name="P8">Ground</text:p>
          </table:table-cell>
          <table:table-cell table:style-name="Таблица20.B2" table:number-columns-spanned="2" office:value-type="string">
            <text:p text:style-name="P8">Shield</text:p>
          </table:table-cell>
          <table:covered-table-cell/>
          <table:table-cell table:style-name="Таблица20.F2" office:value-type="string">
            <text:p text:style-name="P8">Connected to ground</text:p>
          </table:table-cell>
        </table:table-row>
      </table:table>
      <text:h text:style-name="Heading_20_2" text:outline-level="2"><text:soft-page-break/>X7. VGA</text:h>
      <table:table table:name="Таблица7" table:style-name="Таблица7">
        <table:table-column table:style-name="Таблица7.A"/>
        <table:table-column table:style-name="Таблица7.B"/>
        <table:table-row>
          <table:table-cell table:style-name="Таблица7.A1" office:value-type="string">
            <text:p text:style-name="Table_20_Contents"><draw:frame draw:style-name="fr3" draw:name="Графический объект14" text:anchor-type="paragraph" svg:x="0.086cm" svg:y="0cm" svg:width="4.26cm" svg:height="2.134cm" draw:z-index="6"><draw:image xlink:href="Pictures/20000144000010A300000857FD4FF24A.svm" xlink:type="simple" xlink:show="embed" xlink:actuate="onLoad"/>
       </draw:frame></text:p>
          </table:table-cell>
          <table:table-cell table:style-name="Таблица7.A1" office:value-type="string">
            <text:p text:style-name="Table_20_Contents">Connector for monitor or TV.</text:p>
            <text:p text:style-name="P11"><text:span text:style-name="T4">Warning: Monitor or TV must support 50Hz, 31KHz video rate. Please refer to monitor manual or compatible monitors list: </text:span><text:a xlink:type="simple" xlink:href="http://www.nedopc.com/zxevo/zxevo_supported_monitors.pdf"><text:span text:style-name="T4">http://www.nedopc.com/zxevo/zxevo_supported_monitors.pdf</text:span></text:a><text:span text:style-name="T4"> .</text:span></text:p>
          </table:table-cell>
        </table:table-row>
      </table:table>
      <text:p text:style-name="Text_20_body">Pins description:</text:p>
      <table:table table:name="Таблица21" table:style-name="Таблица21">
        <table:table-column table:style-name="Таблица21.A"/>
        <table:table-column table:style-name="Таблица21.B"/>
        <table:table-column table:style-name="Таблица21.C"/>
        <table:table-column table:style-name="Таблица21.D"/>
        <table:table-column table:style-name="Таблица21.E"/>
        <table:table-column table:style-name="Таблица21.F"/>
        <table:table-row>
          <table:table-cell table:style-name="Таблица21.A1" office:value-type="string">
            <text:p text:style-name="P7">№</text:p>
          </table:table-cell>
          <table:table-cell table:style-name="Таблица21.A1" office:value-type="string">
            <text:p text:style-name="P7">Name</text:p>
          </table:table-cell>
          <table:table-cell table:style-name="Таблица21.A1" office:value-type="string">
            <text:p text:style-name="P7">Description</text:p>
          </table:table-cell>
          <table:table-cell table:style-name="Таблица21.A1" office:value-type="string">
            <text:p text:style-name="P7">№</text:p>
          </table:table-cell>
          <table:table-cell table:style-name="Таблица21.A1" office:value-type="string">
            <text:p text:style-name="P7">Name</text:p>
          </table:table-cell>
          <table:table-cell table:style-name="Таблица21.F1" office:value-type="string">
            <text:p text:style-name="P7">Description</text:p>
          </table:table-cell>
        </table:table-row>
        <table:table-row>
          <table:table-cell table:style-name="Таблица21.A2" office:value-type="float" office:value="1">
            <text:p text:style-name="P8">1</text:p>
          </table:table-cell>
          <table:table-cell table:style-name="Таблица21.B2" office:value-type="string">
            <text:p text:style-name="P8">R</text:p>
          </table:table-cell>
          <table:table-cell table:style-name="Таблица21.B2" office:value-type="string">
            <text:p text:style-name="P8">Red</text:p>
          </table:table-cell>
          <table:table-cell table:style-name="Таблица21.A2" office:value-type="float" office:value="9">
            <text:p text:style-name="P8">9</text:p>
          </table:table-cell>
          <table:table-cell table:style-name="Таблица21.B2" office:value-type="string">
            <text:p text:style-name="P8">VIDEOVCC</text:p>
          </table:table-cell>
          <table:table-cell table:style-name="Таблица21.F2" office:value-type="string">
            <text:p text:style-name="P8">J3 open: not used</text:p>
            <text:p text:style-name="P8">J3 short: +5V</text:p>
          </table:table-cell>
        </table:table-row>
        <table:table-row>
          <table:table-cell table:style-name="Таблица21.A2" office:value-type="float" office:value="2">
            <text:p text:style-name="P8">2</text:p>
          </table:table-cell>
          <table:table-cell table:style-name="Таблица21.B2" office:value-type="string">
            <text:p text:style-name="P8">G</text:p>
          </table:table-cell>
          <table:table-cell table:style-name="Таблица21.B2" office:value-type="string">
            <text:p text:style-name="P8">Green</text:p>
          </table:table-cell>
          <table:table-cell table:style-name="Таблица21.A2" office:value-type="float" office:value="10">
            <text:p text:style-name="P8">10</text:p>
          </table:table-cell>
          <table:table-cell table:style-name="Таблица21.B2" office:value-type="string">
            <text:p text:style-name="P8">GND</text:p>
          </table:table-cell>
          <table:table-cell table:style-name="Таблица21.F2" office:value-type="string">
            <text:p text:style-name="P8">Ground</text:p>
          </table:table-cell>
        </table:table-row>
        <table:table-row>
          <table:table-cell table:style-name="Таблица21.A2" office:value-type="float" office:value="3">
            <text:p text:style-name="P8">3</text:p>
          </table:table-cell>
          <table:table-cell table:style-name="Таблица21.B2" office:value-type="string">
            <text:p text:style-name="P8">B</text:p>
          </table:table-cell>
          <table:table-cell table:style-name="Таблица21.B2" office:value-type="string">
            <text:p text:style-name="P8">Blue</text:p>
          </table:table-cell>
          <table:table-cell table:style-name="Таблица21.A2" office:value-type="float" office:value="11">
            <text:p text:style-name="P8">11</text:p>
          </table:table-cell>
          <table:table-cell table:style-name="Таблица21.B2" office:value-type="string">
            <text:p text:style-name="P8">GND</text:p>
          </table:table-cell>
          <table:table-cell table:style-name="Таблица21.F2" office:value-type="string">
            <text:p text:style-name="P8">Ground</text:p>
          </table:table-cell>
        </table:table-row>
        <table:table-row>
          <table:table-cell table:style-name="Таблица21.A2" office:value-type="float" office:value="4">
            <text:p text:style-name="P8">4</text:p>
          </table:table-cell>
          <table:table-cell table:style-name="Таблица21.B2" office:value-type="string">
            <text:p text:style-name="P8"/>
          </table:table-cell>
          <table:table-cell table:style-name="Таблица21.B2" office:value-type="string">
            <text:p text:style-name="P8">Not used</text:p>
          </table:table-cell>
          <table:table-cell table:style-name="Таблица21.A2" office:value-type="float" office:value="12">
            <text:p text:style-name="P8">12</text:p>
          </table:table-cell>
          <table:table-cell table:style-name="Таблица21.B2" office:value-type="string">
            <text:p text:style-name="P8"/>
          </table:table-cell>
          <table:table-cell table:style-name="Таблица21.F2" office:value-type="string">
            <text:p text:style-name="P8">Not used</text:p>
          </table:table-cell>
        </table:table-row>
        <table:table-row>
          <table:table-cell table:style-name="Таблица21.A2" office:value-type="float" office:value="5">
            <text:p text:style-name="P8">5</text:p>
          </table:table-cell>
          <table:table-cell table:style-name="Таблица21.B2" office:value-type="string">
            <text:p text:style-name="P8"/>
          </table:table-cell>
          <table:table-cell table:style-name="Таблица21.B2" office:value-type="string">
            <text:p text:style-name="P8">Not used</text:p>
          </table:table-cell>
          <table:table-cell table:style-name="Таблица21.A2" office:value-type="float" office:value="13">
            <text:p text:style-name="P8">13</text:p>
          </table:table-cell>
          <table:table-cell table:style-name="Таблица21.B2" office:value-type="string">
            <text:p text:style-name="P8">HS</text:p>
          </table:table-cell>
          <table:table-cell table:style-name="Таблица21.F2" office:value-type="string">
            <text:p text:style-name="P8">Horizontal synchronization</text:p>
          </table:table-cell>
        </table:table-row>
        <table:table-row>
          <table:table-cell table:style-name="Таблица21.A2" office:value-type="float" office:value="6">
            <text:p text:style-name="P8">6</text:p>
          </table:table-cell>
          <table:table-cell table:style-name="Таблица21.B2" office:value-type="string">
            <text:p text:style-name="P8">GND</text:p>
          </table:table-cell>
          <table:table-cell table:style-name="Таблица21.B2" office:value-type="string">
            <text:p text:style-name="P8">Ground</text:p>
          </table:table-cell>
          <table:table-cell table:style-name="Таблица21.A2" office:value-type="float" office:value="14">
            <text:p text:style-name="P8">14</text:p>
          </table:table-cell>
          <table:table-cell table:style-name="Таблица21.B2" office:value-type="string">
            <text:p text:style-name="P8">VS</text:p>
          </table:table-cell>
          <table:table-cell table:style-name="Таблица21.F2" office:value-type="string">
            <text:p text:style-name="P8">Vertical synchronization</text:p>
          </table:table-cell>
        </table:table-row>
        <table:table-row>
          <table:table-cell table:style-name="Таблица21.A2" office:value-type="float" office:value="7">
            <text:p text:style-name="P8">7</text:p>
          </table:table-cell>
          <table:table-cell table:style-name="Таблица21.B2" office:value-type="string">
            <text:p text:style-name="P8">GND</text:p>
          </table:table-cell>
          <table:table-cell table:style-name="Таблица21.B2" office:value-type="string">
            <text:p text:style-name="P8">Ground</text:p>
          </table:table-cell>
          <table:table-cell table:style-name="Таблица21.A2" office:value-type="float" office:value="15">
            <text:p text:style-name="P8">15</text:p>
          </table:table-cell>
          <table:table-cell table:style-name="Таблица21.B2" office:value-type="string">
            <text:p text:style-name="P8">CSYNC</text:p>
          </table:table-cell>
          <table:table-cell table:style-name="Таблица21.F2" office:value-type="string">
            <text:p text:style-name="P8">J2 open: not used</text:p>
            <text:p text:style-name="P8">J2 short: composite synchronization</text:p>
          </table:table-cell>
        </table:table-row>
        <table:table-row>
          <table:table-cell table:style-name="Таблица21.A2" office:value-type="float" office:value="8">
            <text:p text:style-name="P8">8</text:p>
          </table:table-cell>
          <table:table-cell table:style-name="Таблица21.B2" office:value-type="string">
            <text:p text:style-name="P8">GND</text:p>
          </table:table-cell>
          <table:table-cell table:style-name="Таблица21.B2" office:value-type="string">
            <text:p text:style-name="P8">Ground</text:p>
          </table:table-cell>
          <table:table-cell table:style-name="Таблица21.B2" table:number-columns-spanned="2" office:value-type="string">
            <text:p text:style-name="P8">Shield</text:p>
          </table:table-cell>
          <table:covered-table-cell/>
          <table:table-cell table:style-name="Таблица21.F2" office:value-type="string">
            <text:p text:style-name="P8">Shield connect to ground</text:p>
          </table:table-cell>
        </table:table-row>
      </table:table>
      <text:h text:style-name="Heading_20_2" text:outline-level="2">X8. RGB video out</text:h>
      <table:table table:name="Таблица22" table:style-name="Таблица22">
        <table:table-column table:style-name="Таблица22.A"/>
        <table:table-column table:style-name="Таблица22.B"/>
        <table:table-row>
          <table:table-cell table:style-name="Таблица22.A1" office:value-type="string">
            <text:p text:style-name="Table_20_Contents"><draw:frame draw:style-name="fr5" draw:name="Графический объект10" text:anchor-type="paragraph" svg:width="1.499cm" svg:height="1.228cm" draw:z-index="18"><draw:image xlink:href="Pictures/2000005B000005DB000004CCFC8218BF.svm" xlink:type="simple" xlink:show="embed" xlink:actuate="onLoad"/>
       </draw:frame></text:p>
          </table:table-cell>
          <table:table-cell table:style-name="Таблица22.A1" office:value-type="string">
            <text:p text:style-name="Table_20_Contents">Connector for monitors or TV (via SCART). </text:p>
            <text:p text:style-name="Table_20_Contents">Recommends to use couple with X9 for PAL coder.</text:p>
            <text:p text:style-name="Table_20_Contents">First pin have square pad.</text:p>
          </table:table-cell>
        </table:table-row>
      </table:table>
      <text:p text:style-name="Text_20_body">Pins description:</text:p>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table-column table:style-name="Таблица23.F"/>
        <table:table-row>
          <table:table-cell table:style-name="Таблица23.A1" office:value-type="string">
            <text:p text:style-name="P7">№</text:p>
          </table:table-cell>
          <table:table-cell table:style-name="Таблица23.A1" office:value-type="string">
            <text:p text:style-name="P7">Name</text:p>
          </table:table-cell>
          <table:table-cell table:style-name="Таблица23.A1" office:value-type="string">
            <text:p text:style-name="P7">Description</text:p>
          </table:table-cell>
          <table:table-cell table:style-name="Таблица23.A1" office:value-type="string">
            <text:p text:style-name="P7">№</text:p>
          </table:table-cell>
          <table:table-cell table:style-name="Таблица23.A1" office:value-type="string">
            <text:p text:style-name="P7">Name</text:p>
          </table:table-cell>
          <table:table-cell table:style-name="Таблица23.F1" office:value-type="string">
            <text:p text:style-name="P7">Description</text:p>
          </table:table-cell>
        </table:table-row>
        <table:table-row>
          <table:table-cell table:style-name="Таблица23.A2" office:value-type="float" office:value="1">
            <text:p text:style-name="P8">1</text:p>
          </table:table-cell>
          <table:table-cell table:style-name="Таблица23.B2" office:value-type="string">
            <text:p text:style-name="P8">R</text:p>
          </table:table-cell>
          <table:table-cell table:style-name="Таблица23.B2" office:value-type="string">
            <text:p text:style-name="P8">Red</text:p>
          </table:table-cell>
          <table:table-cell table:style-name="Таблица23.A2" office:value-type="float" office:value="2">
            <text:p text:style-name="P8">2</text:p>
          </table:table-cell>
          <table:table-cell table:style-name="Таблица23.B2" office:value-type="string">
            <text:p text:style-name="P8">G</text:p>
          </table:table-cell>
          <table:table-cell table:style-name="Таблица23.F2" office:value-type="string">
            <text:p text:style-name="P8">Green</text:p>
          </table:table-cell>
        </table:table-row>
        <table:table-row>
          <table:table-cell table:style-name="Таблица23.A2" office:value-type="float" office:value="3">
            <text:p text:style-name="P8">3</text:p>
          </table:table-cell>
          <table:table-cell table:style-name="Таблица23.B2" office:value-type="string">
            <text:p text:style-name="P8">B</text:p>
          </table:table-cell>
          <table:table-cell table:style-name="Таблица23.B2" office:value-type="string">
            <text:p text:style-name="P8">Blue</text:p>
          </table:table-cell>
          <table:table-cell table:style-name="Таблица23.A2" office:value-type="float" office:value="4">
            <text:p text:style-name="P8">4</text:p>
          </table:table-cell>
          <table:table-cell table:style-name="Таблица23.B2" office:value-type="string">
            <text:p text:style-name="P8">CSYNC</text:p>
          </table:table-cell>
          <table:table-cell table:style-name="Таблица23.F2" office:value-type="string">
            <text:p text:style-name="P8">Composite synchronization</text:p>
          </table:table-cell>
        </table:table-row>
      </table:table>
      <text:h text:style-name="Heading_20_2" text:outline-level="2">X9. Video out power supply</text:h>
      <table:table table:name="Таблица24" table:style-name="Таблица24">
        <table:table-column table:style-name="Таблица24.A"/>
        <table:table-column table:style-name="Таблица24.B"/>
        <table:table-row>
          <table:table-cell table:style-name="Таблица24.A1" office:value-type="string">
            <text:p text:style-name="Table_20_Contents"><draw:frame draw:style-name="fr2" draw:name="Графический объект15" text:anchor-type="paragraph" svg:width="0.815cm" svg:height="0.725cm" draw:z-index="19"><draw:image xlink:href="Pictures/200000310000032F000002D5B090ED8E.svm" xlink:type="simple" xlink:show="embed" xlink:actuate="onLoad"/>
       </draw:frame></text:p>
          </table:table-cell>
          <table:table-cell table:style-name="Таблица24.A1" office:value-type="string">
            <text:p text:style-name="Table_20_Contents">1. GND – ground;</text:p>
            <text:p text:style-name="Table_20_Contents">2. VIDEOVCC – +5V.</text:p>
            <text:p text:style-name="Table_20_Contents">Recommends to use couple with X8 for PAL coder.</text:p>
            <text:p text:style-name="Table_20_Contents">First pin have square pad.</text:p>
          </table:table-cell>
        </table:table-row>
      </table:table>
      <text:h text:style-name="Heading_20_2" text:outline-level="2">X10. 3.5 Audio out</text:h>
      <text:p text:style-name="Text_20_body">Connector for headphone or speaker.</text:p>
      <text:p text:style-name="Text_20_body">Shield connect to ground.</text:p>
      <text:h text:style-name="Heading_20_2" text:outline-level="2"><text:soft-page-break/>X11. PS/2 keyboard and mouse</text:h>
      <table:table table:name="Таблица25" table:style-name="Таблица25">
        <table:table-column table:style-name="Таблица25.A"/>
        <table:table-column table:style-name="Таблица25.B"/>
        <table:table-row>
          <table:table-cell table:style-name="Таблица25.A1" office:value-type="string">
            <text:p text:style-name="Table_20_Contents"><draw:frame draw:style-name="fr3" draw:name="Графический объект17" text:anchor-type="paragraph" svg:x="0.399cm" svg:y="0.025cm" svg:width="2.263cm" svg:height="3.759cm" draw:z-index="7"><draw:image xlink:href="Pictures/2000010E000008D700000EAEDC24955D.svm" xlink:type="simple" xlink:show="embed" xlink:actuate="onLoad"/>
       </draw:frame></text:p>
          </table:table-cell>
          <table:table-cell table:style-name="Таблица25.A1" office:value-type="string">
            <text:p text:style-name="Table_20_Contents">Connector for PS/2 keyboard and mouse. Keyboard connect into near from board (bottom) socket. Mouse connect into far from board (top) socket. </text:p>
            <text:p text:style-name="Table_20_Contents">Shield connect to ground.</text:p>
          </table:table-cell>
        </table:table-row>
      </table:table>
      <text:p text:style-name="Text_20_body">Pins description:</text:p>
      <table:table table:name="Таблица26" table:style-name="Таблица26">
        <table:table-column table:style-name="Таблица26.A"/>
        <table:table-column table:style-name="Таблица26.B"/>
        <table:table-column table:style-name="Таблица26.C"/>
        <table:table-column table:style-name="Таблица26.D"/>
        <table:table-column table:style-name="Таблица26.E"/>
        <table:table-column table:style-name="Таблица26.F"/>
        <table:table-row>
          <table:table-cell table:style-name="Таблица26.A1" office:value-type="string">
            <text:p text:style-name="P7">№</text:p>
          </table:table-cell>
          <table:table-cell table:style-name="Таблица26.A1" office:value-type="string">
            <text:p text:style-name="P7">Name</text:p>
          </table:table-cell>
          <table:table-cell table:style-name="Таблица26.A1" office:value-type="string">
            <text:p text:style-name="P7">Description</text:p>
          </table:table-cell>
          <table:table-cell table:style-name="Таблица26.A1" office:value-type="string">
            <text:p text:style-name="P7">№</text:p>
          </table:table-cell>
          <table:table-cell table:style-name="Таблица26.A1" office:value-type="string">
            <text:p text:style-name="P7">Name</text:p>
          </table:table-cell>
          <table:table-cell table:style-name="Таблица26.F1" office:value-type="string">
            <text:p text:style-name="P7">Description</text:p>
          </table:table-cell>
        </table:table-row>
        <table:table-row>
          <table:table-cell table:style-name="Таблица26.A2" office:value-type="float" office:value="1">
            <text:p text:style-name="P8">1</text:p>
          </table:table-cell>
          <table:table-cell table:style-name="Таблица26.B2" office:value-type="string">
            <text:p text:style-name="P8">DATA</text:p>
          </table:table-cell>
          <table:table-cell table:style-name="Таблица26.B2" office:value-type="string">
            <text:p text:style-name="P8">Keyboard data</text:p>
          </table:table-cell>
          <table:table-cell table:style-name="Таблица26.A2" office:value-type="float" office:value="7">
            <text:p text:style-name="P8">7</text:p>
          </table:table-cell>
          <table:table-cell table:style-name="Таблица26.B2" office:value-type="string">
            <text:p text:style-name="P8">DATA</text:p>
          </table:table-cell>
          <table:table-cell table:style-name="Таблица26.F2" office:value-type="string">
            <text:p text:style-name="P8">Mouse data</text:p>
          </table:table-cell>
        </table:table-row>
        <table:table-row>
          <table:table-cell table:style-name="Таблица26.A2" office:value-type="float" office:value="2">
            <text:p text:style-name="P8">2</text:p>
          </table:table-cell>
          <table:table-cell table:style-name="Таблица26.B2" office:value-type="string">
            <text:p text:style-name="P8"/>
          </table:table-cell>
          <table:table-cell table:style-name="Таблица26.B2" office:value-type="string">
            <text:p text:style-name="P8">Not used</text:p>
          </table:table-cell>
          <table:table-cell table:style-name="Таблица26.A2" office:value-type="float" office:value="8">
            <text:p text:style-name="P8">8</text:p>
          </table:table-cell>
          <table:table-cell table:style-name="Таблица26.B2" office:value-type="string">
            <text:p text:style-name="P8"/>
          </table:table-cell>
          <table:table-cell table:style-name="Таблица26.F2" office:value-type="string">
            <text:p text:style-name="P8">Not used</text:p>
          </table:table-cell>
        </table:table-row>
        <table:table-row>
          <table:table-cell table:style-name="Таблица26.A2" office:value-type="float" office:value="3">
            <text:p text:style-name="P8">3</text:p>
          </table:table-cell>
          <table:table-cell table:style-name="Таблица26.B2" office:value-type="string">
            <text:p text:style-name="P8">GND</text:p>
          </table:table-cell>
          <table:table-cell table:style-name="Таблица26.B2" office:value-type="string">
            <text:p text:style-name="P8">Ground</text:p>
          </table:table-cell>
          <table:table-cell table:style-name="Таблица26.A2" office:value-type="float" office:value="9">
            <text:p text:style-name="P8">9</text:p>
          </table:table-cell>
          <table:table-cell table:style-name="Таблица26.B2" office:value-type="string">
            <text:p text:style-name="P8">GND</text:p>
          </table:table-cell>
          <table:table-cell table:style-name="Таблица26.F2" office:value-type="string">
            <text:p text:style-name="P8">Ground</text:p>
          </table:table-cell>
        </table:table-row>
        <table:table-row>
          <table:table-cell table:style-name="Таблица26.A2" office:value-type="float" office:value="4">
            <text:p text:style-name="P8">4</text:p>
          </table:table-cell>
          <table:table-cell table:style-name="Таблица26.B2" office:value-type="string">
            <text:p text:style-name="P8">+5V</text:p>
          </table:table-cell>
          <table:table-cell table:style-name="Таблица26.B2" office:value-type="string">
            <text:p text:style-name="P8">Power +5V</text:p>
          </table:table-cell>
          <table:table-cell table:style-name="Таблица26.A2" office:value-type="float" office:value="10">
            <text:p text:style-name="P8">10</text:p>
          </table:table-cell>
          <table:table-cell table:style-name="Таблица26.B2" office:value-type="string">
            <text:p text:style-name="P8">+5V</text:p>
          </table:table-cell>
          <table:table-cell table:style-name="Таблица26.F2" office:value-type="string">
            <text:p text:style-name="P8">Power +5V</text:p>
          </table:table-cell>
        </table:table-row>
        <table:table-row>
          <table:table-cell table:style-name="Таблица26.A2" office:value-type="float" office:value="5">
            <text:p text:style-name="P8">5</text:p>
          </table:table-cell>
          <table:table-cell table:style-name="Таблица26.B2" office:value-type="string">
            <text:p text:style-name="P8">CLK</text:p>
          </table:table-cell>
          <table:table-cell table:style-name="Таблица26.B2" office:value-type="string">
            <text:p text:style-name="P8">Keyboard clock</text:p>
          </table:table-cell>
          <table:table-cell table:style-name="Таблица26.A2" office:value-type="float" office:value="11">
            <text:p text:style-name="P8">11</text:p>
          </table:table-cell>
          <table:table-cell table:style-name="Таблица26.B2" office:value-type="string">
            <text:p text:style-name="P8">CLK</text:p>
          </table:table-cell>
          <table:table-cell table:style-name="Таблица26.F2" office:value-type="string">
            <text:p text:style-name="P8">Mouse clock</text:p>
          </table:table-cell>
        </table:table-row>
        <table:table-row>
          <table:table-cell table:style-name="Таблица26.A2" office:value-type="float" office:value="6">
            <text:p text:style-name="P8">6</text:p>
          </table:table-cell>
          <table:table-cell table:style-name="Таблица26.B2" office:value-type="string">
            <text:p text:style-name="P8"/>
          </table:table-cell>
          <table:table-cell table:style-name="Таблица26.B2" office:value-type="string">
            <text:p text:style-name="P8">Not used</text:p>
          </table:table-cell>
          <table:table-cell table:style-name="Таблица26.A2" office:value-type="float" office:value="12">
            <text:p text:style-name="P8">12</text:p>
          </table:table-cell>
          <table:table-cell table:style-name="Таблица26.B2" office:value-type="string">
            <text:p text:style-name="P8"/>
          </table:table-cell>
          <table:table-cell table:style-name="Таблица26.F2" office:value-type="string">
            <text:p text:style-name="P8">Not used</text:p>
          </table:table-cell>
        </table:table-row>
      </table:table>
      <text:h text:style-name="Heading_20_2" text:outline-level="2">X12. Joystick and original ZX keyboard</text:h>
      <table:table table:name="Таблица27" table:style-name="Таблица27">
        <table:table-column table:style-name="Таблица27.A"/>
        <table:table-column table:style-name="Таблица27.B"/>
        <table:table-row>
          <table:table-cell table:style-name="Таблица27.A1" office:value-type="string">
            <text:p text:style-name="Table_20_Contents"><draw:frame draw:style-name="fr3" draw:name="Графический объект18" text:anchor-type="paragraph" svg:x="0.243cm" svg:y="0cm" svg:width="4.133cm" svg:height="1.672cm" draw:z-index="8"><draw:image xlink:href="Pictures/20000170000010250000068859AB8DC2.svm" xlink:type="simple" xlink:show="embed" xlink:actuate="onLoad"/>
       </draw:frame></text:p>
          </table:table-cell>
          <table:table-cell table:style-name="Таблица27.A1" office:value-type="string">
            <text:p text:style-name="Table_20_Contents">Connector for original ZX keyboard or joystick.</text:p>
            <text:p text:style-name="Table_20_Contents">First pin have square pad.</text:p>
          </table:table-cell>
        </table:table-row>
      </table:table>
      <text:p text:style-name="Text_20_body">Pins description:</text:p>
      <table:table table:name="Таблица28" table:style-name="Таблица28">
        <table:table-column table:style-name="Таблица28.A"/>
        <table:table-column table:style-name="Таблица28.B"/>
        <table:table-column table:style-name="Таблица28.C"/>
        <table:table-column table:style-name="Таблица28.D"/>
        <table:table-column table:style-name="Таблица28.E"/>
        <table:table-column table:style-name="Таблица28.F"/>
        <table:table-row>
          <table:table-cell table:style-name="Таблица28.A1" office:value-type="string">
            <text:p text:style-name="P7">№</text:p>
          </table:table-cell>
          <table:table-cell table:style-name="Таблица28.A1" office:value-type="string">
            <text:p text:style-name="P7">Name</text:p>
          </table:table-cell>
          <table:table-cell table:style-name="Таблица28.A1" office:value-type="string">
            <text:p text:style-name="P7">Description</text:p>
          </table:table-cell>
          <table:table-cell table:style-name="Таблица28.A1" office:value-type="string">
            <text:p text:style-name="P7">№</text:p>
          </table:table-cell>
          <table:table-cell table:style-name="Таблица28.A1" office:value-type="string">
            <text:p text:style-name="P7">Name</text:p>
          </table:table-cell>
          <table:table-cell table:style-name="Таблица28.F1" office:value-type="string">
            <text:p text:style-name="P7">Description</text:p>
          </table:table-cell>
        </table:table-row>
        <table:table-row>
          <table:table-cell table:style-name="Таблица28.A2" office:value-type="float" office:value="1">
            <text:p text:style-name="P8">1</text:p>
          </table:table-cell>
          <table:table-cell table:style-name="Таблица28.B2" office:value-type="string">
            <text:p text:style-name="P8">ZXROW0</text:p>
          </table:table-cell>
          <table:table-cell table:style-name="Таблица28.B2" office:value-type="string">
            <text:p text:style-name="P8">0 row of original keyboard</text:p>
          </table:table-cell>
          <table:table-cell table:style-name="Таблица28.A2" office:value-type="float" office:value="2">
            <text:p text:style-name="P8">2</text:p>
          </table:table-cell>
          <table:table-cell table:style-name="Таблица28.B2" office:value-type="string">
            <text:p text:style-name="P8">ZXROW1</text:p>
          </table:table-cell>
          <table:table-cell table:style-name="Таблица28.F2" office:value-type="string">
            <text:p text:style-name="P8">1 row of original keyboard</text:p>
          </table:table-cell>
        </table:table-row>
        <table:table-row>
          <table:table-cell table:style-name="Таблица28.A2" office:value-type="float" office:value="3">
            <text:p text:style-name="P8">3</text:p>
          </table:table-cell>
          <table:table-cell table:style-name="Таблица28.B2" office:value-type="string">
            <text:p text:style-name="P8">ZXROW2</text:p>
          </table:table-cell>
          <table:table-cell table:style-name="Таблица28.B2" office:value-type="string">
            <text:p text:style-name="P8">2 row of original keyboard</text:p>
          </table:table-cell>
          <table:table-cell table:style-name="Таблица28.A2" office:value-type="float" office:value="4">
            <text:p text:style-name="P8">4</text:p>
          </table:table-cell>
          <table:table-cell table:style-name="Таблица28.B2" office:value-type="string">
            <text:p text:style-name="P8">ZXROW3</text:p>
          </table:table-cell>
          <table:table-cell table:style-name="Таблица28.F2" office:value-type="string">
            <text:p text:style-name="P8">3 row of original keyboard</text:p>
          </table:table-cell>
        </table:table-row>
        <table:table-row>
          <table:table-cell table:style-name="Таблица28.A2" office:value-type="float" office:value="5">
            <text:p text:style-name="P8">5</text:p>
          </table:table-cell>
          <table:table-cell table:style-name="Таблица28.B2" office:value-type="string">
            <text:p text:style-name="P8">ZXROW4</text:p>
          </table:table-cell>
          <table:table-cell table:style-name="Таблица28.B2" office:value-type="string">
            <text:p text:style-name="P8">4 row of original keyboard</text:p>
          </table:table-cell>
          <table:table-cell table:style-name="Таблица28.A2" office:value-type="float" office:value="6">
            <text:p text:style-name="P8">6</text:p>
          </table:table-cell>
          <table:table-cell table:style-name="Таблица28.B2" office:value-type="string">
            <text:p text:style-name="P8">ZXROW5</text:p>
          </table:table-cell>
          <table:table-cell table:style-name="Таблица28.F2" office:value-type="string">
            <text:p text:style-name="P8">5 row of original keyboard</text:p>
          </table:table-cell>
        </table:table-row>
        <table:table-row>
          <table:table-cell table:style-name="Таблица28.A2" office:value-type="float" office:value="7">
            <text:p text:style-name="P8">7</text:p>
          </table:table-cell>
          <table:table-cell table:style-name="Таблица28.B2" office:value-type="string">
            <text:p text:style-name="P8">ZXROW6</text:p>
          </table:table-cell>
          <table:table-cell table:style-name="Таблица28.B2" office:value-type="string">
            <text:p text:style-name="P8">6 row of original keyboard</text:p>
          </table:table-cell>
          <table:table-cell table:style-name="Таблица28.A2" office:value-type="float" office:value="8">
            <text:p text:style-name="P8">8</text:p>
          </table:table-cell>
          <table:table-cell table:style-name="Таблица28.B2" office:value-type="string">
            <text:p text:style-name="P8">ZXROW7</text:p>
          </table:table-cell>
          <table:table-cell table:style-name="Таблица28.F2" office:value-type="string">
            <text:p text:style-name="P8">7 row of original keyboard</text:p>
          </table:table-cell>
        </table:table-row>
        <table:table-row>
          <table:table-cell table:style-name="Таблица28.A2" office:value-type="float" office:value="9">
            <text:p text:style-name="P8">9</text:p>
          </table:table-cell>
          <table:table-cell table:style-name="Таблица28.B2" office:value-type="string">
            <text:p text:style-name="P8">RST</text:p>
          </table:table-cell>
          <table:table-cell table:style-name="Таблица28.B2" office:value-type="string">
            <text:p text:style-name="P8">Reset</text:p>
          </table:table-cell>
          <table:table-cell table:style-name="Таблица28.A2" office:value-type="float" office:value="10">
            <text:p text:style-name="P8">10</text:p>
          </table:table-cell>
          <table:table-cell table:style-name="Таблица28.B2" office:value-type="string">
            <text:p text:style-name="P8">ZXCOL4</text:p>
          </table:table-cell>
          <table:table-cell table:style-name="Таблица28.F2" office:value-type="string">
            <text:p text:style-name="P8">4 column of original keyboard</text:p>
          </table:table-cell>
        </table:table-row>
        <table:table-row>
          <table:table-cell table:style-name="Таблица28.A2" office:value-type="float" office:value="11">
            <text:p text:style-name="P8">11</text:p>
          </table:table-cell>
          <table:table-cell table:style-name="Таблица28.B2" office:value-type="string">
            <text:p text:style-name="P8">ZXCOL3</text:p>
          </table:table-cell>
          <table:table-cell table:style-name="Таблица28.B2" office:value-type="string">
            <text:p text:style-name="P8">3 column of original keyboard</text:p>
          </table:table-cell>
          <table:table-cell table:style-name="Таблица28.A2" office:value-type="float" office:value="12">
            <text:p text:style-name="P8">12</text:p>
          </table:table-cell>
          <table:table-cell table:style-name="Таблица28.B2" office:value-type="string">
            <text:p text:style-name="P8">ZXCOL2</text:p>
          </table:table-cell>
          <table:table-cell table:style-name="Таблица28.F2" office:value-type="string">
            <text:p text:style-name="P8">2 column of original keyboard</text:p>
          </table:table-cell>
        </table:table-row>
        <table:table-row>
          <table:table-cell table:style-name="Таблица28.A2" office:value-type="float" office:value="13">
            <text:p text:style-name="P8">13</text:p>
          </table:table-cell>
          <table:table-cell table:style-name="Таблица28.B2" office:value-type="string">
            <text:p text:style-name="P8">ZXCOL1</text:p>
          </table:table-cell>
          <table:table-cell table:style-name="Таблица28.B2" office:value-type="string">
            <text:p text:style-name="P8">1 column of original keyboard</text:p>
          </table:table-cell>
          <table:table-cell table:style-name="Таблица28.A2" office:value-type="float" office:value="14">
            <text:p text:style-name="P8">14</text:p>
          </table:table-cell>
          <table:table-cell table:style-name="Таблица28.B2" office:value-type="string">
            <text:p text:style-name="P8">ZXCOL0</text:p>
          </table:table-cell>
          <table:table-cell table:style-name="Таблица28.F2" office:value-type="string">
            <text:p text:style-name="P8">0 column of original keyboard</text:p>
          </table:table-cell>
        </table:table-row>
        <table:table-row>
          <table:table-cell table:style-name="Таблица28.A2" office:value-type="float" office:value="15">
            <text:p text:style-name="P8">15</text:p>
          </table:table-cell>
          <table:table-cell table:style-name="Таблица28.B2" office:value-type="string">
            <text:p text:style-name="P8">GND</text:p>
          </table:table-cell>
          <table:table-cell table:style-name="Таблица28.B2" office:value-type="string">
            <text:p text:style-name="P8">Ground</text:p>
          </table:table-cell>
          <table:table-cell table:style-name="Таблица28.A2" office:value-type="float" office:value="16">
            <text:p text:style-name="P8">16</text:p>
          </table:table-cell>
          <table:table-cell table:style-name="Таблица28.B2" office:value-type="string">
            <text:p text:style-name="P8">JOYL</text:p>
          </table:table-cell>
          <table:table-cell table:style-name="Таблица28.F2" office:value-type="string">
            <text:p text:style-name="P8">Left of joystick</text:p>
          </table:table-cell>
        </table:table-row>
        <table:table-row>
          <table:table-cell table:style-name="Таблица28.A2" office:value-type="float" office:value="17">
            <text:p text:style-name="P8">17</text:p>
          </table:table-cell>
          <table:table-cell table:style-name="Таблица28.B2" office:value-type="string">
            <text:p text:style-name="P8">JOYR</text:p>
          </table:table-cell>
          <table:table-cell table:style-name="Таблица28.B2" office:value-type="string">
            <text:p text:style-name="P8">Right of joystick</text:p>
          </table:table-cell>
          <table:table-cell table:style-name="Таблица28.A2" office:value-type="float" office:value="18">
            <text:p text:style-name="P8">18</text:p>
          </table:table-cell>
          <table:table-cell table:style-name="Таблица28.B2" office:value-type="string">
            <text:p text:style-name="P8">JOYU</text:p>
          </table:table-cell>
          <table:table-cell table:style-name="Таблица28.F2" office:value-type="string">
            <text:p text:style-name="P8">Up of joystick</text:p>
          </table:table-cell>
        </table:table-row>
        <table:table-row>
          <table:table-cell table:style-name="Таблица28.A2" office:value-type="float" office:value="19">
            <text:p text:style-name="P8">19</text:p>
          </table:table-cell>
          <table:table-cell table:style-name="Таблица28.B2" office:value-type="string">
            <text:p text:style-name="P8">JOYD</text:p>
          </table:table-cell>
          <table:table-cell table:style-name="Таблица28.B2" office:value-type="string">
            <text:p text:style-name="P8">Down of joystick</text:p>
          </table:table-cell>
          <table:table-cell table:style-name="Таблица28.A2" office:value-type="float" office:value="20">
            <text:p text:style-name="P8">20</text:p>
          </table:table-cell>
          <table:table-cell table:style-name="Таблица28.B2" office:value-type="string">
            <text:p text:style-name="P8">JOYF</text:p>
          </table:table-cell>
          <table:table-cell table:style-name="Таблица28.F2" office:value-type="string">
            <text:p text:style-name="P8">Fire of joystick</text:p>
          </table:table-cell>
        </table:table-row>
      </table:table>
      <text:h text:style-name="Heading_20_2" text:outline-level="2">X13. Mini USB (USB-RS232 bridge out)</text:h>
      <text:p text:style-name="Text_20_body">For connecting to other computer in USB-slave mode.</text:p>
      <text:h text:style-name="Heading_20_2" text:outline-level="2"><text:soft-page-break/>X14. AVR JTAG for ATMEGA128</text:h>
      <table:table table:name="Таблица31" table:style-name="Таблица31">
        <table:table-column table:style-name="Таблица31.A"/>
        <table:table-column table:style-name="Таблица31.B"/>
        <table:table-row>
          <table:table-cell table:style-name="Таблица31.A1" office:value-type="string">
            <text:p text:style-name="Table_20_Contents"><draw:frame draw:style-name="fr3" draw:name="Графический объект20" text:anchor-type="paragraph" svg:x="0.268cm" svg:y="0cm" svg:width="2.591cm" svg:height="1.79cm" draw:z-index="9"><draw:image xlink:href="Pictures/200000D200000A20000006FFA44680F6.svm" xlink:type="simple" xlink:show="embed" xlink:actuate="onLoad"/>
       </draw:frame></text:p>
          </table:table-cell>
          <table:table-cell table:style-name="Таблица31.A1" office:value-type="string">
            <text:p text:style-name="Table_20_Contents">Connector for programming ATMEGA128 via JTAG ICT.</text:p>
            <text:p text:style-name="Table_20_Contents">First pin have square pad.</text:p>
          </table:table-cell>
        </table:table-row>
      </table:table>
      <text:p text:style-name="Text_20_body">Pins description:</text:p>
      <table:table table:name="Таблица32" table:style-name="Таблица32">
        <table:table-column table:style-name="Таблица32.A"/>
        <table:table-column table:style-name="Таблица32.B"/>
        <table:table-column table:style-name="Таблица32.C"/>
        <table:table-column table:style-name="Таблица32.D"/>
        <table:table-column table:style-name="Таблица32.E"/>
        <table:table-column table:style-name="Таблица32.F"/>
        <table:table-row>
          <table:table-cell table:style-name="Таблица32.A1" office:value-type="string">
            <text:p text:style-name="P7">№</text:p>
          </table:table-cell>
          <table:table-cell table:style-name="Таблица32.A1" office:value-type="string">
            <text:p text:style-name="P7">Name</text:p>
          </table:table-cell>
          <table:table-cell table:style-name="Таблица32.A1" office:value-type="string">
            <text:p text:style-name="P7">Description</text:p>
          </table:table-cell>
          <table:table-cell table:style-name="Таблица32.A1" office:value-type="string">
            <text:p text:style-name="P7">№</text:p>
          </table:table-cell>
          <table:table-cell table:style-name="Таблица32.A1" office:value-type="string">
            <text:p text:style-name="P7">Name</text:p>
          </table:table-cell>
          <table:table-cell table:style-name="Таблица32.F1" office:value-type="string">
            <text:p text:style-name="P7">Description</text:p>
          </table:table-cell>
        </table:table-row>
        <table:table-row>
          <table:table-cell table:style-name="Таблица32.A2" office:value-type="float" office:value="1">
            <text:p text:style-name="P8">1</text:p>
          </table:table-cell>
          <table:table-cell table:style-name="Таблица32.B2" office:value-type="string">
            <text:p text:style-name="P8">TCK</text:p>
          </table:table-cell>
          <table:table-cell table:style-name="Таблица32.B2" office:value-type="string">
            <text:p text:style-name="P8">Clock</text:p>
          </table:table-cell>
          <table:table-cell table:style-name="Таблица32.A2" office:value-type="float" office:value="2">
            <text:p text:style-name="P8">2</text:p>
          </table:table-cell>
          <table:table-cell table:style-name="Таблица32.B2" office:value-type="string">
            <text:p text:style-name="P8">GND</text:p>
          </table:table-cell>
          <table:table-cell table:style-name="Таблица32.F2" office:value-type="string">
            <text:p text:style-name="P8">Ground</text:p>
          </table:table-cell>
        </table:table-row>
        <table:table-row>
          <table:table-cell table:style-name="Таблица32.A2" office:value-type="float" office:value="3">
            <text:p text:style-name="P8">3</text:p>
          </table:table-cell>
          <table:table-cell table:style-name="Таблица32.B2" office:value-type="string">
            <text:p text:style-name="P8">TDO</text:p>
          </table:table-cell>
          <table:table-cell table:style-name="Таблица32.B2" office:value-type="string">
            <text:p text:style-name="P8">Data output</text:p>
          </table:table-cell>
          <table:table-cell table:style-name="Таблица32.A2" office:value-type="float" office:value="4">
            <text:p text:style-name="P8">4</text:p>
          </table:table-cell>
          <table:table-cell table:style-name="Таблица32.B2" office:value-type="string">
            <text:p text:style-name="P8">VCC</text:p>
          </table:table-cell>
          <table:table-cell table:style-name="Таблица32.F2" office:value-type="string">
            <text:p text:style-name="P8">Power +5V</text:p>
          </table:table-cell>
        </table:table-row>
        <table:table-row>
          <table:table-cell table:style-name="Таблица32.A2" office:value-type="float" office:value="5">
            <text:p text:style-name="P8">5</text:p>
          </table:table-cell>
          <table:table-cell table:style-name="Таблица32.B2" office:value-type="string">
            <text:p text:style-name="P8">TMS</text:p>
          </table:table-cell>
          <table:table-cell table:style-name="Таблица32.B2" office:value-type="string">
            <text:p text:style-name="P8">Mode select </text:p>
          </table:table-cell>
          <table:table-cell table:style-name="Таблица32.A2" office:value-type="float" office:value="6">
            <text:p text:style-name="P8">6</text:p>
          </table:table-cell>
          <table:table-cell table:style-name="Таблица32.B2" office:value-type="string">
            <text:p text:style-name="P8">PRGRST</text:p>
          </table:table-cell>
          <table:table-cell table:style-name="Таблица32.F2" office:value-type="string">
            <text:p text:style-name="P8">Reset</text:p>
          </table:table-cell>
        </table:table-row>
        <table:table-row>
          <table:table-cell table:style-name="Таблица32.A2" office:value-type="float" office:value="7">
            <text:p text:style-name="P8">7</text:p>
          </table:table-cell>
          <table:table-cell table:style-name="Таблица32.B2" office:value-type="string">
            <text:p text:style-name="P8">VCC</text:p>
          </table:table-cell>
          <table:table-cell table:style-name="Таблица32.B2" office:value-type="string">
            <text:p text:style-name="P8">Power +5V</text:p>
          </table:table-cell>
          <table:table-cell table:style-name="Таблица32.A2" office:value-type="float" office:value="8">
            <text:p text:style-name="P8">8</text:p>
          </table:table-cell>
          <table:table-cell table:style-name="Таблица32.B2" office:value-type="string">
            <text:p text:style-name="P8"/>
          </table:table-cell>
          <table:table-cell table:style-name="Таблица32.F2" office:value-type="string">
            <text:p text:style-name="P8">Not used</text:p>
          </table:table-cell>
        </table:table-row>
        <table:table-row>
          <table:table-cell table:style-name="Таблица32.A2" office:value-type="float" office:value="9">
            <text:p text:style-name="P8">9</text:p>
          </table:table-cell>
          <table:table-cell table:style-name="Таблица32.B2" office:value-type="string">
            <text:p text:style-name="P8">TDI</text:p>
          </table:table-cell>
          <table:table-cell table:style-name="Таблица32.B2" office:value-type="string">
            <text:p text:style-name="P8">Data input</text:p>
          </table:table-cell>
          <table:table-cell table:style-name="Таблица32.A2" office:value-type="float" office:value="10">
            <text:p text:style-name="P8">10</text:p>
          </table:table-cell>
          <table:table-cell table:style-name="Таблица32.B2" office:value-type="string">
            <text:p text:style-name="P8">GND</text:p>
          </table:table-cell>
          <table:table-cell table:style-name="Таблица32.F2" office:value-type="string">
            <text:p text:style-name="P8">Ground</text:p>
          </table:table-cell>
        </table:table-row>
      </table:table>
      <text:h text:style-name="Heading_20_2" text:outline-level="2">X15. Tape in/out</text:h>
      <table:table table:name="Таблица33" table:style-name="Таблица33">
        <table:table-column table:style-name="Таблица33.A"/>
        <table:table-column table:style-name="Таблица33.B"/>
        <table:table-row table:style-name="Таблица33.1">
          <table:table-cell table:style-name="Таблица33.A1" office:value-type="string">
            <text:p text:style-name="Table_20_Contents"><draw:frame draw:style-name="fr6" draw:name="Графический объект21" text:anchor-type="paragraph" svg:x="0.09cm" svg:y="0cm" svg:width="1.178cm" svg:height="1.05cm" draw:z-index="10"><draw:image xlink:href="Pictures/2000005B0000049B00000419411869D6.svm" xlink:type="simple" xlink:show="embed" xlink:actuate="onLoad"/>
       </draw:frame></text:p>
          </table:table-cell>
          <table:table-cell table:style-name="Таблица33.A1" office:value-type="string">
            <text:p text:style-name="Table_20_Contents">Connector for tape device.</text:p>
            <text:p text:style-name="Table_20_Contents">First pin have square pad.</text:p>
          </table:table-cell>
        </table:table-row>
      </table:table>
      <text:p text:style-name="Text_20_body">Pins description:</text:p>
      <table:table table:name="Таблица34" table:style-name="Таблица34">
        <table:table-column table:style-name="Таблица34.A"/>
        <table:table-column table:style-name="Таблица34.B"/>
        <table:table-column table:style-name="Таблица34.C"/>
        <table:table-column table:style-name="Таблица34.D"/>
        <table:table-column table:style-name="Таблица34.E"/>
        <table:table-column table:style-name="Таблица34.F"/>
        <table:table-row>
          <table:table-cell table:style-name="Таблица34.A1" office:value-type="string">
            <text:p text:style-name="P7">№</text:p>
          </table:table-cell>
          <table:table-cell table:style-name="Таблица34.A1" office:value-type="string">
            <text:p text:style-name="P7">Name</text:p>
          </table:table-cell>
          <table:table-cell table:style-name="Таблица34.A1" office:value-type="string">
            <text:p text:style-name="P7">Description</text:p>
          </table:table-cell>
          <table:table-cell table:style-name="Таблица34.A1" office:value-type="string">
            <text:p text:style-name="P7">№</text:p>
          </table:table-cell>
          <table:table-cell table:style-name="Таблица34.A1" office:value-type="string">
            <text:p text:style-name="P7">Name</text:p>
          </table:table-cell>
          <table:table-cell table:style-name="Таблица34.F1" office:value-type="string">
            <text:p text:style-name="P7">Description</text:p>
          </table:table-cell>
        </table:table-row>
        <table:table-row>
          <table:table-cell table:style-name="Таблица34.A2" office:value-type="float" office:value="1">
            <text:p text:style-name="P8">1</text:p>
          </table:table-cell>
          <table:table-cell table:style-name="Таблица34.B2" office:value-type="string">
            <text:p text:style-name="P8">IN</text:p>
          </table:table-cell>
          <table:table-cell table:style-name="Таблица34.B2" office:value-type="string">
            <text:p text:style-name="P8">Tape input</text:p>
          </table:table-cell>
          <table:table-cell table:style-name="Таблица34.A2" office:value-type="float" office:value="2">
            <text:p text:style-name="P8">2</text:p>
          </table:table-cell>
          <table:table-cell table:style-name="Таблица34.B2" office:value-type="string">
            <text:p text:style-name="P8">GND</text:p>
          </table:table-cell>
          <table:table-cell table:style-name="Таблица34.F2" office:value-type="string">
            <text:p text:style-name="P8">Ground</text:p>
          </table:table-cell>
        </table:table-row>
        <table:table-row>
          <table:table-cell table:style-name="Таблица34.A2" office:value-type="float" office:value="3">
            <text:p text:style-name="P8">3</text:p>
          </table:table-cell>
          <table:table-cell table:style-name="Таблица34.B2" office:value-type="string">
            <text:p text:style-name="P8">OUT</text:p>
          </table:table-cell>
          <table:table-cell table:style-name="Таблица34.B2" office:value-type="string">
            <text:p text:style-name="P8">Tape output</text:p>
          </table:table-cell>
          <table:table-cell table:style-name="Таблица34.A2" office:value-type="float" office:value="4">
            <text:p text:style-name="P8">4</text:p>
          </table:table-cell>
          <table:table-cell table:style-name="Таблица34.B2" office:value-type="string">
            <text:p text:style-name="P8">GND</text:p>
          </table:table-cell>
          <table:table-cell table:style-name="Таблица34.F2" office:value-type="string">
            <text:p text:style-name="P8">Ground</text:p>
          </table:table-cell>
        </table:table-row>
      </table:table>
      <text:h text:style-name="Heading_20_2" text:outline-level="2">X16. Audio out (duplicate X10)</text:h>
      <table:table table:name="Таблица35" table:style-name="Таблица35">
        <table:table-column table:style-name="Таблица35.A"/>
        <table:table-column table:style-name="Таблица35.B"/>
        <table:table-row>
          <table:table-cell table:style-name="Таблица35.A1" office:value-type="string">
            <text:p text:style-name="Table_20_Contents"><draw:frame draw:style-name="fr2" draw:name="Графический объект16" text:anchor-type="paragraph" svg:width="1.499cm" svg:height="1.196cm" draw:z-index="20"><draw:image xlink:href="Pictures/2000005A000005DC000004AC64729B65.svm" xlink:type="simple" xlink:show="embed" xlink:actuate="onLoad"/>
       </draw:frame></text:p>
          </table:table-cell>
          <table:table-cell table:style-name="Таблица35.A1" office:value-type="string">
            <text:p text:style-name="Table_20_Contents">Connector for headphone or speaker.</text:p>
            <text:p text:style-name="Table_20_Contents">First pin have square pad.</text:p>
          </table:table-cell>
        </table:table-row>
      </table:table>
      <text:p text:style-name="Text_20_body">Pins description:</text:p>
      <table:table table:name="Таблица36" table:style-name="Таблица36">
        <table:table-column table:style-name="Таблица36.A"/>
        <table:table-column table:style-name="Таблица36.B"/>
        <table:table-column table:style-name="Таблица36.C"/>
        <table:table-column table:style-name="Таблица36.D"/>
        <table:table-column table:style-name="Таблица36.E"/>
        <table:table-column table:style-name="Таблица36.F"/>
        <table:table-row>
          <table:table-cell table:style-name="Таблица36.A1" office:value-type="string">
            <text:p text:style-name="P7">№</text:p>
          </table:table-cell>
          <table:table-cell table:style-name="Таблица36.A1" office:value-type="string">
            <text:p text:style-name="P7">Name</text:p>
          </table:table-cell>
          <table:table-cell table:style-name="Таблица36.A1" office:value-type="string">
            <text:p text:style-name="P7">Description</text:p>
          </table:table-cell>
          <table:table-cell table:style-name="Таблица36.A1" office:value-type="string">
            <text:p text:style-name="P7">№</text:p>
          </table:table-cell>
          <table:table-cell table:style-name="Таблица36.A1" office:value-type="string">
            <text:p text:style-name="P7">Name</text:p>
          </table:table-cell>
          <table:table-cell table:style-name="Таблица36.F1" office:value-type="string">
            <text:p text:style-name="P7">Description</text:p>
          </table:table-cell>
        </table:table-row>
        <table:table-row>
          <table:table-cell table:style-name="Таблица36.A2" office:value-type="float" office:value="1">
            <text:p text:style-name="P8">1</text:p>
          </table:table-cell>
          <table:table-cell table:style-name="Таблица36.B2" office:value-type="string">
            <text:p text:style-name="P8">LOUT</text:p>
          </table:table-cell>
          <table:table-cell table:style-name="Таблица36.B2" office:value-type="string">
            <text:p text:style-name="P8">Left</text:p>
          </table:table-cell>
          <table:table-cell table:style-name="Таблица36.A2" office:value-type="float" office:value="2">
            <text:p text:style-name="P8">2</text:p>
          </table:table-cell>
          <table:table-cell table:style-name="Таблица36.B2" office:value-type="string">
            <text:p text:style-name="P8">GND</text:p>
          </table:table-cell>
          <table:table-cell table:style-name="Таблица36.F2" office:value-type="string">
            <text:p text:style-name="P8">Ground</text:p>
          </table:table-cell>
        </table:table-row>
        <table:table-row>
          <table:table-cell table:style-name="Таблица36.A2" office:value-type="float" office:value="3">
            <text:p text:style-name="P8">3</text:p>
          </table:table-cell>
          <table:table-cell table:style-name="Таблица36.B2" office:value-type="string">
            <text:p text:style-name="P8">GND</text:p>
          </table:table-cell>
          <table:table-cell table:style-name="Таблица36.B2" office:value-type="string">
            <text:p text:style-name="P8">Ground</text:p>
          </table:table-cell>
          <table:table-cell table:style-name="Таблица36.A2" office:value-type="float" office:value="4">
            <text:p text:style-name="P8">4</text:p>
          </table:table-cell>
          <table:table-cell table:style-name="Таблица36.B2" office:value-type="string">
            <text:p text:style-name="P8">ROUT</text:p>
          </table:table-cell>
          <table:table-cell table:style-name="Таблица36.F2" office:value-type="string">
            <text:p text:style-name="P8">Right</text:p>
          </table:table-cell>
        </table:table-row>
      </table:table>
      <text:h text:style-name="Heading_20_2" text:outline-level="2">X17, X18, X20. Audio in</text:h>
      <table:table table:name="Таблица37" table:style-name="Таблица37">
        <table:table-column table:style-name="Таблица37.A"/>
        <table:table-column table:style-name="Таблица37.B"/>
        <table:table-row>
          <table:table-cell table:style-name="Таблица37.A1" office:value-type="string">
            <text:p text:style-name="Table_20_Contents"><draw:frame draw:style-name="fr3" draw:name="Графический объект23" text:anchor-type="paragraph" svg:x="0.145cm" svg:y="0cm" svg:width="1.356cm" svg:height="1.072cm" draw:z-index="11"><draw:image xlink:href="Pictures/200000590000054D0000043182A38B7E.svm" xlink:type="simple" xlink:show="embed" xlink:actuate="onLoad"/>
       </draw:frame></text:p>
          </table:table-cell>
          <table:table-cell table:style-name="Таблица37.A1" office:value-type="string">
            <text:p text:style-name="Table_20_Contents">Connector for external audio sources (for example CDROM, NeoGS, TurboSound).</text:p>
            <text:p text:style-name="Table_20_Contents">First pin have square pad.</text:p>
          </table:table-cell>
        </table:table-row>
      </table:table>
      <text:p text:style-name="Text_20_body">Pins description:</text:p>
      <table:table table:name="Таблица38" table:style-name="Таблица38">
        <table:table-column table:style-name="Таблица38.A"/>
        <table:table-column table:style-name="Таблица38.B"/>
        <table:table-column table:style-name="Таблица38.C"/>
        <table:table-column table:style-name="Таблица38.D"/>
        <table:table-column table:style-name="Таблица38.E"/>
        <table:table-column table:style-name="Таблица38.F"/>
        <table:table-row>
          <table:table-cell table:style-name="Таблица38.A1" office:value-type="string">
            <text:p text:style-name="P7">№</text:p>
          </table:table-cell>
          <table:table-cell table:style-name="Таблица38.A1" office:value-type="string">
            <text:p text:style-name="P7">Name</text:p>
          </table:table-cell>
          <table:table-cell table:style-name="Таблица38.A1" office:value-type="string">
            <text:p text:style-name="P7">Description</text:p>
          </table:table-cell>
          <table:table-cell table:style-name="Таблица38.A1" office:value-type="string">
            <text:p text:style-name="P7">№</text:p>
          </table:table-cell>
          <table:table-cell table:style-name="Таблица38.A1" office:value-type="string">
            <text:p text:style-name="P7">Name</text:p>
          </table:table-cell>
          <table:table-cell table:style-name="Таблица38.F1" office:value-type="string">
            <text:p text:style-name="P7">Description</text:p>
          </table:table-cell>
        </table:table-row>
        <table:table-row>
          <table:table-cell table:style-name="Таблица38.A2" office:value-type="float" office:value="1">
            <text:p text:style-name="P8">1</text:p>
          </table:table-cell>
          <table:table-cell table:style-name="Таблица38.B2" office:value-type="string">
            <text:p text:style-name="P8">LIN</text:p>
          </table:table-cell>
          <table:table-cell table:style-name="Таблица38.B2" office:value-type="string">
            <text:p text:style-name="P8">Left</text:p>
          </table:table-cell>
          <table:table-cell table:style-name="Таблица38.A2" office:value-type="float" office:value="2">
            <text:p text:style-name="P8">2</text:p>
          </table:table-cell>
          <table:table-cell table:style-name="Таблица38.B2" office:value-type="string">
            <text:p text:style-name="P8">GND</text:p>
          </table:table-cell>
          <table:table-cell table:style-name="Таблица38.F2" office:value-type="string">
            <text:p text:style-name="P8">Ground</text:p>
          </table:table-cell>
        </table:table-row>
        <table:table-row>
          <table:table-cell table:style-name="Таблица38.A2" office:value-type="float" office:value="3">
            <text:p text:style-name="P8">3</text:p>
          </table:table-cell>
          <table:table-cell table:style-name="Таблица38.B2" office:value-type="string">
            <text:p text:style-name="P8">GND</text:p>
          </table:table-cell>
          <table:table-cell table:style-name="Таблица38.B2" office:value-type="string">
            <text:p text:style-name="P8">Ground</text:p>
          </table:table-cell>
          <table:table-cell table:style-name="Таблица38.A2" office:value-type="float" office:value="4">
            <text:p text:style-name="P8">4</text:p>
          </table:table-cell>
          <table:table-cell table:style-name="Таблица38.B2" office:value-type="string">
            <text:p text:style-name="P8">RIN</text:p>
          </table:table-cell>
          <table:table-cell table:style-name="Таблица38.F2" office:value-type="string">
            <text:p text:style-name="P8">Right</text:p>
          </table:table-cell>
        </table:table-row>
      </table:table>
      <text:h text:style-name="Heading_20_2" text:outline-level="2"><text:soft-page-break/>X19. RS232 communication (duplicate X6)</text:h>
      <table:table table:name="Таблица41" table:style-name="Таблица41">
        <table:table-column table:style-name="Таблица41.A"/>
        <table:table-column table:style-name="Таблица41.B"/>
        <table:table-row>
          <table:table-cell table:style-name="Таблица41.A1" office:value-type="string">
            <text:p text:style-name="Table_20_Contents"><draw:frame draw:style-name="fr6" draw:name="Графический объект25" text:anchor-type="paragraph" svg:x="0.141cm" svg:y="0cm" svg:width="2.591cm" svg:height="1.85cm" draw:z-index="12"><draw:image xlink:href="Pictures/200000D200000A200000073A74AAE5B9.svm" xlink:type="simple" xlink:show="embed" xlink:actuate="onLoad"/>
       </draw:frame></text:p>
            <text:p text:style-name="Table_20_Contents"/>
            <text:p text:style-name="Table_20_Contents"/>
          </table:table-cell>
          <table:table-cell table:style-name="Таблица41.A1" office:value-type="string">
            <text:p text:style-name="Table_20_Contents">Communication port used for connection with other computer or communicating devices (for example modem). Up to 115200BOD transfer speed.</text:p>
            <text:p text:style-name="Table_20_Contents">First pin have square pad.</text:p>
            <text:p text:style-name="Table_20_Contents"/>
          </table:table-cell>
        </table:table-row>
      </table:table>
      <text:p text:style-name="Text_20_body">Pins description:</text:p>
      <table:table table:name="Таблица42" table:style-name="Таблица42">
        <table:table-column table:style-name="Таблица42.A"/>
        <table:table-column table:style-name="Таблица42.B"/>
        <table:table-column table:style-name="Таблица42.C"/>
        <table:table-column table:style-name="Таблица42.D"/>
        <table:table-column table:style-name="Таблица42.E"/>
        <table:table-column table:style-name="Таблица42.F"/>
        <table:table-row>
          <table:table-cell table:style-name="Таблица42.A1" office:value-type="string">
            <text:p text:style-name="P7">№</text:p>
          </table:table-cell>
          <table:table-cell table:style-name="Таблица42.A1" office:value-type="string">
            <text:p text:style-name="P7">Name</text:p>
          </table:table-cell>
          <table:table-cell table:style-name="Таблица42.A1" office:value-type="string">
            <text:p text:style-name="P7">Description</text:p>
          </table:table-cell>
          <table:table-cell table:style-name="Таблица42.A1" office:value-type="string">
            <text:p text:style-name="P7">№</text:p>
          </table:table-cell>
          <table:table-cell table:style-name="Таблица42.A1" office:value-type="string">
            <text:p text:style-name="P7">Name</text:p>
          </table:table-cell>
          <table:table-cell table:style-name="Таблица42.F1" office:value-type="string">
            <text:p text:style-name="P7">Description</text:p>
          </table:table-cell>
        </table:table-row>
        <table:table-row>
          <table:table-cell table:style-name="Таблица42.A2" office:value-type="float" office:value="1">
            <text:p text:style-name="P8">1</text:p>
          </table:table-cell>
          <table:table-cell table:style-name="Таблица42.B2" office:value-type="string">
            <text:p text:style-name="P8"/>
          </table:table-cell>
          <table:table-cell table:style-name="Таблица42.B2" office:value-type="string">
            <text:p text:style-name="P8">Not used</text:p>
          </table:table-cell>
          <table:table-cell table:style-name="Таблица42.A2" office:value-type="float" office:value="2">
            <text:p text:style-name="P8">2</text:p>
          </table:table-cell>
          <table:table-cell table:style-name="Таблица42.B2" office:value-type="string">
            <text:p text:style-name="P8">RXD</text:p>
          </table:table-cell>
          <table:table-cell table:style-name="Таблица42.F2" office:value-type="string">
            <text:p text:style-name="P8">Receive data</text:p>
          </table:table-cell>
        </table:table-row>
        <table:table-row>
          <table:table-cell table:style-name="Таблица42.A2" office:value-type="float" office:value="3">
            <text:p text:style-name="P8">3</text:p>
          </table:table-cell>
          <table:table-cell table:style-name="Таблица42.B2" office:value-type="string">
            <text:p text:style-name="P8">TXD</text:p>
          </table:table-cell>
          <table:table-cell table:style-name="Таблица42.B2" office:value-type="string">
            <text:p text:style-name="P8">Transmit data</text:p>
          </table:table-cell>
          <table:table-cell table:style-name="Таблица42.A2" office:value-type="float" office:value="4">
            <text:p text:style-name="P8">4</text:p>
          </table:table-cell>
          <table:table-cell table:style-name="Таблица42.B2" office:value-type="string">
            <text:p text:style-name="P8"/>
          </table:table-cell>
          <table:table-cell table:style-name="Таблица42.F2" office:value-type="string">
            <text:p text:style-name="P8">Not used</text:p>
          </table:table-cell>
        </table:table-row>
        <table:table-row>
          <table:table-cell table:style-name="Таблица42.A2" office:value-type="float" office:value="5">
            <text:p text:style-name="P8">5</text:p>
          </table:table-cell>
          <table:table-cell table:style-name="Таблица42.B2" office:value-type="string">
            <text:p text:style-name="P8">GND</text:p>
          </table:table-cell>
          <table:table-cell table:style-name="Таблица42.B2" office:value-type="string">
            <text:p text:style-name="P8">Ground</text:p>
          </table:table-cell>
          <table:table-cell table:style-name="Таблица42.A2" office:value-type="float" office:value="6">
            <text:p text:style-name="P8">6</text:p>
          </table:table-cell>
          <table:table-cell table:style-name="Таблица42.B2" office:value-type="string">
            <text:p text:style-name="P8"/>
          </table:table-cell>
          <table:table-cell table:style-name="Таблица42.F2" office:value-type="string">
            <text:p text:style-name="P8">Not used</text:p>
          </table:table-cell>
        </table:table-row>
        <table:table-row>
          <table:table-cell table:style-name="Таблица42.A2" office:value-type="float" office:value="7">
            <text:p text:style-name="P8">7</text:p>
          </table:table-cell>
          <table:table-cell table:style-name="Таблица42.B2" office:value-type="string">
            <text:p text:style-name="P8">RTS</text:p>
          </table:table-cell>
          <table:table-cell table:style-name="Таблица42.B2" office:value-type="string">
            <text:p text:style-name="P8">Request to send</text:p>
          </table:table-cell>
          <table:table-cell table:style-name="Таблица42.A2" office:value-type="float" office:value="8">
            <text:p text:style-name="P8">8</text:p>
          </table:table-cell>
          <table:table-cell table:style-name="Таблица42.B2" office:value-type="string">
            <text:p text:style-name="P8">CTS</text:p>
          </table:table-cell>
          <table:table-cell table:style-name="Таблица42.F2" office:value-type="string">
            <text:p text:style-name="P8">Clear to send</text:p>
          </table:table-cell>
        </table:table-row>
        <table:table-row>
          <table:table-cell table:style-name="Таблица42.A2" office:value-type="float" office:value="9">
            <text:p text:style-name="P8">9</text:p>
          </table:table-cell>
          <table:table-cell table:style-name="Таблица42.B2" office:value-type="string">
            <text:p text:style-name="P8"/>
          </table:table-cell>
          <table:table-cell table:style-name="Таблица42.B2" office:value-type="string">
            <text:p text:style-name="P8">Not used</text:p>
          </table:table-cell>
          <table:table-cell table:style-name="Таблица42.A2" office:value-type="float" office:value="10">
            <text:p text:style-name="P8">10</text:p>
          </table:table-cell>
          <table:table-cell table:style-name="Таблица42.B2" office:value-type="string">
            <text:p text:style-name="P8">VCC</text:p>
          </table:table-cell>
          <table:table-cell table:style-name="Таблица42.F2" office:value-type="string">
            <text:p text:style-name="P8">+5V</text:p>
          </table:table-cell>
        </table:table-row>
      </table:table>
      <text:h text:style-name="Heading_20_2" text:outline-level="2">X21. Tape IN (duplicate X15)</text:h>
      <table:table table:name="Таблица43" table:style-name="Таблица43">
        <table:table-column table:style-name="Таблица43.A"/>
        <table:table-column table:style-name="Таблица43.B"/>
        <table:table-row>
          <table:table-cell table:style-name="Таблица43.A1" office:value-type="string">
            <text:p text:style-name="Table_20_Contents"><draw:frame draw:style-name="fr3" draw:name="Графический объект1" text:anchor-type="paragraph" svg:x="0.205cm" svg:y="0.071cm" svg:width="1.66cm" svg:height="1.66cm" draw:z-index="22"><draw:image xlink:href="Pictures/200000260000067C0000067C8A572C90.svm" xlink:type="simple" xlink:show="embed" xlink:actuate="onLoad"/>
       </draw:frame></text:p>
          </table:table-cell>
          <table:table-cell table:style-name="Таблица43.A1" office:value-type="string">
            <text:p text:style-name="Table_20_Contents">For connecting tape device. </text:p>
            <text:p text:style-name="Table_20_Contents"/>
          </table:table-cell>
        </table:table-row>
      </table:table>
      <text:h text:style-name="Heading_20_2" text:outline-level="2">PWR1. Power</text:h>
      <table:table table:name="Таблица29" table:style-name="Таблица29">
        <table:table-column table:style-name="Таблица29.A"/>
        <table:table-column table:style-name="Таблица29.B"/>
        <table:table-row>
          <table:table-cell table:style-name="Таблица29.A1" office:value-type="string">
            <text:p text:style-name="Table_20_Contents"><draw:frame draw:style-name="fr2" draw:name="Графический объект19" text:anchor-type="paragraph" svg:width="2.605cm" svg:height="1.198cm" draw:z-index="21"><draw:image xlink:href="Pictures/2000005F00000A2D000004AE800E7605.svm" xlink:type="simple" xlink:show="embed" xlink:actuate="onLoad"/>
       </draw:frame></text:p>
          </table:table-cell>
          <table:table-cell table:style-name="Таблица29.A1" office:value-type="string">
            <text:p text:style-name="Table_20_Contents">Connector for non-standard power supply (+12V, +5V, GND).</text:p>
          </table:table-cell>
        </table:table-row>
      </table:table>
      <text:p text:style-name="Text_20_body">Pins description:</text:p>
      <table:table table:name="Таблица30" table:style-name="Таблица30">
        <table:table-column table:style-name="Таблица30.A"/>
        <table:table-column table:style-name="Таблица30.B"/>
        <table:table-column table:style-name="Таблица30.C"/>
        <table:table-column table:style-name="Таблица30.D"/>
        <table:table-column table:style-name="Таблица30.E"/>
        <table:table-column table:style-name="Таблица30.F"/>
        <table:table-row>
          <table:table-cell table:style-name="Таблица30.A1" office:value-type="string">
            <text:p text:style-name="P7">№</text:p>
          </table:table-cell>
          <table:table-cell table:style-name="Таблица30.A1" office:value-type="string">
            <text:p text:style-name="P7">Name</text:p>
          </table:table-cell>
          <table:table-cell table:style-name="Таблица30.A1" office:value-type="string">
            <text:p text:style-name="P7">Description</text:p>
          </table:table-cell>
          <table:table-cell table:style-name="Таблица30.A1" office:value-type="string">
            <text:p text:style-name="P7">№</text:p>
          </table:table-cell>
          <table:table-cell table:style-name="Таблица30.A1" office:value-type="string">
            <text:p text:style-name="P7">Name</text:p>
          </table:table-cell>
          <table:table-cell table:style-name="Таблица30.F1" office:value-type="string">
            <text:p text:style-name="P7">Description</text:p>
          </table:table-cell>
        </table:table-row>
        <table:table-row>
          <table:table-cell table:style-name="Таблица30.A2" office:value-type="float" office:value="1">
            <text:p text:style-name="P9">1</text:p>
          </table:table-cell>
          <table:table-cell table:style-name="Таблица30.B2" office:value-type="string">
            <text:p text:style-name="P9">VCC5</text:p>
          </table:table-cell>
          <table:table-cell table:style-name="Таблица30.B2" office:value-type="string">
            <text:p text:style-name="P8">Power +5V</text:p>
          </table:table-cell>
          <table:table-cell table:style-name="Таблица30.A2" office:value-type="float" office:value="3">
            <text:p text:style-name="P9">3</text:p>
          </table:table-cell>
          <table:table-cell table:style-name="Таблица30.B2" office:value-type="string">
            <text:p text:style-name="P8">GND</text:p>
          </table:table-cell>
          <table:table-cell table:style-name="Таблица30.F2" office:value-type="string">
            <text:p text:style-name="P8">Ground</text:p>
          </table:table-cell>
        </table:table-row>
        <table:table-row>
          <table:table-cell table:style-name="Таблица30.A2" office:value-type="float" office:value="2">
            <text:p text:style-name="P8">2</text:p>
          </table:table-cell>
          <table:table-cell table:style-name="Таблица30.B2" office:value-type="string">
            <text:p text:style-name="P8">GND</text:p>
          </table:table-cell>
          <table:table-cell table:style-name="Таблица30.B2" office:value-type="string">
            <text:p text:style-name="P8">Ground</text:p>
          </table:table-cell>
          <table:table-cell table:style-name="Таблица30.A2" office:value-type="float" office:value="4">
            <text:p text:style-name="P8">4</text:p>
          </table:table-cell>
          <table:table-cell table:style-name="Таблица30.B2" office:value-type="string">
            <text:p text:style-name="P8">VCC12</text:p>
          </table:table-cell>
          <table:table-cell table:style-name="Таблица30.F2" office:value-type="string">
            <text:p text:style-name="P8">Power +12V</text:p>
          </table:table-cell>
        </table:table-row>
      </table:table>
      <text:h text:style-name="Heading_20_2" text:outline-level="2">PWR2. ATX power</text:h>
      <table:table table:name="Таблица3" table:style-name="Таблица3">
        <table:table-column table:style-name="Таблица3.A"/>
        <table:table-column table:style-name="Таблица3.B"/>
        <table:table-row>
          <table:table-cell table:style-name="Таблица3.A1" office:value-type="string">
            <text:p text:style-name="Table_20_Contents"><draw:frame draw:style-name="fr2" draw:name="Графический объект2" text:anchor-type="paragraph" svg:width="5.763cm" svg:height="2.217cm" draw:z-index="13"><draw:image xlink:href="Pictures/200001CE00001683000008AA0018403E.svm" xlink:type="simple" xlink:show="embed" xlink:actuate="onLoad"/>
       </draw:frame></text:p>
          </table:table-cell>
          <table:table-cell table:style-name="Таблица3.A1" office:value-type="string">
            <text:p text:style-name="Table_20_Contents">Connector for ATX power supply.</text:p>
          </table:table-cell>
        </table:table-row>
      </table:table>
      <text:p text:style-name="Text_20_body">Pins description:</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row>
          <table:table-cell table:style-name="Таблица4.A1" office:value-type="string">
            <text:p text:style-name="P7">№</text:p>
          </table:table-cell>
          <table:table-cell table:style-name="Таблица4.A1" office:value-type="string">
            <text:p text:style-name="P7">Name</text:p>
          </table:table-cell>
          <table:table-cell table:style-name="Таблица4.A1" office:value-type="string">
            <text:p text:style-name="P7">Description</text:p>
          </table:table-cell>
          <table:table-cell table:style-name="Таблица4.A1" office:value-type="string">
            <text:p text:style-name="P7">№</text:p>
          </table:table-cell>
          <table:table-cell table:style-name="Таблица4.A1" office:value-type="string">
            <text:p text:style-name="P7">Name</text:p>
          </table:table-cell>
          <table:table-cell table:style-name="Таблица4.F1" office:value-type="string">
            <text:p text:style-name="P7">Description</text:p>
          </table:table-cell>
        </table:table-row>
        <table:table-row>
          <table:table-cell table:style-name="Таблица4.A2" office:value-type="float" office:value="1">
            <text:p text:style-name="P8">1</text:p>
          </table:table-cell>
          <table:table-cell table:style-name="Таблица4.B2" office:value-type="string">
            <text:p text:style-name="P8"/>
          </table:table-cell>
          <table:table-cell table:style-name="Таблица4.B2" office:value-type="string">
            <text:p text:style-name="P8">Not used</text:p>
          </table:table-cell>
          <table:table-cell table:style-name="Таблица4.A2" office:value-type="float" office:value="11">
            <text:p text:style-name="P8">11</text:p>
          </table:table-cell>
          <table:table-cell table:style-name="Таблица4.B2" office:value-type="string">
            <text:p text:style-name="P8"/>
          </table:table-cell>
          <table:table-cell table:style-name="Таблица4.F2" office:value-type="string">
            <text:p text:style-name="P8">Not used</text:p>
          </table:table-cell>
        </table:table-row>
        <table:table-row>
          <table:table-cell table:style-name="Таблица4.A2" office:value-type="float" office:value="2">
            <text:p text:style-name="P8">2</text:p>
          </table:table-cell>
          <table:table-cell table:style-name="Таблица4.B2" office:value-type="string">
            <text:p text:style-name="P8"/>
          </table:table-cell>
          <table:table-cell table:style-name="Таблица4.B2" office:value-type="string">
            <text:p text:style-name="P8">Not used</text:p>
          </table:table-cell>
          <table:table-cell table:style-name="Таблица4.A2" office:value-type="float" office:value="12">
            <text:p text:style-name="P8">12</text:p>
          </table:table-cell>
          <table:table-cell table:style-name="Таблица4.B2" office:value-type="string">
            <text:p text:style-name="P8"/>
          </table:table-cell>
          <table:table-cell table:style-name="Таблица4.F2" office:value-type="string">
            <text:p text:style-name="P8">Not used</text:p>
          </table:table-cell>
        </table:table-row>
        <table:table-row>
          <table:table-cell table:style-name="Таблица4.A2" office:value-type="float" office:value="3">
            <text:p text:style-name="P8">3</text:p>
          </table:table-cell>
          <table:table-cell table:style-name="Таблица4.B2" office:value-type="string">
            <text:p text:style-name="P8">GND</text:p>
          </table:table-cell>
          <table:table-cell table:style-name="Таблица4.B2" office:value-type="string">
            <text:p text:style-name="P8">Ground</text:p>
          </table:table-cell>
          <table:table-cell table:style-name="Таблица4.A2" office:value-type="float" office:value="13">
            <text:p text:style-name="P8">13</text:p>
          </table:table-cell>
          <table:table-cell table:style-name="Таблица4.B2" office:value-type="string">
            <text:p text:style-name="P8">GND</text:p>
          </table:table-cell>
          <table:table-cell table:style-name="Таблица4.F2" office:value-type="string">
            <text:p text:style-name="P8">Ground</text:p>
          </table:table-cell>
        </table:table-row>
        <text:soft-page-break/>
        <table:table-row>
          <table:table-cell table:style-name="Таблица4.A2" office:value-type="float" office:value="4">
            <text:p text:style-name="P8">4</text:p>
          </table:table-cell>
          <table:table-cell table:style-name="Таблица4.B2" office:value-type="string">
            <text:p text:style-name="P8">VCC5</text:p>
          </table:table-cell>
          <table:table-cell table:style-name="Таблица4.B2" office:value-type="string">
            <text:p text:style-name="P8">Power +5V</text:p>
          </table:table-cell>
          <table:table-cell table:style-name="Таблица4.A2" office:value-type="float" office:value="14">
            <text:p text:style-name="P8">14</text:p>
          </table:table-cell>
          <table:table-cell table:style-name="Таблица4.B2" office:value-type="string">
            <text:p text:style-name="P8">PS_ON</text:p>
          </table:table-cell>
          <table:table-cell table:style-name="Таблица4.F2" office:value-type="string">
            <text:p text:style-name="P8">Power on</text:p>
          </table:table-cell>
        </table:table-row>
        <table:table-row>
          <table:table-cell table:style-name="Таблица4.A2" office:value-type="float" office:value="5">
            <text:p text:style-name="P8">5</text:p>
          </table:table-cell>
          <table:table-cell table:style-name="Таблица4.B2" office:value-type="string">
            <text:p text:style-name="P8">GND</text:p>
          </table:table-cell>
          <table:table-cell table:style-name="Таблица4.B2" office:value-type="string">
            <text:p text:style-name="P8">Ground</text:p>
          </table:table-cell>
          <table:table-cell table:style-name="Таблица4.A2" office:value-type="float" office:value="15">
            <text:p text:style-name="P8">15</text:p>
          </table:table-cell>
          <table:table-cell table:style-name="Таблица4.B2" office:value-type="string">
            <text:p text:style-name="P8">GND</text:p>
          </table:table-cell>
          <table:table-cell table:style-name="Таблица4.F2" office:value-type="string">
            <text:p text:style-name="P8">Ground</text:p>
          </table:table-cell>
        </table:table-row>
        <table:table-row>
          <table:table-cell table:style-name="Таблица4.A2" office:value-type="float" office:value="6">
            <text:p text:style-name="P8">6</text:p>
          </table:table-cell>
          <table:table-cell table:style-name="Таблица4.B2" office:value-type="string">
            <text:p text:style-name="P8">VCC5</text:p>
          </table:table-cell>
          <table:table-cell table:style-name="Таблица4.B2" office:value-type="string">
            <text:p text:style-name="P8">Power +5V</text:p>
          </table:table-cell>
          <table:table-cell table:style-name="Таблица4.A2" office:value-type="float" office:value="16">
            <text:p text:style-name="P8">16</text:p>
          </table:table-cell>
          <table:table-cell table:style-name="Таблица4.B2" office:value-type="string">
            <text:p text:style-name="P8">GND</text:p>
          </table:table-cell>
          <table:table-cell table:style-name="Таблица4.F2" office:value-type="string">
            <text:p text:style-name="P8">Ground</text:p>
          </table:table-cell>
        </table:table-row>
        <table:table-row>
          <table:table-cell table:style-name="Таблица4.A2" office:value-type="float" office:value="7">
            <text:p text:style-name="P8">7</text:p>
          </table:table-cell>
          <table:table-cell table:style-name="Таблица4.B2" office:value-type="string">
            <text:p text:style-name="P8">GND</text:p>
          </table:table-cell>
          <table:table-cell table:style-name="Таблица4.B2" office:value-type="string">
            <text:p text:style-name="P8">Ground</text:p>
          </table:table-cell>
          <table:table-cell table:style-name="Таблица4.A2" office:value-type="float" office:value="17">
            <text:p text:style-name="P8">17</text:p>
          </table:table-cell>
          <table:table-cell table:style-name="Таблица4.B2" office:value-type="string">
            <text:p text:style-name="P8">GND</text:p>
          </table:table-cell>
          <table:table-cell table:style-name="Таблица4.F2" office:value-type="string">
            <text:p text:style-name="P8">Ground</text:p>
          </table:table-cell>
        </table:table-row>
        <table:table-row>
          <table:table-cell table:style-name="Таблица4.A2" office:value-type="float" office:value="8">
            <text:p text:style-name="P8">8</text:p>
          </table:table-cell>
          <table:table-cell table:style-name="Таблица4.B2" office:value-type="string">
            <text:p text:style-name="P8">PWRGOOD</text:p>
          </table:table-cell>
          <table:table-cell table:style-name="Таблица4.B2" office:value-type="string">
            <text:p text:style-name="P8">Power is good</text:p>
          </table:table-cell>
          <table:table-cell table:style-name="Таблица4.A2" office:value-type="float" office:value="18">
            <text:p text:style-name="P8">18</text:p>
          </table:table-cell>
          <table:table-cell table:style-name="Таблица4.B2" office:value-type="string">
            <text:p text:style-name="P8"/>
          </table:table-cell>
          <table:table-cell table:style-name="Таблица4.F2" office:value-type="string">
            <text:p text:style-name="P8">Not used</text:p>
          </table:table-cell>
        </table:table-row>
        <table:table-row>
          <table:table-cell table:style-name="Таблица4.A2" office:value-type="float" office:value="9">
            <text:p text:style-name="P8">9</text:p>
          </table:table-cell>
          <table:table-cell table:style-name="Таблица4.B2" office:value-type="string">
            <text:p text:style-name="P8">VCC5STBY</text:p>
          </table:table-cell>
          <table:table-cell table:style-name="Таблица4.B2" office:value-type="string">
            <text:p text:style-name="P8">Standby +5V</text:p>
          </table:table-cell>
          <table:table-cell table:style-name="Таблица4.A2" office:value-type="float" office:value="19">
            <text:p text:style-name="P8">19</text:p>
          </table:table-cell>
          <table:table-cell table:style-name="Таблица4.B2" office:value-type="string">
            <text:p text:style-name="P8">VCC5</text:p>
          </table:table-cell>
          <table:table-cell table:style-name="Таблица4.F2" office:value-type="string">
            <text:p text:style-name="P8">Power +5V</text:p>
          </table:table-cell>
        </table:table-row>
        <table:table-row>
          <table:table-cell table:style-name="Таблица4.A2" office:value-type="float" office:value="10">
            <text:p text:style-name="P8">10</text:p>
          </table:table-cell>
          <table:table-cell table:style-name="Таблица4.B2" office:value-type="string">
            <text:p text:style-name="P8">VCC12</text:p>
          </table:table-cell>
          <table:table-cell table:style-name="Таблица4.B2" office:value-type="string">
            <text:p text:style-name="P8">Power +12V</text:p>
          </table:table-cell>
          <table:table-cell table:style-name="Таблица4.A2" office:value-type="float" office:value="20">
            <text:p text:style-name="P8">20</text:p>
          </table:table-cell>
          <table:table-cell table:style-name="Таблица4.B2" office:value-type="string">
            <text:p text:style-name="P8">VCC5</text:p>
          </table:table-cell>
          <table:table-cell table:style-name="Таблица4.F2" office:value-type="string">
            <text:p text:style-name="P8">Power +5V</text:p>
          </table:table-cell>
        </table:table-row>
      </table:table>
      <text:h text:style-name="Heading_20_2" text:outline-level="2">GB1. Battery holder</text:h>
      <table:table table:name="Таблица50" table:style-name="Таблица50">
        <table:table-column table:style-name="Таблица50.A"/>
        <table:table-column table:style-name="Таблица50.B"/>
        <table:table-row>
          <table:table-cell table:style-name="Таблица50.A1" office:value-type="string">
            <text:p text:style-name="Table_20_Contents"><draw:frame draw:style-name="fr2" draw:name="Графический объект29" text:anchor-type="paragraph" svg:width="3.027cm" svg:height="2.845cm" draw:z-index="15"><draw:image xlink:href="Pictures/2000003B00000BD300000B1E95CEEA75.svm" xlink:type="simple" xlink:show="embed" xlink:actuate="onLoad"/>
       </draw:frame></text:p>
          </table:table-cell>
          <table:table-cell table:style-name="Таблица50.A1" office:value-type="string">
            <text:p text:style-name="Table_20_Contents">Holder for RTC battery.</text:p>
            <text:p text:style-name="Table_20_Contents">Please use CR2032 batteries (3Volt).</text:p>
          </table:table-cell>
        </table:table-row>
      </table:table>
      <text:p text:style-name="Text_20_body"><text:line-break/></text:p>
      <text:h text:style-name="P12" text:outline-level="1">Jumpers and button</text:h>
      <table:table table:name="Таблица8" table:style-name="Таблица8">
        <table:table-column table:style-name="Таблица8.A"/>
        <table:table-column table:style-name="Таблица8.B"/>
        <table:table-column table:style-name="Таблица8.C"/>
        <table:table-column table:style-name="Таблица8.D"/>
        <table:table-row>
          <table:table-cell table:style-name="Таблица8.A1" office:value-type="string">
            <text:p text:style-name="P11">№</text:p>
          </table:table-cell>
          <table:table-cell table:style-name="Таблица8.A1" office:value-type="string">
            <text:p text:style-name="P11">Name</text:p>
          </table:table-cell>
          <table:table-cell table:style-name="Таблица8.A1" office:value-type="string">
            <text:p text:style-name="P11">Default value</text:p>
          </table:table-cell>
          <table:table-cell table:style-name="Таблица8.D1" office:value-type="string">
            <text:p text:style-name="P11">Description</text:p>
          </table:table-cell>
        </table:table-row>
        <table:table-row>
          <table:table-cell table:style-name="Таблица8.A2" office:value-type="string">
            <text:p text:style-name="Table_20_Contents">J1</text:p>
          </table:table-cell>
          <table:table-cell table:style-name="Таблица8.A2" office:value-type="string">
            <text:p text:style-name="Table_20_Contents">enable IDERES</text:p>
          </table:table-cell>
          <table:table-cell table:style-name="Таблица8.A2" office:value-type="string">
            <text:p text:style-name="Table_20_Contents">opened</text:p>
          </table:table-cell>
          <table:table-cell table:style-name="Таблица8.D2" office:value-type="string">
            <text:p text:style-name="Table_20_Contents">Enable IDE reset signal to IDE drives if shorted. It need to some old drives (for example Samsung 10Gb drives).</text:p>
          </table:table-cell>
        </table:table-row>
        <table:table-row>
          <table:table-cell table:style-name="Таблица8.A2" office:value-type="string">
            <text:p text:style-name="Table_20_Contents">J2</text:p>
          </table:table-cell>
          <table:table-cell table:style-name="Таблица8.A2" office:value-type="string">
            <text:p text:style-name="Table_20_Contents">enable composite sync to VGA</text:p>
          </table:table-cell>
          <table:table-cell table:style-name="Таблица8.A2" office:value-type="string">
            <text:p text:style-name="Table_20_Contents">opened</text:p>
          </table:table-cell>
          <table:table-cell table:style-name="Таблица8.D2" office:value-type="string">
            <text:p text:style-name="Table_20_Contents">Enable composite synchronization to VGA if shorted.</text:p>
            <text:p text:style-name="Table_20_Contents"/>
          </table:table-cell>
        </table:table-row>
        <table:table-row>
          <table:table-cell table:style-name="Таблица8.A2" office:value-type="string">
            <text:p text:style-name="Table_20_Contents">J3</text:p>
          </table:table-cell>
          <table:table-cell table:style-name="Таблица8.A2" office:value-type="string">
            <text:p text:style-name="Table_20_Contents">enable +5V to VGA</text:p>
          </table:table-cell>
          <table:table-cell table:style-name="Таблица8.A2" office:value-type="string">
            <text:p text:style-name="Table_20_Contents">opened</text:p>
          </table:table-cell>
          <table:table-cell table:style-name="Таблица8.D2" office:value-type="string">
            <text:p text:style-name="Table_20_Contents">Enable +5V to VGA if shorted.</text:p>
          </table:table-cell>
        </table:table-row>
        <table:table-row>
          <table:table-cell table:style-name="Таблица8.A2" office:value-type="string">
            <text:p text:style-name="Table_20_Contents">J4</text:p>
          </table:table-cell>
          <table:table-cell table:style-name="Таблица8.A2" office:value-type="string">
            <text:p text:style-name="Table_20_Contents">12v enable</text:p>
          </table:table-cell>
          <table:table-cell table:style-name="Таблица8.A2" office:value-type="string">
            <text:p text:style-name="Table_20_Contents">opened</text:p>
          </table:table-cell>
          <table:table-cell table:style-name="Таблица8.D2" office:value-type="string">
            <text:p text:style-name="Table_20_Contents">Enable +12V power supply to slots if shorted.</text:p>
          </table:table-cell>
        </table:table-row>
        <table:table-row>
          <table:table-cell table:style-name="Таблица8.A2" office:value-type="string">
            <text:p text:style-name="Table_20_Contents">J5</text:p>
          </table:table-cell>
          <table:table-cell table:style-name="Таблица8.A2" office:value-type="string">
            <text:p text:style-name="Table_20_Contents">external clock</text:p>
          </table:table-cell>
          <table:table-cell table:style-name="Таблица8.A2" office:value-type="string">
            <text:p text:style-name="Table_20_Contents">opened</text:p>
          </table:table-cell>
          <table:table-cell table:style-name="Таблица8.D2" office:value-type="string">
            <text:p text:style-name="Table_20_Contents">Enable external clock to ATMEGA128 from AVR ISP connector (X5).</text:p>
          </table:table-cell>
        </table:table-row>
        <table:table-row>
          <table:table-cell table:style-name="Таблица8.A2" office:value-type="string">
            <text:p text:style-name="Table_20_Contents">J6</text:p>
          </table:table-cell>
          <table:table-cell table:style-name="Таблица8.A2" office:value-type="string">
            <text:p text:style-name="Table_20_Contents">soft reset key</text:p>
          </table:table-cell>
          <table:table-cell table:style-name="Таблица8.A2" office:value-type="string">
            <text:p text:style-name="Table_20_Contents">opened</text:p>
          </table:table-cell>
          <table:table-cell table:style-name="Таблица8.D2" office:value-type="string">
            <text:p text:style-name="Table_20_Contents">Soft reset or power switching:</text:p>
            <text:p text:style-name="Table_20_Contents">- connect «PWR SW» button from ATX case;</text:p>
            <text:p text:style-name="Table_20_Contents">- soft reset (without restart ATMEGA128) if shorted few time.</text:p>
          </table:table-cell>
        </table:table-row>
        <table:table-row>
          <table:table-cell table:style-name="Таблица8.A2" office:value-type="string">
            <text:p text:style-name="Table_20_Contents">J7</text:p>
          </table:table-cell>
          <table:table-cell table:style-name="Таблица8.A2" office:value-type="string">
            <text:p text:style-name="Table_20_Contents">HRDY-&gt;IP</text:p>
          </table:table-cell>
          <table:table-cell table:style-name="Таблица8.A2" office:value-type="string">
            <text:p text:style-name="Table_20_Contents">opened</text:p>
          </table:table-cell>
          <table:table-cell table:style-name="Таблица8.D2" office:value-type="string">
            <text:p text:style-name="Table_20_Contents">HRDY controlled IP pull-down to GND if closed.</text:p>
          </table:table-cell>
        </table:table-row>
        <table:table-row>
          <table:table-cell table:style-name="Таблица8.A2" office:value-type="string">
            <text:p text:style-name="Table_20_Contents">J8</text:p>
          </table:table-cell>
          <table:table-cell table:style-name="Таблица8.A2" office:value-type="string">
            <text:p text:style-name="Table_20_Contents">NMI key</text:p>
          </table:table-cell>
          <table:table-cell table:style-name="Таблица8.A2" office:value-type="string">
            <text:p text:style-name="Table_20_Contents">opened</text:p>
          </table:table-cell>
          <table:table-cell table:style-name="Таблица8.D2" office:value-type="string">
            <text:p text:style-name="Table_20_Contents">Set NMI to Z80 if shorted.</text:p>
          </table:table-cell>
        </table:table-row>
        <table:table-row>
          <table:table-cell table:style-name="Таблица8.A2" office:value-type="string">
            <text:p text:style-name="Table_20_Contents">J9</text:p>
          </table:table-cell>
          <table:table-cell table:style-name="Таблица8.A2" office:value-type="string">
            <text:p text:style-name="Table_20_Contents">hard reset key</text:p>
          </table:table-cell>
          <table:table-cell table:style-name="Таблица8.A2" office:value-type="string">
            <text:p text:style-name="Table_20_Contents">opened</text:p>
          </table:table-cell>
          <table:table-cell table:style-name="Таблица8.D2" office:value-type="string">
            <text:p text:style-name="Table_20_Contents">Hard reset (with restart ATMEGA128) if shorted.</text:p>
            <text:p text:style-name="Table_20_Contents">Connect «Reset» button of AT or ATX case.</text:p>
          </table:table-cell>
        </table:table-row>
        <table:table-row>
          <table:table-cell table:style-name="Таблица8.A2" office:value-type="string">
            <text:p text:style-name="Table_20_Contents">VD3<text:note text:id="ftn1" text:note-class="footnote"><text:note-citation>1</text:note-citation><text:note-body>
         <text:p text:style-name="Footnote">If set contacts instead VD3 led on board (for example boards from NedoPC).</text:p></text:note-body></text:note></text:p>
          </table:table-cell>
          <table:table-cell table:style-name="Таблица8.A2" office:value-type="string">
            <text:p text:style-name="Table_20_Contents">HDD Led</text:p>
          </table:table-cell>
          <table:table-cell table:style-name="Таблица8.A2" office:value-type="string">
            <text:p text:style-name="Table_20_Contents"/>
          </table:table-cell>
          <table:table-cell table:style-name="Таблица8.D2" office:value-type="string">
            <text:p text:style-name="Table_20_Contents">Connect «HDD LED» from AT or ATX case.</text:p>
          </table:table-cell>
        </table:table-row>
        <table:table-row>
          <table:table-cell table:style-name="Таблица8.A2" office:value-type="string">
            <text:p text:style-name="Table_20_Contents">VD6<text:note text:id="ftn2" text:note-class="footnote"><text:note-citation>2</text:note-citation><text:note-body>
         <text:p text:style-name="Footnote">If set contacts instead VD6 led on board (for example boards from NedoPC).</text:p></text:note-body></text:note></text:p>
          </table:table-cell>
          <table:table-cell table:style-name="Таблица8.A2" office:value-type="string">
            <text:p text:style-name="Table_20_Contents">PWR Led</text:p>
          </table:table-cell>
          <table:table-cell table:style-name="Таблица8.A2" office:value-type="string">
            <text:p text:style-name="Table_20_Contents"/>
          </table:table-cell>
          <table:table-cell table:style-name="Таблица8.D2" office:value-type="string">
            <text:p text:style-name="Table_20_Contents">Connect «PWR LED» from AT or ATX case.</text:p>
          </table:table-cell>
        </table:table-row>
      </table:table>
      <text:p text:style-name="Text_20_body"/>
      <text:p text:style-name="Text_20_body"/>
      <text:h text:style-name="P12" text:outline-level="1">ZXBUS slots</text:h>
      <text:p text:style-name="Text_20_body">ZX Evolution have two slots compatible to ZXBUS standard.</text:p>
      <table:table table:name="Таблица48" table:style-name="Таблица48">
        <table:table-column table:style-name="Таблица48.A"/>
        <table:table-column table:style-name="Таблица48.B"/>
        <table:table-row>
          <table:table-cell table:style-name="Таблица48.A1" office:value-type="string">
            <text:p text:style-name="Table_20_Contents"><draw:frame draw:style-name="fr7" draw:name="Графический объект5" text:anchor-type="paragraph" svg:width="10.605cm" svg:height="2.058cm" draw:z-index="26"><draw:image xlink:href="Pictures/200004130000296D0000080B84DBA33B.svm" xlink:type="simple" xlink:show="embed" xlink:actuate="onLoad"/>
       </draw:frame></text:p>
          </table:table-cell>
          <table:table-cell table:style-name="Таблица48.A1" office:value-type="string">
            <text:p text:style-name="Table_20_Contents"><text:s/>ZXBUS pin step is 2.54mm. </text:p>
          </table:table-cell>
        </table:table-row>
      </table:table>
      <text:p text:style-name="Text_20_body">First pin have square pad. First pin is near to rear side of ATX case.</text:p>
      <text:p text:style-name="Text_20_body"><text:span text:style-name="T5">Warning:</text:span> ZXBUS cards key must placed to first pins side of slot. If ZXBUS card not have key, please refer to ZXBUS card user manual. If you install ZXBUS card incorrectly than ZXEvolution board may be malfunction.</text:p>
      <text:p text:style-name="Text_20_body"><text:span text:style-name="T5">Warning:</text:span> ZX Evolution developer not guaranteed correct working ZXBUS cards from other <text:s/>developers. ZX Evolution developer not test ZXBUS cards from other developers. Testing must be organized by ZXBUS cards developer.</text:p>
      <text:p text:style-name="Text_20_body"><text:span text:style-name="T5">Warning:</text:span> If ZXBUS card need +12V power on slot than J4 jumper on ZX Evolution board must be shorted.</text:p>
      <text:p text:style-name="Text_20_body">Slot pins description:</text:p>
      <table:table table:name="Таблица49" table:style-name="Таблица49">
        <table:table-column table:style-name="Таблица49.A"/>
        <table:table-column table:style-name="Таблица49.B"/>
        <table:table-column table:style-name="Таблица49.C"/>
        <table:table-column table:style-name="Таблица49.D"/>
        <table:table-column table:style-name="Таблица49.E"/>
        <table:table-column table:style-name="Таблица49.F"/>
        <table:table-row>
          <table:table-cell table:style-name="Таблица49.A1" office:value-type="string">
            <text:p text:style-name="P7">№</text:p>
          </table:table-cell>
          <table:table-cell table:style-name="Таблица49.A1" office:value-type="string">
            <text:p text:style-name="P7">Name</text:p>
          </table:table-cell>
          <table:table-cell table:style-name="Таблица49.A1" office:value-type="string">
            <text:p text:style-name="P7">Description</text:p>
          </table:table-cell>
          <table:table-cell table:style-name="Таблица49.A1" office:value-type="string">
            <text:p text:style-name="P7">№</text:p>
          </table:table-cell>
          <table:table-cell table:style-name="Таблица49.A1" office:value-type="string">
            <text:p text:style-name="P7">Name</text:p>
          </table:table-cell>
          <table:table-cell table:style-name="Таблица49.F1" office:value-type="string">
            <text:p text:style-name="P7">Description</text:p>
          </table:table-cell>
        </table:table-row>
        <table:table-row>
          <table:table-cell table:style-name="Таблица49.A2" office:value-type="string">
            <text:p text:style-name="P8">A1</text:p>
          </table:table-cell>
          <table:table-cell table:style-name="Таблица49.A2" office:value-type="string">
            <text:p text:style-name="P8">A14</text:p>
          </table:table-cell>
          <table:table-cell table:style-name="Таблица49.A2" office:value-type="string">
            <text:p text:style-name="P8">14 address line of CPU </text:p>
          </table:table-cell>
          <table:table-cell table:style-name="Таблица49.A2" office:value-type="string">
            <text:p text:style-name="P8">B1</text:p>
          </table:table-cell>
          <table:table-cell table:style-name="Таблица49.A2" office:value-type="string">
            <text:p text:style-name="P8">A15</text:p>
          </table:table-cell>
          <table:table-cell table:style-name="Таблица49.F2" office:value-type="string">
            <text:p text:style-name="P8">15 address line of CPU </text:p>
          </table:table-cell>
        </table:table-row>
        <table:table-row>
          <table:table-cell table:style-name="Таблица49.A2" office:value-type="string">
            <text:p text:style-name="P8">A2</text:p>
          </table:table-cell>
          <table:table-cell table:style-name="Таблица49.A2" office:value-type="string">
            <text:p text:style-name="P8">A12</text:p>
          </table:table-cell>
          <table:table-cell table:style-name="Таблица49.A2" office:value-type="string">
            <text:p text:style-name="P8">12 address line of CPU</text:p>
          </table:table-cell>
          <table:table-cell table:style-name="Таблица49.A2" office:value-type="string">
            <text:p text:style-name="P8">B2</text:p>
          </table:table-cell>
          <table:table-cell table:style-name="Таблица49.A2" office:value-type="string">
            <text:p text:style-name="P8">A13</text:p>
          </table:table-cell>
          <table:table-cell table:style-name="Таблица49.F2" office:value-type="string">
            <text:p text:style-name="P8">13 address line of CPU </text:p>
          </table:table-cell>
        </table:table-row>
        <table:table-row>
          <table:table-cell table:style-name="Таблица49.A2" office:value-type="string">
            <text:p text:style-name="P8">A3</text:p>
          </table:table-cell>
          <table:table-cell table:style-name="Таблица49.A2" office:value-type="string">
            <text:p text:style-name="P8">+5V</text:p>
          </table:table-cell>
          <table:table-cell table:style-name="Таблица49.A2" office:value-type="string">
            <text:p text:style-name="P8">Power +5V</text:p>
          </table:table-cell>
          <table:table-cell table:style-name="Таблица49.A2" office:value-type="string">
            <text:p text:style-name="P8">B3</text:p>
          </table:table-cell>
          <table:table-cell table:style-name="Таблица49.A2" office:value-type="string">
            <text:p text:style-name="P8">D7</text:p>
          </table:table-cell>
          <table:table-cell table:style-name="Таблица49.F2" office:value-type="string">
            <text:p text:style-name="P8">7 data line of CPU</text:p>
          </table:table-cell>
        </table:table-row>
        <table:table-row table:style-name="Таблица49.5">
          <table:table-cell table:style-name="Таблица49.A2" office:value-type="string">
            <text:p text:style-name="P8">A4</text:p>
          </table:table-cell>
          <table:table-cell table:style-name="Таблица49.A2" office:value-type="string">
            <text:p text:style-name="P8">DCDOS</text:p>
          </table:table-cell>
          <table:table-cell table:style-name="Таблица49.C5" office:value-type="string">
            <text:p text:style-name="P10">TRDOS enabled </text:p>
          </table:table-cell>
          <table:table-cell table:style-name="Таблица49.A2" office:value-type="string">
            <text:p text:style-name="P8">B4</text:p>
          </table:table-cell>
          <table:table-cell table:style-name="Таблица49.A2" office:value-type="string">
            <text:p text:style-name="P8"/>
          </table:table-cell>
          <table:table-cell table:style-name="Таблица49.F2" office:value-type="string">
            <text:p text:style-name="P8">Not used</text:p>
          </table:table-cell>
        </table:table-row>
        <table:table-row>
          <table:table-cell table:style-name="Таблица49.A2" office:value-type="string">
            <text:p text:style-name="P8">A5</text:p>
          </table:table-cell>
          <table:table-cell table:style-name="Таблица49.A2" office:value-type="string">
            <text:p text:style-name="P8"/>
          </table:table-cell>
          <table:table-cell table:style-name="Таблица49.A2" office:value-type="string">
            <text:p text:style-name="P8">Not used</text:p>
          </table:table-cell>
          <table:table-cell table:style-name="Таблица49.A2" office:value-type="string">
            <text:p text:style-name="P8">B5</text:p>
          </table:table-cell>
          <table:table-cell table:style-name="Таблица49.A2" office:value-type="string">
            <text:p text:style-name="P8"/>
          </table:table-cell>
          <table:table-cell table:style-name="Таблица49.F2" office:value-type="string">
            <text:p text:style-name="P8">Not used</text:p>
          </table:table-cell>
        </table:table-row>
        <table:table-row>
          <table:table-cell table:style-name="Таблица49.A2" office:value-type="string">
            <text:p text:style-name="P8">A6</text:p>
          </table:table-cell>
          <table:table-cell table:style-name="Таблица49.A2" office:value-type="string">
            <text:p text:style-name="P8">GND</text:p>
          </table:table-cell>
          <table:table-cell table:style-name="Таблица49.A2" office:value-type="string">
            <text:p text:style-name="P8">Ground</text:p>
          </table:table-cell>
          <table:table-cell table:style-name="Таблица49.A2" office:value-type="string">
            <text:p text:style-name="P8">B6</text:p>
          </table:table-cell>
          <table:table-cell table:style-name="Таблица49.A2" office:value-type="string">
            <text:p text:style-name="P8">D0</text:p>
          </table:table-cell>
          <table:table-cell table:style-name="Таблица49.F2" office:value-type="string">
            <text:p text:style-name="P8">0 data line of CPU</text:p>
          </table:table-cell>
        </table:table-row>
        <table:table-row>
          <table:table-cell table:style-name="Таблица49.A2" office:value-type="string">
            <text:p text:style-name="P8">A7</text:p>
          </table:table-cell>
          <table:table-cell table:style-name="Таблица49.A2" office:value-type="string">
            <text:p text:style-name="P8">GND</text:p>
          </table:table-cell>
          <table:table-cell table:style-name="Таблица49.A2" office:value-type="string">
            <text:p text:style-name="P8">Ground</text:p>
          </table:table-cell>
          <table:table-cell table:style-name="Таблица49.A2" office:value-type="string">
            <text:p text:style-name="P8">B7</text:p>
          </table:table-cell>
          <table:table-cell table:style-name="Таблица49.A2" office:value-type="string">
            <text:p text:style-name="P8">D1</text:p>
          </table:table-cell>
          <table:table-cell table:style-name="Таблица49.F2" office:value-type="string">
            <text:p text:style-name="P8">1 data line of CPU</text:p>
          </table:table-cell>
        </table:table-row>
        <table:table-row>
          <table:table-cell table:style-name="Таблица49.A2" office:value-type="string">
            <text:p text:style-name="P8">A8</text:p>
          </table:table-cell>
          <table:table-cell table:style-name="Таблица49.A2" office:value-type="string">
            <text:p text:style-name="P8"/>
          </table:table-cell>
          <table:table-cell table:style-name="Таблица49.A2" office:value-type="string">
            <text:p text:style-name="P8">Not used</text:p>
          </table:table-cell>
          <table:table-cell table:style-name="Таблица49.A2" office:value-type="string">
            <text:p text:style-name="P8">B8</text:p>
          </table:table-cell>
          <table:table-cell table:style-name="Таблица49.A2" office:value-type="string">
            <text:p text:style-name="P8">D2</text:p>
          </table:table-cell>
          <table:table-cell table:style-name="Таблица49.F2" office:value-type="string">
            <text:p text:style-name="P8">2 data line of CPU</text:p>
          </table:table-cell>
        </table:table-row>
        <table:table-row>
          <table:table-cell table:style-name="Таблица49.A2" office:value-type="string">
            <text:p text:style-name="P8">A9</text:p>
          </table:table-cell>
          <table:table-cell table:style-name="Таблица49.A2" office:value-type="string">
            <text:p text:style-name="P8">A0</text:p>
          </table:table-cell>
          <table:table-cell table:style-name="Таблица49.A2" office:value-type="string">
            <text:p text:style-name="P8">0 address line of CPU </text:p>
          </table:table-cell>
          <table:table-cell table:style-name="Таблица49.A2" office:value-type="string">
            <text:p text:style-name="P8">B9</text:p>
          </table:table-cell>
          <table:table-cell table:style-name="Таблица49.A2" office:value-type="string">
            <text:p text:style-name="P8">D6</text:p>
          </table:table-cell>
          <table:table-cell table:style-name="Таблица49.F2" office:value-type="string">
            <text:p text:style-name="P8">6 data line of CPU</text:p>
          </table:table-cell>
        </table:table-row>
        <table:table-row>
          <table:table-cell table:style-name="Таблица49.A2" office:value-type="string">
            <text:p text:style-name="P8">A10</text:p>
          </table:table-cell>
          <table:table-cell table:style-name="Таблица49.A2" office:value-type="string">
            <text:p text:style-name="P8">A1</text:p>
          </table:table-cell>
          <table:table-cell table:style-name="Таблица49.A2" office:value-type="string">
            <text:p text:style-name="P8">1 address line of CPU </text:p>
          </table:table-cell>
          <table:table-cell table:style-name="Таблица49.A2" office:value-type="string">
            <text:p text:style-name="P8">B10</text:p>
          </table:table-cell>
          <table:table-cell table:style-name="Таблица49.A2" office:value-type="string">
            <text:p text:style-name="P8">D5</text:p>
          </table:table-cell>
          <table:table-cell table:style-name="Таблица49.F2" office:value-type="string">
            <text:p text:style-name="P8">5 data line of CPU</text:p>
          </table:table-cell>
        </table:table-row>
        <table:table-row>
          <table:table-cell table:style-name="Таблица49.A2" office:value-type="string">
            <text:p text:style-name="P8">A11</text:p>
          </table:table-cell>
          <table:table-cell table:style-name="Таблица49.A2" office:value-type="string">
            <text:p text:style-name="P8">A2</text:p>
          </table:table-cell>
          <table:table-cell table:style-name="Таблица49.A2" office:value-type="string">
            <text:p text:style-name="P8">2 address line of CPU</text:p>
          </table:table-cell>
          <table:table-cell table:style-name="Таблица49.A2" office:value-type="string">
            <text:p text:style-name="P8">B11</text:p>
          </table:table-cell>
          <table:table-cell table:style-name="Таблица49.A2" office:value-type="string">
            <text:p text:style-name="P8">D3</text:p>
          </table:table-cell>
          <table:table-cell table:style-name="Таблица49.F2" office:value-type="string">
            <text:p text:style-name="P8">3 data line of CPU</text:p>
          </table:table-cell>
        </table:table-row>
        <table:table-row>
          <table:table-cell table:style-name="Таблица49.A2" office:value-type="string">
            <text:p text:style-name="P8">A12</text:p>
          </table:table-cell>
          <table:table-cell table:style-name="Таблица49.A2" office:value-type="string">
            <text:p text:style-name="P8">A3</text:p>
          </table:table-cell>
          <table:table-cell table:style-name="Таблица49.A2" office:value-type="string">
            <text:p text:style-name="P8">3 address line of CPU</text:p>
          </table:table-cell>
          <table:table-cell table:style-name="Таблица49.A2" office:value-type="string">
            <text:p text:style-name="P8">B12</text:p>
          </table:table-cell>
          <table:table-cell table:style-name="Таблица49.A2" office:value-type="string">
            <text:p text:style-name="P8">D4</text:p>
          </table:table-cell>
          <table:table-cell table:style-name="Таблица49.F2" office:value-type="string">
            <text:p text:style-name="P8">4 data line of CPU</text:p>
          </table:table-cell>
        </table:table-row>
        <table:table-row>
          <table:table-cell table:style-name="Таблица49.A2" office:value-type="string">
            <text:p text:style-name="P8">A13</text:p>
          </table:table-cell>
          <table:table-cell table:style-name="Таблица49.A2" office:value-type="string">
            <text:p text:style-name="P8">IORQGE</text:p>
          </table:table-cell>
          <table:table-cell table:style-name="Таблица49.A2" office:value-type="string">
            <text:p text:style-name="P10">Disable other devices (io catch)</text:p>
          </table:table-cell>
          <table:table-cell table:style-name="Таблица49.A2" office:value-type="string">
            <text:p text:style-name="P8">B13</text:p>
          </table:table-cell>
          <table:table-cell table:style-name="Таблица49.A2" office:value-type="string">
            <text:p text:style-name="P8">INT</text:p>
          </table:table-cell>
          <table:table-cell table:style-name="Таблица49.F2" office:value-type="string">
            <text:p text:style-name="P8">Interrupt </text:p>
          </table:table-cell>
        </table:table-row>
        <table:table-row>
          <table:table-cell table:style-name="Таблица49.A2" office:value-type="string">
            <text:p text:style-name="P8">A14</text:p>
          </table:table-cell>
          <table:table-cell table:style-name="Таблица49.A2" office:value-type="string">
            <text:p text:style-name="P8">GND</text:p>
          </table:table-cell>
          <table:table-cell table:style-name="Таблица49.A2" office:value-type="string">
            <text:p text:style-name="P8">Ground</text:p>
          </table:table-cell>
          <table:table-cell table:style-name="Таблица49.A2" office:value-type="string">
            <text:p text:style-name="P8">B14</text:p>
          </table:table-cell>
          <table:table-cell table:style-name="Таблица49.A2" office:value-type="string">
            <text:p text:style-name="P8">NMI</text:p>
          </table:table-cell>
          <table:table-cell table:style-name="Таблица49.F2" office:value-type="string">
            <text:p text:style-name="P8">Non masked interrupt</text:p>
          </table:table-cell>
        </table:table-row>
        <table:table-row>
          <table:table-cell table:style-name="Таблица49.A2" office:value-type="string">
            <text:p text:style-name="P8">A15</text:p>
          </table:table-cell>
          <table:table-cell table:style-name="Таблица49.A2" office:value-type="string">
            <text:p text:style-name="P8">CSROMCE</text:p>
          </table:table-cell>
          <table:table-cell table:style-name="Таблица49.A2" office:value-type="string">
            <text:p text:style-name="P8">Enable ROM selection</text:p>
          </table:table-cell>
          <table:table-cell table:style-name="Таблица49.A2" office:value-type="string">
            <text:p text:style-name="P8">B15</text:p>
          </table:table-cell>
          <table:table-cell table:style-name="Таблица49.A2" office:value-type="string">
            <text:p text:style-name="P8">HALT</text:p>
          </table:table-cell>
          <table:table-cell table:style-name="Таблица49.F2" office:value-type="string">
            <text:p text:style-name="P8">CPU halt</text:p>
          </table:table-cell>
        </table:table-row>
        <table:table-row>
          <table:table-cell table:style-name="Таблица49.A2" office:value-type="string">
            <text:p text:style-name="P8">A16</text:p>
          </table:table-cell>
          <table:table-cell table:style-name="Таблица49.A2" office:value-type="string">
            <text:p text:style-name="P8">RS</text:p>
          </table:table-cell>
          <table:table-cell table:style-name="Таблица49.A2" office:value-type="string">
            <text:p text:style-name="P8">Switch ROM pages</text:p>
          </table:table-cell>
          <table:table-cell table:style-name="Таблица49.A2" office:value-type="string">
            <text:p text:style-name="P8">B16</text:p>
          </table:table-cell>
          <table:table-cell table:style-name="Таблица49.A2" office:value-type="string">
            <text:p text:style-name="P8">MREQ</text:p>
          </table:table-cell>
          <table:table-cell table:style-name="Таблица49.F2" office:value-type="string">
            <text:p text:style-name="P8">CPU memory request</text:p>
          </table:table-cell>
        </table:table-row>
        <table:table-row>
          <table:table-cell table:style-name="Таблица49.A2" office:value-type="string">
            <text:p text:style-name="P8">A17</text:p>
          </table:table-cell>
          <table:table-cell table:style-name="Таблица49.A2" office:value-type="string">
            <text:p text:style-name="P8"/>
          </table:table-cell>
          <table:table-cell table:style-name="Таблица49.A2" office:value-type="string">
            <text:p text:style-name="P8">Not used</text:p>
          </table:table-cell>
          <table:table-cell table:style-name="Таблица49.A2" office:value-type="string">
            <text:p text:style-name="P8">B17</text:p>
          </table:table-cell>
          <table:table-cell table:style-name="Таблица49.A2" office:value-type="string">
            <text:p text:style-name="P8">IORQ</text:p>
          </table:table-cell>
          <table:table-cell table:style-name="Таблица49.F2" office:value-type="string">
            <text:p text:style-name="P8">CPU io request</text:p>
          </table:table-cell>
        </table:table-row>
        <table:table-row>
          <table:table-cell table:style-name="Таблица49.A2" office:value-type="string">
            <text:p text:style-name="P8">A18</text:p>
          </table:table-cell>
          <table:table-cell table:style-name="Таблица49.A2" office:value-type="string">
            <text:p text:style-name="P8"/>
          </table:table-cell>
          <table:table-cell table:style-name="Таблица49.A2" office:value-type="string">
            <text:p text:style-name="P8">Not used</text:p>
          </table:table-cell>
          <table:table-cell table:style-name="Таблица49.A2" office:value-type="string">
            <text:p text:style-name="P8">B18</text:p>
          </table:table-cell>
          <table:table-cell table:style-name="Таблица49.A2" office:value-type="string">
            <text:p text:style-name="P8">RD</text:p>
          </table:table-cell>
          <table:table-cell table:style-name="Таблица49.F2" office:value-type="string">
            <text:p text:style-name="P8">CPU read data</text:p>
          </table:table-cell>
        </table:table-row>
        <table:table-row>
          <table:table-cell table:style-name="Таблица49.A2" office:value-type="string">
            <text:p text:style-name="P8">A19</text:p>
          </table:table-cell>
          <table:table-cell table:style-name="Таблица49.A2" office:value-type="string">
            <text:p text:style-name="P8">BUSRQ</text:p>
          </table:table-cell>
          <table:table-cell table:style-name="Таблица49.A2" office:value-type="string">
            <text:p text:style-name="P8">CPU bus request</text:p>
          </table:table-cell>
          <table:table-cell table:style-name="Таблица49.A2" office:value-type="string">
            <text:p text:style-name="P8">B19</text:p>
          </table:table-cell>
          <table:table-cell table:style-name="Таблица49.A2" office:value-type="string">
            <text:p text:style-name="P8">WR</text:p>
          </table:table-cell>
          <table:table-cell table:style-name="Таблица49.F2" office:value-type="string">
            <text:p text:style-name="P8">CPU write data</text:p>
          </table:table-cell>
        </table:table-row>
        <table:table-row>
          <table:table-cell table:style-name="Таблица49.A2" office:value-type="string">
            <text:p text:style-name="P8">A20</text:p>
          </table:table-cell>
          <table:table-cell table:style-name="Таблица49.A2" office:value-type="string">
            <text:p text:style-name="P8">RES</text:p>
          </table:table-cell>
          <table:table-cell table:style-name="Таблица49.A2" office:value-type="string">
            <text:p text:style-name="P8">Reset</text:p>
          </table:table-cell>
          <table:table-cell table:style-name="Таблица49.A2" office:value-type="string">
            <text:p text:style-name="P8">B20</text:p>
          </table:table-cell>
          <table:table-cell table:style-name="Таблица49.A2" office:value-type="string">
            <text:p text:style-name="P8"/>
          </table:table-cell>
          <table:table-cell table:style-name="Таблица49.F2" office:value-type="string">
            <text:p text:style-name="P8">Not used</text:p>
          </table:table-cell>
        </table:table-row>
        <text:soft-page-break/>
        <table:table-row>
          <table:table-cell table:style-name="Таблица49.A2" office:value-type="string">
            <text:p text:style-name="P8">A21</text:p>
          </table:table-cell>
          <table:table-cell table:style-name="Таблица49.A2" office:value-type="string">
            <text:p text:style-name="P8">A7</text:p>
          </table:table-cell>
          <table:table-cell table:style-name="Таблица49.A2" office:value-type="string">
            <text:p text:style-name="P8">7 address line of CPU</text:p>
          </table:table-cell>
          <table:table-cell table:style-name="Таблица49.A2" office:value-type="string">
            <text:p text:style-name="P8">B21</text:p>
          </table:table-cell>
          <table:table-cell table:style-name="Таблица49.A2" office:value-type="string">
            <text:p text:style-name="P8">WAIT</text:p>
          </table:table-cell>
          <table:table-cell table:style-name="Таблица49.F2" office:value-type="string">
            <text:p text:style-name="P8">CPU wait</text:p>
          </table:table-cell>
        </table:table-row>
        <table:table-row>
          <table:table-cell table:style-name="Таблица49.A2" office:value-type="string">
            <text:p text:style-name="P8">A22</text:p>
          </table:table-cell>
          <table:table-cell table:style-name="Таблица49.A2" office:value-type="string">
            <text:p text:style-name="P8">A6</text:p>
          </table:table-cell>
          <table:table-cell table:style-name="Таблица49.A2" office:value-type="string">
            <text:p text:style-name="P8">6 address line of CPU</text:p>
          </table:table-cell>
          <table:table-cell table:style-name="Таблица49.A2" office:value-type="string">
            <text:p text:style-name="P8">B22</text:p>
          </table:table-cell>
          <table:table-cell table:style-name="Таблица49.A2" office:value-type="string">
            <text:p text:style-name="P8"/>
          </table:table-cell>
          <table:table-cell table:style-name="Таблица49.F2" office:value-type="string">
            <text:p text:style-name="P8">Not used</text:p>
          </table:table-cell>
        </table:table-row>
        <table:table-row>
          <table:table-cell table:style-name="Таблица49.A2" office:value-type="string">
            <text:p text:style-name="P8">A23</text:p>
          </table:table-cell>
          <table:table-cell table:style-name="Таблица49.A2" office:value-type="string">
            <text:p text:style-name="P8">A5</text:p>
          </table:table-cell>
          <table:table-cell table:style-name="Таблица49.A2" office:value-type="string">
            <text:p text:style-name="P8">5 address line of CPU</text:p>
          </table:table-cell>
          <table:table-cell table:style-name="Таблица49.A2" office:value-type="string">
            <text:p text:style-name="P8">B23</text:p>
          </table:table-cell>
          <table:table-cell table:style-name="Таблица49.A2" office:value-type="string">
            <text:p text:style-name="P8"/>
          </table:table-cell>
          <table:table-cell table:style-name="Таблица49.F2" office:value-type="string">
            <text:p text:style-name="P8">Not used</text:p>
          </table:table-cell>
        </table:table-row>
        <table:table-row>
          <table:table-cell table:style-name="Таблица49.A2" office:value-type="string">
            <text:p text:style-name="P8">A24</text:p>
          </table:table-cell>
          <table:table-cell table:style-name="Таблица49.A2" office:value-type="string">
            <text:p text:style-name="P8">A4</text:p>
          </table:table-cell>
          <table:table-cell table:style-name="Таблица49.A2" office:value-type="string">
            <text:p text:style-name="P8">4 address line of CPU</text:p>
          </table:table-cell>
          <table:table-cell table:style-name="Таблица49.A2" office:value-type="string">
            <text:p text:style-name="P8">B24</text:p>
          </table:table-cell>
          <table:table-cell table:style-name="Таблица49.A2" office:value-type="string">
            <text:p text:style-name="P8">M1</text:p>
          </table:table-cell>
          <table:table-cell table:style-name="Таблица49.F2" office:value-type="string">
            <text:p text:style-name="P8">M1 state of CPU</text:p>
          </table:table-cell>
        </table:table-row>
        <table:table-row>
          <table:table-cell table:style-name="Таблица49.A2" office:value-type="string">
            <text:p text:style-name="P8">A25</text:p>
          </table:table-cell>
          <table:table-cell table:style-name="Таблица49.A2" office:value-type="string">
            <text:p text:style-name="P8">CSROM</text:p>
          </table:table-cell>
          <table:table-cell table:style-name="Таблица49.A2" office:value-type="string">
            <text:p text:style-name="P8">ROM selected</text:p>
          </table:table-cell>
          <table:table-cell table:style-name="Таблица49.A2" office:value-type="string">
            <text:p text:style-name="P8">B25</text:p>
          </table:table-cell>
          <table:table-cell table:style-name="Таблица49.A2" office:value-type="string">
            <text:p text:style-name="P8">RFSH</text:p>
          </table:table-cell>
          <table:table-cell table:style-name="Таблица49.F2" office:value-type="string">
            <text:p text:style-name="P8">Refresh</text:p>
          </table:table-cell>
        </table:table-row>
        <table:table-row>
          <table:table-cell table:style-name="Таблица49.A2" office:value-type="string">
            <text:p text:style-name="P8">A26</text:p>
          </table:table-cell>
          <table:table-cell table:style-name="Таблица49.A2" office:value-type="string">
            <text:p text:style-name="P8">BUSAK</text:p>
          </table:table-cell>
          <table:table-cell table:style-name="Таблица49.A2" office:value-type="string">
            <text:p text:style-name="P8">CPU bus acknowledge</text:p>
          </table:table-cell>
          <table:table-cell table:style-name="Таблица49.A2" office:value-type="string">
            <text:p text:style-name="P8">B26</text:p>
          </table:table-cell>
          <table:table-cell table:style-name="Таблица49.A2" office:value-type="string">
            <text:p text:style-name="P8">A8</text:p>
          </table:table-cell>
          <table:table-cell table:style-name="Таблица49.F2" office:value-type="string">
            <text:p text:style-name="P8">8 address line of CPU</text:p>
          </table:table-cell>
        </table:table-row>
        <table:table-row>
          <table:table-cell table:style-name="Таблица49.A2" office:value-type="string">
            <text:p text:style-name="P8">A27</text:p>
          </table:table-cell>
          <table:table-cell table:style-name="Таблица49.A2" office:value-type="string">
            <text:p text:style-name="P8">A9</text:p>
          </table:table-cell>
          <table:table-cell table:style-name="Таблица49.A2" office:value-type="string">
            <text:p text:style-name="P8">9 address line of CPU</text:p>
          </table:table-cell>
          <table:table-cell table:style-name="Таблица49.A2" office:value-type="string">
            <text:p text:style-name="P8">B27</text:p>
          </table:table-cell>
          <table:table-cell table:style-name="Таблица49.A2" office:value-type="string">
            <text:p text:style-name="P8">A10</text:p>
          </table:table-cell>
          <table:table-cell table:style-name="Таблица49.F2" office:value-type="string">
            <text:p text:style-name="P8">10 address line of CPU</text:p>
          </table:table-cell>
        </table:table-row>
        <table:table-row>
          <table:table-cell table:style-name="Таблица49.A2" office:value-type="string">
            <text:p text:style-name="P8">A28</text:p>
          </table:table-cell>
          <table:table-cell table:style-name="Таблица49.A2" office:value-type="string">
            <text:p text:style-name="P8">A11</text:p>
          </table:table-cell>
          <table:table-cell table:style-name="Таблица49.A2" office:value-type="string">
            <text:p text:style-name="P8">11 address line of CPU</text:p>
          </table:table-cell>
          <table:table-cell table:style-name="Таблица49.A2" office:value-type="string">
            <text:p text:style-name="P8">B28</text:p>
          </table:table-cell>
          <table:table-cell table:style-name="Таблица49.A2" office:value-type="string">
            <text:p text:style-name="P8">+5V</text:p>
          </table:table-cell>
          <table:table-cell table:style-name="Таблица49.F2" office:value-type="string">
            <text:p text:style-name="P8">Power +5V</text:p>
          </table:table-cell>
        </table:table-row>
        <table:table-row>
          <table:table-cell table:style-name="Таблица49.A2" office:value-type="string">
            <text:p text:style-name="P8">A29</text:p>
          </table:table-cell>
          <table:table-cell table:style-name="Таблица49.A2" office:value-type="string">
            <text:p text:style-name="P8">+5V</text:p>
          </table:table-cell>
          <table:table-cell table:style-name="Таблица49.A2" office:value-type="string">
            <text:p text:style-name="P8">Power +5V</text:p>
          </table:table-cell>
          <table:table-cell table:style-name="Таблица49.A2" office:value-type="string">
            <text:p text:style-name="P8">B29</text:p>
          </table:table-cell>
          <table:table-cell table:style-name="Таблица49.A2" office:value-type="string">
            <text:p text:style-name="P8">+12V</text:p>
          </table:table-cell>
          <table:table-cell table:style-name="Таблица49.F2" office:value-type="string">
            <text:p text:style-name="P8">Power +12V</text:p>
          </table:table-cell>
        </table:table-row>
        <table:table-row>
          <table:table-cell table:style-name="Таблица49.A2" office:value-type="string">
            <text:p text:style-name="P8">A30</text:p>
          </table:table-cell>
          <table:table-cell table:style-name="Таблица49.A2" office:value-type="string">
            <text:p text:style-name="P8">GND</text:p>
          </table:table-cell>
          <table:table-cell table:style-name="Таблица49.A2" office:value-type="string">
            <text:p text:style-name="P8">Ground</text:p>
          </table:table-cell>
          <table:table-cell table:style-name="Таблица49.A2" office:value-type="string">
            <text:p text:style-name="P8">B30</text:p>
          </table:table-cell>
          <table:table-cell table:style-name="Таблица49.A2" office:value-type="string">
            <text:p text:style-name="P8">GND</text:p>
          </table:table-cell>
          <table:table-cell table:style-name="Таблица49.F2" office:value-type="string">
            <text:p text:style-name="P8">Ground</text:p>
          </table:table-cell>
        </table:table-row>
        <table:table-row>
          <table:table-cell table:style-name="Таблица49.A2" office:value-type="string">
            <text:p text:style-name="P8">A31</text:p>
          </table:table-cell>
          <table:table-cell table:style-name="Таблица49.A2" office:value-type="string">
            <text:p text:style-name="P8"/>
          </table:table-cell>
          <table:table-cell table:style-name="Таблица49.A2" office:value-type="string">
            <text:p text:style-name="P8">On XS1: IORQGE2</text:p>
            <text:p text:style-name="P8">On XS2: not used</text:p>
          </table:table-cell>
          <table:table-cell table:style-name="Таблица49.A2" office:value-type="string">
            <text:p text:style-name="P8">B31</text:p>
          </table:table-cell>
          <table:table-cell table:style-name="Таблица49.A2" office:value-type="string">
            <text:p text:style-name="P8"/>
          </table:table-cell>
          <table:table-cell table:style-name="Таблица49.F2" office:value-type="string">
            <text:p text:style-name="P8">On XS1: IORQ2</text:p>
            <text:p text:style-name="P8">On XS2: not used</text:p>
          </table:table-cell>
        </table:table-row>
      </table:table>
      <text:p text:style-name="Standard"/>
      <text:p text:style-name="Standard"/>
      <text:h text:style-name="P12" text:outline-level="1">Installation ZX Evolution to miniITX/microATX/ATX case</text:h>
      <text:p text:style-name="Text_20_body">ZX Evolution board designed for easy installing to miniITX, microATX or ATX case.</text:p>
      <text:p text:style-name="Text_20_body"><text:span text:style-name="T5">Warning:</text:span> ZX Evolution not complected with brackets and fixates. </text:p>
      <text:p text:style-name="Text_20_body">Steps:</text:p>
      <text:list xml:id="list31524782" text:style-name="L2">
        <text:list-item>
          <text:p text:style-name="P17">Set CR2032 battery or compatible to GB1 holder on board.</text:p>
        </text:list-item>
        <text:list-item>
          <text:p text:style-name="P17">Set board to cases frame. Set frame into case. Connectors (<text:span text:style-name="T1">X21, X10, X7, X13, X6, XSD1, X11</text:span>) must placed to “window” on rear side of case.</text:p>
        </text:list-item>
        <text:list-item>
          <text:p text:style-name="P17">Connect cases power supply to PWR2.</text:p>
        </text:list-item>
        <text:list-item>
          <text:p text:style-name="P17">Connect RES SW (from «Reset» button on case) to J9 (hard reset) on board.</text:p>
        </text:list-item>
        <text:list-item>
          <text:p text:style-name="P17">Connect PWR SW (from «Power» button on case) to J6 (soft reset) on board.</text:p>
        </text:list-item>
        <text:list-item>
          <text:p text:style-name="P17">Connect IDE LED (from «Ide» led on case) to VD3<text:note text:id="ftn3" text:note-class="footnote"><text:note-citation>3</text:note-citation><text:note-body>
        <text:p text:style-name="Footnote">If set contacts instead VD3 led on board (for example boards from NedoPC).</text:p></text:note-body></text:note> on board (positive contact have square pad).</text:p>
        </text:list-item>
        <text:list-item>
          <text:p text:style-name="P17">Connect PWR LED (from «Power» led on case) to VD6<text:note text:id="ftn4" text:note-class="footnote"><text:note-citation>4</text:note-citation><text:note-body>
        <text:p text:style-name="Footnote">If set contacts instead VD6 led on board (for example boards from NedoPC).</text:p></text:note-body></text:note> on board (positive contact have square pad).</text:p>
        </text:list-item>
        <text:list-item>
          <text:p text:style-name="P17">Set floppy drive(s)<text:note text:id="ftn5" text:note-class="footnote"><text:note-citation>5</text:note-citation><text:note-body>
        <text:p text:style-name="Footnote">Floppy drive is not mandatory, ZX Evolution work normally without it.</text:p></text:note-body></text:note> into case, connect power supply to drive(s) and connect to X1 via ribbon cable.<text:line-break/><text:span text:style-name="T5">Warning:</text:span> Ribbon cable of floppy drive not compatible with standard PC ribbon cable. Scheme of ribbon cable see in appendix.</text:p>
        </text:list-item>
        <text:list-item>
          <text:p text:style-name="P17">Set IDE drive(s)<text:note text:id="ftn6" text:note-class="footnote"><text:note-citation>6</text:note-citation><text:note-body>
        <text:p text:style-name="Footnote">IDE drive is not mandatory, ZX Evolution work normally without it.</text:p></text:note-body></text:note> into case, connect power supply to drive(s) connect to X2 via ribbon cable.<text:line-break/><text:span text:style-name="T5">Warning:</text:span> Installing two IDE drives may be only in master/slave mode.</text:p>
        </text:list-item>
      </text:list>
      <text:p text:style-name="Text_20_body"/>
      <text:p text:style-name="Text_20_body"/>
      <text:h text:style-name="P12" text:outline-level="1">ZX Evolution firmwares</text:h>
      <text:p text:style-name="Text_20_body">ZX Evolution content MCU ATMEGA128 and EPROM 29F040.</text:p>
      <text:p text:style-name="Text_20_body">MCU ATMEGA128 is next functionality:</text:p>
      <text:list xml:id="list31505337" text:style-name="L3">
        <text:list-item>
          <text:p text:style-name="P18">Control peripheral devices, convert interfaces to ZX Spectrum standarts;</text:p>
        </text:list-item>
        <text:list-item>
          <text:p text:style-name="P18">Load configuration to <text:s/>EP1K50QC208 on power up or «hardware» reset of ZX Evolution;</text:p>
        </text:list-item>
        <text:list-item>
          <text:p text:style-name="P18">Update firmwares.</text:p>
        </text:list-item>
      </text:list>
      <text:p text:style-name="Text_20_body">Firmware ATMEGA128 content two parts:</text:p>
      <text:list xml:id="list31499921" text:style-name="L4">
        <text:list-item>
          <text:p text:style-name="P19"><text:span text:style-name="T5">BOOTLOADER</text:span> – non-modified part for update or modify other firmware part of MCU (see documentation of bootloader<text:note text:id="ftn7" text:note-class="footnote"><text:note-citation>7</text:note-citation><text:note-body>
        <text:p text:style-name="Footnote">http://www.nedopc.com/zxevo/rom/zxevo_firmware_update_eng.pdf</text:p></text:note-body></text:note>). This part flashed by special MCU-programmer device. You can update bootloader on new release only via special MCU-programmer device.</text:p>
        </text:list-item>
        <text:list-item>
          <text:p text:style-name="P19"><text:span text:style-name="T5">Configuration</text:span> – part, whose control peripheral devices and load EP1K50QC208. Some developers can to create different configurations. Exist service configuration for tuning and testing ZX Evolution board. Configurations stores in special file <text:span text:style-name="T5">zxevo_fw.bin</text:span> .</text:p>
        </text:list-item>
      </text:list>
      <text:p text:style-name="Text_20_body"><text:span text:style-name="T5">Warning:</text:span> NedoPC support two configurations:</text:p>
      <text:list xml:id="list31525923" text:style-name="L5">
        <text:list-item>
          <text:p text:style-name="P20"><text:span text:style-name="T5">TEST&amp;SERVICE</text:span> – configuration for tuning and testing ZX Evolution after soldering. This configuration can flash EPROM 29F040;</text:p>
        </text:list-item>
        <text:list-item>
          <text:p text:style-name="P20"><text:span text:style-name="T5">BASECONF</text:span> – base configuration. This configuration is base and example for <text:span text:style-name="T1">ZX Evolution</text:span>. Base configuration developed by NedoPC. Other developers can use source of base configuration like example for own configurations.</text:p>
        </text:list-item>
      </text:list>
      <text:p text:style-name="Text_20_body"><text:span text:style-name="T2">Warning</text:span><text:span text:style-name="T5">:</text:span> NedoPC not support configurations from other developers and not guaranteed correct <text:s/>functionality of ZX Evolution.</text:p>
      <text:p text:style-name="Text_20_body">EPROM 29F040 content Z80 subprograms for working ZX Evolution in ZX Spectrum mode (Basic48, Basic128, TRDOS and etc). Flashing image stored in binary file <text:span text:style-name="T5">zxevo.rom <text:s/>(</text:span><text:span text:style-name="T4">size of image must </text:span>correspond size of EPROM 29F040). Other developers may arrange of EPROMs content on own needs. </text:p>
      <text:p text:style-name="Text_20_body">You can use <text:span text:style-name="T5">TEST&amp;SERVICE </text:span><text:span text:style-name="T4">configuration for flashing or updating EPROM</text:span>:</text:p>
      <text:list xml:id="list31520845" text:style-name="L6">
        <text:list-item>
          <text:p text:style-name="P21">Upload <text:span text:style-name="T5">TEST&amp;SERVICE </text:span><text:span text:style-name="T4">configuration to ZX Evolution </text:span>via <text:span text:style-name="T5">BOOTLOADER</text:span>;</text:p>
        </text:list-item>
        <text:list-item>
          <text:p text:style-name="P21">Copy <text:span text:style-name="T5">zxevo.rom</text:span> to SD memory card and set it on ZX Evolution;</text:p>
        </text:list-item>
        <text:list-item>
          <text:p text:style-name="P21">Select “update” menu in <text:span text:style-name="T5">TEST&amp;SERVICE </text:span><text:span text:style-name="T4">configuration and flash</text:span> EPROM;</text:p>
        </text:list-item>
        <text:list-item>
          <text:p text:style-name="P21">Upload working configuration (for example <text:span text:style-name="T5">BASECONF</text:span><text:span text:style-name="T7">) </text:span><text:span text:style-name="T3">via</text:span> <text:span text:style-name="T5">BOOTLOADER</text:span> to ZX Evolution.</text:p>
        </text:list-item>
      </text:list>
      <text:p text:style-name="Text_20_body"><text:span text:style-name="T5">Warning:</text:span> NedoPC version of EPROM image based on E<text:span text:style-name="T5">VO RESET SERVICE</text:span>. This version of EPROM used in couple with <text:span text:style-name="T2">BASECONF</text:span><text:span text:style-name="T1"> configuration from NedoPC.</text:span> Updating new version <text:span text:style-name="T5">BASECONF</text:span> and EPROM image recommend in same time, cause new version of <text:span text:style-name="T5">BASECONF</text:span> may not work with old version of EPROM and vise verse. <text:span text:style-name="T5">EVO RESET SERVICE </text:span><text:span text:style-name="T4">can update EPROM in itself</text:span> (see documentation).</text:p>
      <text:h text:style-name="P12" text:outline-level="1">Appendix 1. Connecting display</text:h>
      <text:p text:style-name="Text_20_body">ZX Evolution can to use two types of monitors:</text:p>
      <text:list xml:id="list31518618" text:style-name="L7">
        <text:list-item>
          <text:p text:style-name="P22">VGA monitors;</text:p>
        </text:list-item>
        <text:list-item>
          <text:p text:style-name="P22">TV-monitors.</text:p>
        </text:list-item>
      </text:list>
      <text:p text:style-name="Text_20_body">VGA monitors connect via VGA (X7) connector on ZX Evolution.</text:p>
      <text:p text:style-name="Text_20_body"><text:span text:style-name="T2">Warning</text:span><text:span text:style-name="T5">:</text:span> Switch VGA/TV mode of ZX Evolution by “Scroll Lock” keyboard button (If you use BASECONF firmware from NedoPC). “Scroll Lock” keyboards indicator light in VGA mode.</text:p>
      <text:p text:style-name="Text_20_body"><text:span text:style-name="T5">Warning:</text:span> VGA monitor must support 48.8 Hz for using with ZX Evolution. List of supported monitors are in ZX Evolution project page<text:note text:id="ftn8" text:note-class="footnote"><text:note-citation>8</text:note-citation><text:note-body>
      <text:p text:style-name="Footnote">http://www.nedopc.com/zxevo/zxevo_supported_monitors.pdf</text:p></text:note-body></text:note>.</text:p>
      <text:p text:style-name="Text_20_body">ZX Evolution revision С content special connector <text:span text:style-name="T6">(</text:span><text:span text:style-name="T1">X8, X9</text:span><text:span text:style-name="T6">)</text:span> for RGB TV monitor<text:span text:style-name="T6">.</text:span> You can connect monitor via SCART-RGB connector on TV or via PAL-coder<text:note text:id="ftn9" text:note-class="footnote"><text:note-citation>9</text:note-citation><text:note-body>
      <text:p text:style-name="Footnote">http://www.nedopc.com/PALCODER/palcoder.php</text:p></text:note-body></text:note>. </text:p>
      <table:table table:name="Таблица1" table:style-name="Таблица1">
        <table:table-column table:style-name="Таблица1.A"/>
        <table:table-column table:style-name="Таблица1.B"/>
        <table:table-row>
          <table:table-cell table:style-name="Таблица1.A1" office:value-type="string">
            <text:p text:style-name="Table_20_Contents"><draw:frame draw:style-name="fr2" draw:name="Графический объект4" text:anchor-type="paragraph" svg:width="3.427cm" svg:height="4.84cm" draw:z-index="25"><draw:image xlink:href="Pictures/2000011B00000D63000012E8E2656A73.svm" xlink:type="simple" xlink:show="embed" xlink:actuate="onLoad"/>
       </draw:frame></text:p>
          </table:table-cell>
          <table:table-cell table:style-name="Таблица1.A1" office:value-type="string">
            <text:p text:style-name="Table_20_Contents">Connecting via PAL-coder require special cable like shown in scheme.</text:p>
          </table:table-cell>
        </table:table-row>
        <table:table-row>
          <table:table-cell table:style-name="Таблица1.A1" office:value-type="string">
            <text:p text:style-name="Table_20_Contents"><draw:frame draw:style-name="fr8" draw:name="Графический объект22" text:anchor-type="paragraph" svg:width="5.382cm" svg:height="5.285cm" draw:z-index="24"><draw:image xlink:href="Pictures/200001740000162C000015C7EE662F73.svm" xlink:type="simple" xlink:show="embed" xlink:actuate="onLoad"/>
       </draw:frame></text:p>
          </table:table-cell>
          <table:table-cell table:style-name="Таблица1.A1" office:value-type="string">
            <text:p text:style-name="Table_20_Contents">Connecting via SCART require special cable like shown in scheme.</text:p>
            <text:p text:style-name="Table_20_Contents"><text:span text:style-name="T5">Warning:</text:span> TV monitor must support RGB mode in SCART.</text:p>
            <text:p text:style-name="Table_20_Contents"/>
          </table:table-cell>
        </table:table-row>
      </table:table>
      <text:p text:style-name="Text_20_body">You can use VGA (X7) connector for connecting TV-monitors. <text:span text:style-name="T1">You must short J2 and J3 for required signals (composite synchronization and +5V power) on X7 in this case.</text:span></text:p>
      <text:h text:style-name="P12" text:outline-level="1">Appendix 2. Floppy drive</text:h>
      <text:p text:style-name="Text_20_body">Floppy controller on ZX Evolution distinguish from PC controller in selecting drives method. Floppy controller based on WDC1793 support up to four floppy drives.</text:p>
      <text:p text:style-name="Text_20_body">PC floppy drives is selected like “B” drive on ZX Evolution by default. For connecting two drives to ZX Evolution use special ribbon cable:</text:p>
      <text:p text:style-name="Text_20_body"><draw:frame draw:style-name="fr5" draw:name="Графический объект28" text:anchor-type="paragraph" svg:width="13.444cm" svg:height="7.539cm" draw:z-index="14"><draw:image xlink:href="Pictures/2000039C0000348500001D7381608C71.svm" xlink:type="simple" xlink:show="embed" xlink:actuate="onLoad"/>
    </draw:frame></text:p>
      <text:p text:style-name="Text_20_body">TRDOS use double density (DD) diskettes. Some modern floppy drives not support DD diskettes, it need to correcting hardware.</text:p>
      <text:p text:style-name="Text_20_body">Close hole by non-transparent glue-tape on HD 3.5 diskettes for using it in DD mode (floppy drive detect it like double density diskette).</text:p>
      <text:p text:style-name="Text_20_body"><draw:frame draw:style-name="fr5" draw:name="Графический объект24" text:anchor-type="paragraph" svg:width="6.054cm" svg:height="7.489cm" draw:z-index="27"><draw:image xlink:href="Pictures/2000004A00001C2B000025700CE9E153.svm" xlink:type="simple" xlink:show="embed" xlink:actuate="onLoad"/>
    </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tyle="italic" style:font-style-asian="italic" style:font-style-complex="italic"/>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ZX Evolution. User manual</text:p>
      </style:header>
      <style:footer>
        <text:p text:style-name="MP2"><text:page-number text:select-page="current">6</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V </meta:initial-creator>
    <meta:creation-date>2010-01-05T22:44:39.75</meta:creation-date>
    <meta:generator>OpenOffice.org/3.3$Win32 OpenOffice.org_project/330m20$Build-9567</meta:generator>
    <dc:date>2011-09-10T11:39:19.85</dc:date>
    <dc:creator>CHRV </dc:creator>
    <meta:editing-duration>P1DT19H19M23S</meta:editing-duration>
    <meta:editing-cycles>102</meta:editing-cycles>
    <meta:printed-by>CHRV </meta:printed-by>
    <meta:print-date>2010-01-26T17:34:26.81</meta:print-date>
    <meta:document-statistic meta:table-count="41" meta:image-count="27" meta:object-count="0" meta:page-count="19" meta:paragraph-count="1220" meta:word-count="3397" meta:character-count="17955"/>
  </office:meta>
</office:document-meta>
</file>